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2" svg:font-family="FreeSans" style:font-family-generic="swiss"/>
    <style:font-face style:name="Liberation Sans1" svg:font-family="'Liberation Sans'" style:font-family-generic="swiss"/>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0pt" fo:language="en" fo:country="US" style:font-size-asian="10pt" style:font-size-complex="10pt"/>
    </style:style>
    <style:style style:name="P2" style:family="paragraph" style:parent-style-name="Standard">
      <style:text-properties style:font-name="Liberation Sans" fo:font-size="10pt" fo:language="en" fo:country="US" officeooo:rsid="005c1065" officeooo:paragraph-rsid="005c1065" style:font-size-asian="10pt" style:font-size-complex="10pt"/>
    </style:style>
    <style:style style:name="P3" style:family="paragraph" style:parent-style-name="Standard">
      <style:text-properties style:font-name="Liberation Sans" fo:font-size="10pt" fo:language="en" fo:country="US" officeooo:paragraph-rsid="0069ece3" style:font-size-asian="10pt" style:font-size-complex="10pt"/>
    </style:style>
    <style:style style:name="P4" style:family="paragraph" style:parent-style-name="Standard">
      <style:text-properties style:font-name="Liberation Sans" fo:font-size="10pt" fo:language="en" fo:country="US" officeooo:paragraph-rsid="00629f5b" style:font-size-asian="10pt" style:font-size-complex="10pt"/>
    </style:style>
    <style:style style:name="P5" style:family="paragraph" style:parent-style-name="Standard">
      <style:text-properties style:font-name="Liberation Sans" fo:font-size="10pt" fo:language="en" fo:country="US" officeooo:rsid="00114b91" officeooo:paragraph-rsid="0032f0e7" style:font-size-asian="10pt" style:font-size-complex="10pt"/>
    </style:style>
    <style:style style:name="P6" style:family="paragraph" style:parent-style-name="Standard">
      <style:text-properties style:font-name="Liberation Sans" fo:font-size="10pt" fo:language="en" fo:country="US" officeooo:rsid="00114b91" officeooo:paragraph-rsid="0011f110" style:font-size-asian="10pt" style:font-size-complex="10pt"/>
    </style:style>
    <style:style style:name="P7" style:family="paragraph" style:parent-style-name="Standard">
      <style:text-properties style:font-name="Liberation Sans" fo:font-size="10pt" fo:language="en" fo:country="US" officeooo:rsid="00114b91" officeooo:paragraph-rsid="001d2303" style:font-size-asian="10pt" style:font-size-complex="10pt"/>
    </style:style>
    <style:style style:name="P8" style:family="paragraph" style:parent-style-name="Standard">
      <style:text-properties style:font-name="Liberation Sans" fo:font-size="10pt" fo:language="en" fo:country="US" officeooo:rsid="00114b91" officeooo:paragraph-rsid="00135142" style:font-size-asian="10pt" style:font-size-complex="10pt"/>
    </style:style>
    <style:style style:name="P9" style:family="paragraph" style:parent-style-name="Standard">
      <style:text-properties style:font-name="Liberation Sans" fo:font-size="10pt" fo:language="en" fo:country="US" officeooo:rsid="00114b91" officeooo:paragraph-rsid="003b9ac0" style:font-size-asian="10pt" style:font-size-complex="10pt"/>
    </style:style>
    <style:style style:name="P10" style:family="paragraph" style:parent-style-name="Standard">
      <style:text-properties style:font-name="Liberation Sans" fo:font-size="10pt" fo:language="en" fo:country="US" officeooo:rsid="00114b91" officeooo:paragraph-rsid="0060739a" style:font-size-asian="10pt" style:font-size-complex="10pt"/>
    </style:style>
    <style:style style:name="P11" style:family="paragraph" style:parent-style-name="Standard">
      <style:text-properties style:font-name="Liberation Sans" fo:font-size="10pt" fo:language="en" fo:country="US" officeooo:rsid="0022982b" officeooo:paragraph-rsid="007941e1" style:font-size-asian="10pt" style:font-size-complex="10pt"/>
    </style:style>
    <style:style style:name="P12" style:family="paragraph" style:parent-style-name="Standard">
      <style:text-properties style:font-name="Liberation Sans" fo:font-size="10pt" fo:language="en" fo:country="US" officeooo:rsid="0022982b" officeooo:paragraph-rsid="0025b985" style:font-size-asian="10pt" style:font-size-complex="10pt"/>
    </style:style>
    <style:style style:name="P13" style:family="paragraph" style:parent-style-name="Standard">
      <style:text-properties style:font-name="Liberation Sans" fo:font-size="10pt" fo:language="en" fo:country="US" officeooo:rsid="0022982b" officeooo:paragraph-rsid="0025cde9" style:font-size-asian="10pt" style:font-size-complex="10pt"/>
    </style:style>
    <style:style style:name="P14" style:family="paragraph" style:parent-style-name="Standard">
      <style:text-properties style:font-name="Liberation Sans" fo:font-size="10pt" fo:language="en" fo:country="US" officeooo:rsid="0022982b" officeooo:paragraph-rsid="00d226c3" style:font-size-asian="10pt" style:font-size-complex="10pt"/>
    </style:style>
    <style:style style:name="P15" style:family="paragraph" style:parent-style-name="Standard">
      <style:text-properties style:font-name="Liberation Sans" fo:font-size="10pt" fo:language="en" fo:country="US" officeooo:rsid="0022982b" officeooo:paragraph-rsid="00d376ab" style:font-size-asian="10pt" style:font-size-complex="10pt"/>
    </style:style>
    <style:style style:name="P16" style:family="paragraph" style:parent-style-name="Standard">
      <style:text-properties style:font-name="Liberation Sans" fo:font-size="10pt" fo:language="en" fo:country="US" officeooo:paragraph-rsid="0054c479" style:font-size-asian="10pt" style:font-size-complex="10pt"/>
    </style:style>
    <style:style style:name="P17" style:family="paragraph" style:parent-style-name="Standard">
      <style:text-properties style:font-name="Liberation Sans" fo:font-size="10pt" fo:language="en" fo:country="US" officeooo:rsid="00583896" officeooo:paragraph-rsid="00583896" style:font-size-asian="10pt" style:font-size-complex="10pt"/>
    </style:style>
    <style:style style:name="P18" style:family="paragraph" style:parent-style-name="Standard">
      <style:text-properties style:font-name="Liberation Sans" fo:font-size="10pt" fo:language="en" fo:country="US" officeooo:rsid="00583896" officeooo:paragraph-rsid="0068fed3" style:font-size-asian="10pt" style:font-size-complex="10pt"/>
    </style:style>
    <style:style style:name="P19" style:family="paragraph" style:parent-style-name="Standard">
      <style:text-properties style:font-name="Liberation Sans" fo:font-size="10pt" fo:language="en" fo:country="US" officeooo:rsid="0054c479" officeooo:paragraph-rsid="0054c479" style:font-size-asian="10pt" style:font-size-complex="10pt"/>
    </style:style>
    <style:style style:name="P20" style:family="paragraph" style:parent-style-name="Standard">
      <style:text-properties style:font-name="Liberation Sans" fo:font-size="10pt" fo:language="en" fo:country="US" officeooo:rsid="0054c479" officeooo:paragraph-rsid="006d5a67" style:font-size-asian="10pt" style:font-size-complex="10pt"/>
    </style:style>
    <style:style style:name="P21" style:family="paragraph" style:parent-style-name="Standard">
      <style:text-properties style:font-name="Liberation Sans" fo:font-size="10pt" fo:language="en" fo:country="US" officeooo:rsid="0054c479" officeooo:paragraph-rsid="01151b17" style:font-size-asian="10pt" style:font-size-complex="10pt"/>
    </style:style>
    <style:style style:name="P22" style:family="paragraph" style:parent-style-name="Standard">
      <style:text-properties style:font-name="Liberation Sans" fo:font-size="10pt" fo:language="en" fo:country="US" officeooo:rsid="00551321" officeooo:paragraph-rsid="00551321" style:font-size-asian="10pt" style:font-size-complex="10pt"/>
    </style:style>
    <style:style style:name="P23" style:family="paragraph" style:parent-style-name="Standard">
      <style:text-properties style:font-name="Liberation Sans" fo:font-size="10pt" fo:language="en" fo:country="US" officeooo:paragraph-rsid="005b1887" style:font-size-asian="10pt" style:font-size-complex="10pt"/>
    </style:style>
    <style:style style:name="P24" style:family="paragraph" style:parent-style-name="Standard">
      <style:text-properties style:font-name="Liberation Sans" fo:font-size="10pt" fo:language="en" fo:country="US" officeooo:paragraph-rsid="00844f6b" style:font-size-asian="10pt" style:font-size-complex="10pt"/>
    </style:style>
    <style:style style:name="P25" style:family="paragraph" style:parent-style-name="Standard">
      <style:text-properties style:font-name="Liberation Sans" fo:font-size="10pt" fo:language="en" fo:country="US" officeooo:rsid="00987bcd" officeooo:paragraph-rsid="00987bcd" style:font-size-asian="10pt" style:font-size-complex="10pt"/>
    </style:style>
    <style:style style:name="P26" style:family="paragraph" style:parent-style-name="Standard">
      <style:text-properties style:font-name="Liberation Sans" fo:font-size="10pt" fo:language="en" fo:country="US" officeooo:paragraph-rsid="00987bcd" style:font-size-asian="10pt" style:font-size-complex="10pt"/>
    </style:style>
    <style:style style:name="P27" style:family="paragraph" style:parent-style-name="Standard">
      <style:text-properties style:font-name="Liberation Sans" fo:font-size="10pt" fo:language="en" fo:country="US" officeooo:paragraph-rsid="00b10780" style:font-size-asian="10pt" style:font-size-complex="10pt"/>
    </style:style>
    <style:style style:name="P28" style:family="paragraph" style:parent-style-name="Standard">
      <style:text-properties style:font-name="Liberation Sans" fo:font-size="10pt" fo:language="en" fo:country="US" officeooo:paragraph-rsid="00b5ac80" style:font-size-asian="10pt" style:font-size-complex="10pt"/>
    </style:style>
    <style:style style:name="P29" style:family="paragraph" style:parent-style-name="Standard">
      <style:text-properties style:font-name="Liberation Sans" fo:font-size="10pt" fo:language="en" fo:country="US" officeooo:rsid="009822b7" officeooo:paragraph-rsid="00d14837" style:font-size-asian="10pt" style:font-size-complex="10pt"/>
    </style:style>
    <style:style style:name="P30" style:family="paragraph" style:parent-style-name="Standard">
      <style:text-properties style:font-name="Liberation Sans" fo:font-size="10pt" fo:language="en" fo:country="US" officeooo:rsid="009822b7" officeooo:paragraph-rsid="00f5888d" style:font-size-asian="10pt" style:font-size-complex="10pt"/>
    </style:style>
    <style:style style:name="P31" style:family="paragraph" style:parent-style-name="Standard">
      <style:text-properties style:font-name="Liberation Sans" fo:font-size="10pt" fo:language="en" fo:country="US" officeooo:paragraph-rsid="00d14837" style:font-size-asian="10pt" style:font-size-complex="10pt"/>
    </style:style>
    <style:style style:name="P32" style:family="paragraph" style:parent-style-name="Standard">
      <style:text-properties style:font-name="Liberation Sans" fo:font-size="10pt" fo:language="en" fo:country="US" officeooo:paragraph-rsid="00d226c3" style:font-size-asian="10pt" style:font-size-complex="10pt"/>
    </style:style>
    <style:style style:name="P33" style:family="paragraph" style:parent-style-name="Standard">
      <style:text-properties style:font-name="Liberation Sans" fo:font-size="10pt" fo:language="en" fo:country="US" officeooo:paragraph-rsid="00d376ab" style:font-size-asian="10pt" style:font-size-complex="10pt"/>
    </style:style>
    <style:style style:name="P34" style:family="paragraph" style:parent-style-name="Standard">
      <style:text-properties style:font-name="Liberation Sans" fo:font-size="10pt" fo:language="en" fo:country="US" officeooo:paragraph-rsid="00efb16a" style:font-size-asian="10pt" style:font-size-complex="10pt"/>
    </style:style>
    <style:style style:name="P35" style:family="paragraph" style:parent-style-name="Standard">
      <style:text-properties style:font-name="Liberation Sans" fo:font-size="10pt" fo:language="en" fo:country="US" officeooo:paragraph-rsid="00efc30f" style:font-size-asian="10pt" style:font-size-complex="10pt"/>
    </style:style>
    <style:style style:name="P36" style:family="paragraph" style:parent-style-name="Standard">
      <style:text-properties style:font-name="Liberation Sans" fo:font-size="10pt" fo:language="en" fo:country="US" officeooo:paragraph-rsid="00f2c970" style:font-size-asian="10pt" style:font-size-complex="10pt"/>
    </style:style>
    <style:style style:name="P37" style:family="paragraph" style:parent-style-name="Standard">
      <style:text-properties style:font-name="Liberation Sans" fo:font-size="10pt" fo:language="en" fo:country="US" officeooo:paragraph-rsid="00f47e0b" style:font-size-asian="10pt" style:font-size-complex="10pt"/>
    </style:style>
    <style:style style:name="P38" style:family="paragraph" style:parent-style-name="Standard">
      <style:text-properties style:font-name="Liberation Sans" fo:font-size="10pt" fo:language="en" fo:country="US" officeooo:rsid="00fa08e8" officeooo:paragraph-rsid="00fa08e8" style:font-size-asian="10pt" style:font-size-complex="10pt"/>
    </style:style>
    <style:style style:name="P39" style:family="paragraph" style:parent-style-name="Standard">
      <style:text-properties style:font-name="Liberation Sans" fo:font-size="10pt" fo:language="en" fo:country="US" officeooo:rsid="00fa59ce" officeooo:paragraph-rsid="00fa59ce" style:font-size-asian="10pt" style:font-size-complex="10pt"/>
    </style:style>
    <style:style style:name="P40" style:family="paragraph" style:parent-style-name="Standard">
      <style:text-properties style:font-name="Liberation Sans" fo:font-size="10pt" fo:language="en" fo:country="US" officeooo:rsid="00fb5c83" officeooo:paragraph-rsid="00fb5c83" style:font-size-asian="10pt" style:font-size-complex="10pt"/>
    </style:style>
    <style:style style:name="P41" style:family="paragraph" style:parent-style-name="Standard">
      <style:text-properties style:font-name="Liberation Sans" fo:font-size="10pt" fo:language="en" fo:country="US" officeooo:paragraph-rsid="0112266d" style:font-size-asian="10pt" style:font-size-complex="10pt"/>
    </style:style>
    <style:style style:name="P42" style:family="paragraph" style:parent-style-name="Standard">
      <style:text-properties style:font-name="Liberation Sans" fo:font-size="10pt" fo:language="en" fo:country="US" fo:font-weight="normal" officeooo:rsid="0056cf35" officeooo:paragraph-rsid="0068fed3" style:font-size-asian="10pt" style:font-weight-asian="normal" style:font-size-complex="10pt" style:font-weight-complex="normal"/>
    </style:style>
    <style:style style:name="P43" style:family="paragraph" style:parent-style-name="Standard">
      <style:text-properties style:font-name="Liberation Sans" fo:font-size="10pt" fo:language="en" fo:country="US" fo:font-weight="normal" officeooo:rsid="0056cf35" officeooo:paragraph-rsid="005b1887" style:font-size-asian="10pt" style:font-weight-asian="normal" style:font-size-complex="10pt" style:font-weight-complex="normal"/>
    </style:style>
    <style:style style:name="P44" style:family="paragraph" style:parent-style-name="Standard">
      <style:text-properties style:font-name="Liberation Sans" fo:font-size="10pt" fo:language="en" fo:country="US" fo:font-weight="normal" officeooo:rsid="005b1887" officeooo:paragraph-rsid="005b1887" style:font-size-asian="10pt" style:font-weight-asian="normal" style:font-size-complex="10pt" style:font-weight-complex="normal"/>
    </style:style>
    <style:style style:name="P45" style:family="paragraph" style:parent-style-name="Standard">
      <style:text-properties style:font-name="Liberation Sans" fo:font-size="10pt" fo:language="en" fo:country="US" fo:font-weight="normal" officeooo:rsid="00921dfb" officeooo:paragraph-rsid="0103cf83" style:font-size-asian="10pt" style:font-weight-asian="normal" style:font-size-complex="10pt" style:font-weight-complex="normal"/>
    </style:style>
    <style:style style:name="P46" style:family="paragraph" style:parent-style-name="Standard">
      <style:text-properties style:font-name="Liberation Sans" fo:font-size="10pt" fo:language="en" fo:country="US" fo:font-weight="normal" officeooo:rsid="007f8963" officeooo:paragraph-rsid="0103cf83" style:font-size-asian="10pt" style:font-weight-asian="normal" style:font-size-complex="10pt" style:font-weight-complex="normal"/>
    </style:style>
    <style:style style:name="P47" style:family="paragraph" style:parent-style-name="Standard">
      <style:text-properties style:font-name="Liberation Sans" fo:font-size="10pt" fo:language="en" fo:country="US" fo:font-weight="normal" officeooo:rsid="00938b8a" officeooo:paragraph-rsid="0103cf83" style:font-size-asian="10pt" style:font-weight-asian="normal" style:font-size-complex="10pt" style:font-weight-complex="normal"/>
    </style:style>
    <style:style style:name="P48" style:family="paragraph" style:parent-style-name="Standard">
      <style:text-properties style:font-name="Liberation Sans" fo:font-size="10pt" fo:language="en" fo:country="US" style:font-size-asian="8.75pt" style:font-size-complex="10pt"/>
    </style:style>
    <style:style style:name="P49" style:family="paragraph" style:parent-style-name="Standard">
      <style:text-properties style:font-name="Liberation Sans" fo:font-size="10pt" fo:language="en" fo:country="US" fo:font-weight="bold" officeooo:rsid="007f8963" officeooo:paragraph-rsid="007f8963" style:font-size-asian="10pt" style:font-weight-asian="bold" style:font-size-complex="10pt" style:font-weight-complex="bold"/>
    </style:style>
    <style:style style:name="P50" style:family="paragraph" style:parent-style-name="Standard">
      <style:text-properties style:font-name="Liberation Sans" fo:font-size="10pt" fo:language="en" fo:country="US" fo:font-weight="bold" officeooo:rsid="007f8963" officeooo:paragraph-rsid="0103cf83" style:font-size-asian="10pt" style:font-weight-asian="bold" style:font-size-complex="10pt" style:font-weight-complex="bold"/>
    </style:style>
    <style:style style:name="P51" style:family="paragraph" style:parent-style-name="Standard">
      <style:text-properties style:font-name="Liberation Sans" fo:font-size="10pt" fo:language="en" fo:country="US" fo:font-weight="bold" officeooo:rsid="007f8963" officeooo:paragraph-rsid="007e53ff" style:font-size-asian="10pt" style:font-weight-asian="bold" style:font-size-complex="10pt" style:font-weight-complex="bold"/>
    </style:style>
    <style:style style:name="P52" style:family="paragraph" style:parent-style-name="Standard">
      <style:text-properties style:font-name="Liberation Sans" fo:font-size="10pt" fo:language="en" fo:country="US" fo:font-weight="bold" officeooo:rsid="00f47e0b" officeooo:paragraph-rsid="00f47e0b" style:font-size-asian="10pt" style:font-weight-asian="bold" style:font-size-complex="10pt" style:font-weight-complex="bold"/>
    </style:style>
    <style:style style:name="P53" style:family="paragraph" style:parent-style-name="Standard">
      <style:text-properties style:font-name="Liberation Sans" fo:font-size="10pt" fo:language="en" fo:country="US" fo:font-weight="bold" officeooo:rsid="00fa59ce" officeooo:paragraph-rsid="00fa59ce" style:font-size-asian="10pt" style:font-weight-asian="bold" style:font-size-complex="10pt" style:font-weight-complex="bold"/>
    </style:style>
    <style:style style:name="P54" style:family="paragraph" style:parent-style-name="Standard">
      <style:text-properties style:font-name="Liberation Sans" fo:font-size="10pt" fo:language="en" fo:country="US" fo:font-style="italic" officeooo:rsid="00f871c0" officeooo:paragraph-rsid="00fa08e8" style:font-size-asian="10pt" style:font-style-asian="italic" style:font-size-complex="10pt" style:font-style-complex="italic"/>
    </style:style>
    <style:style style:name="P55" style:family="paragraph" style:parent-style-name="Standard">
      <style:text-properties style:font-name="Liberation Sans" fo:font-size="12pt" fo:language="en" fo:country="US" fo:font-weight="bold" style:font-size-asian="12pt" style:font-weight-asian="bold" style:font-size-complex="12pt" style:font-weight-complex="bold"/>
    </style:style>
    <style:style style:name="P56" style:family="paragraph" style:parent-style-name="Standard">
      <style:text-properties style:font-name="Liberation Sans" fo:font-size="12pt" fo:language="en" fo:country="US" fo:font-weight="bold" officeooo:paragraph-rsid="00510c20" style:font-size-asian="12pt" style:font-weight-asian="bold" style:font-size-complex="12pt" style:font-weight-complex="bold"/>
    </style:style>
    <style:style style:name="P57" style:family="paragraph" style:parent-style-name="Standard">
      <style:text-properties style:font-name="Liberation Sans" fo:font-size="12pt" fo:language="en" fo:country="US" fo:font-weight="bold" officeooo:rsid="004dcd95" officeooo:paragraph-rsid="00104f1f" style:font-size-asian="12pt" style:font-weight-asian="bold" style:font-size-complex="12pt" style:font-weight-complex="bold"/>
    </style:style>
    <style:style style:name="P58" style:family="paragraph" style:parent-style-name="Standard">
      <style:text-properties style:font-name="Liberation Sans" fo:font-size="12pt" fo:language="en" fo:country="US" fo:font-weight="bold" officeooo:rsid="00524a1d" officeooo:paragraph-rsid="00524a1d" style:font-size-asian="10.5pt" style:font-weight-asian="bold" style:font-size-complex="12pt" style:font-weight-complex="bold"/>
    </style:style>
    <style:style style:name="P59" style:family="paragraph" style:parent-style-name="Standard">
      <style:text-properties style:font-name="Liberation Sans" fo:font-size="12pt" fo:language="en" fo:country="US" fo:font-weight="normal" officeooo:rsid="00524a1d" officeooo:paragraph-rsid="005b1887" style:font-size-asian="10.5pt" style:font-weight-asian="normal" style:font-size-complex="12pt" style:font-weight-complex="normal"/>
    </style:style>
    <style:style style:name="P60" style:family="paragraph" style:parent-style-name="Standard">
      <style:text-properties style:text-position="0% 100%" style:font-name="Liberation Sans" fo:font-size="10pt" fo:language="en" fo:country="US" officeooo:rsid="00104f1f" officeooo:paragraph-rsid="0032f0e7" style:font-size-asian="10pt" style:font-size-complex="10pt"/>
    </style:style>
    <style:style style:name="P61" style:family="paragraph" style:parent-style-name="Standard">
      <style:text-properties style:text-position="0% 100%" style:font-name="Liberation Sans" fo:font-size="10pt" fo:language="en" fo:country="US" officeooo:rsid="00104f1f" officeooo:paragraph-rsid="00104f1f" style:font-size-asian="10pt" style:font-size-complex="10pt"/>
    </style:style>
    <style:style style:name="P62" style:family="paragraph" style:parent-style-name="Standard">
      <style:text-properties style:text-position="0% 100%" style:font-name="Liberation Sans" fo:font-size="10pt" fo:language="en" fo:country="US" officeooo:rsid="00114b91" officeooo:paragraph-rsid="0032f0e7" style:font-size-asian="10pt" style:font-size-complex="10pt"/>
    </style:style>
    <style:style style:name="P63" style:family="paragraph" style:parent-style-name="Standard">
      <style:text-properties style:text-position="0% 100%" style:font-name="Liberation Sans" fo:font-size="10pt" fo:language="en" fo:country="US" officeooo:rsid="00114b91" officeooo:paragraph-rsid="00114b91" style:font-size-asian="10pt" style:font-size-complex="10pt"/>
    </style:style>
    <style:style style:name="P64" style:family="paragraph" style:parent-style-name="Standard">
      <style:text-properties style:text-position="0% 100%" style:font-name="Liberation Sans" fo:font-size="10pt" fo:language="en" fo:country="US" officeooo:rsid="00114b91" officeooo:paragraph-rsid="0011f110" style:font-size-asian="10pt" style:font-size-complex="10pt"/>
    </style:style>
    <style:style style:name="P65" style:family="paragraph" style:parent-style-name="Standard">
      <style:text-properties style:text-position="0% 100%" style:font-name="Liberation Sans" fo:font-size="10pt" fo:language="en" fo:country="US" officeooo:rsid="00114b91" officeooo:paragraph-rsid="00c6c305" style:font-size-asian="10pt" style:font-size-complex="10pt"/>
    </style:style>
    <style:style style:name="P66" style:family="paragraph" style:parent-style-name="Standard">
      <style:text-properties style:text-position="0% 100%" style:font-name="Liberation Sans" fo:font-size="10pt" fo:language="en" fo:country="US" officeooo:rsid="00114b91" officeooo:paragraph-rsid="01086f43" style:font-size-asian="10pt" style:font-size-complex="10pt"/>
    </style:style>
    <style:style style:name="P67" style:family="paragraph" style:parent-style-name="Standard">
      <style:text-properties style:text-position="0% 100%" style:font-name="Liberation Sans" fo:font-size="10pt" fo:language="en" fo:country="US" officeooo:rsid="0011f110" officeooo:paragraph-rsid="0032f0e7" style:font-size-asian="10pt" style:font-size-complex="10pt"/>
    </style:style>
    <style:style style:name="P68" style:family="paragraph" style:parent-style-name="Standard">
      <style:text-properties style:text-position="0% 100%" style:font-name="Liberation Sans" fo:font-size="10pt" fo:language="en" fo:country="US" officeooo:rsid="0011f110" officeooo:paragraph-rsid="0011f110" style:font-size-asian="10pt" style:font-size-complex="10pt"/>
    </style:style>
    <style:style style:name="P69" style:family="paragraph" style:parent-style-name="Standard">
      <style:text-properties style:text-position="0% 100%" style:font-name="Liberation Sans" fo:font-size="10pt" fo:language="en" fo:country="US" officeooo:rsid="001d2303" style:font-size-asian="10pt" style:font-size-complex="10pt"/>
    </style:style>
    <style:style style:name="P70" style:family="paragraph" style:parent-style-name="Standard">
      <style:text-properties style:text-position="0% 100%" style:font-name="Liberation Sans" fo:font-size="10pt" fo:language="en" fo:country="US" officeooo:rsid="001d2303" officeooo:paragraph-rsid="0032f0e7" style:font-size-asian="10pt" style:font-size-complex="10pt"/>
    </style:style>
    <style:style style:name="P71" style:family="paragraph" style:parent-style-name="Standard">
      <style:text-properties style:text-position="0% 100%" style:font-name="Liberation Sans" fo:font-size="10pt" fo:language="en" fo:country="US" officeooo:rsid="001d2303" officeooo:paragraph-rsid="00332b0b" style:font-size-asian="10pt" style:font-size-complex="10pt"/>
    </style:style>
    <style:style style:name="P72" style:family="paragraph" style:parent-style-name="Standard">
      <style:text-properties style:text-position="0% 100%" style:font-name="Liberation Sans" fo:font-size="10pt" fo:language="en" fo:country="US" officeooo:rsid="001d2303" officeooo:paragraph-rsid="00344165" style:font-size-asian="10pt" style:font-size-complex="10pt"/>
    </style:style>
    <style:style style:name="P73" style:family="paragraph" style:parent-style-name="Standard">
      <style:text-properties style:text-position="0% 100%" style:font-name="Liberation Sans" fo:font-size="10pt" fo:language="en" fo:country="US" officeooo:rsid="001d2303" officeooo:paragraph-rsid="007941e1" style:font-size-asian="10pt" style:font-size-complex="10pt"/>
    </style:style>
    <style:style style:name="P74" style:family="paragraph" style:parent-style-name="Standard">
      <style:text-properties style:text-position="0% 100%" style:font-name="Liberation Sans" fo:font-size="10pt" fo:language="en" fo:country="US" officeooo:rsid="001d2303" officeooo:paragraph-rsid="001d2303" style:font-size-asian="10pt" style:font-size-complex="10pt"/>
    </style:style>
    <style:style style:name="P75" style:family="paragraph" style:parent-style-name="Standard">
      <style:text-properties style:text-position="0% 100%" style:font-name="Liberation Sans" fo:font-size="10pt" fo:language="en" fo:country="US" officeooo:rsid="001d2303" officeooo:paragraph-rsid="001e9fb4" style:font-size-asian="10pt" style:font-size-complex="10pt"/>
    </style:style>
    <style:style style:name="P76" style:family="paragraph" style:parent-style-name="Standard">
      <style:text-properties style:text-position="0% 100%" style:font-name="Liberation Sans" fo:font-size="10pt" fo:language="en" fo:country="US" officeooo:rsid="001d2303" officeooo:paragraph-rsid="002d345f" style:font-size-asian="10pt" style:font-size-complex="10pt"/>
    </style:style>
    <style:style style:name="P77" style:family="paragraph" style:parent-style-name="Standard">
      <style:text-properties style:text-position="0% 100%" style:font-name="Liberation Sans" fo:font-size="10pt" fo:language="en" fo:country="US" officeooo:rsid="001d2303" officeooo:paragraph-rsid="0028c42f" style:font-size-asian="10pt" style:font-size-complex="10pt"/>
    </style:style>
    <style:style style:name="P78" style:family="paragraph" style:parent-style-name="Standard">
      <style:text-properties style:text-position="0% 100%" style:font-name="Liberation Sans" fo:font-size="10pt" fo:language="en" fo:country="US" officeooo:rsid="001d2303" officeooo:paragraph-rsid="006e658b" style:font-size-asian="10pt" style:font-size-complex="10pt"/>
    </style:style>
    <style:style style:name="P79" style:family="paragraph" style:parent-style-name="Standard">
      <style:text-properties style:text-position="0% 100%" style:font-name="Liberation Sans" fo:font-size="10pt" fo:language="en" fo:country="US" officeooo:rsid="001d2303" officeooo:paragraph-rsid="00700fdf" style:font-size-asian="10pt" style:font-size-complex="10pt"/>
    </style:style>
    <style:style style:name="P80" style:family="paragraph" style:parent-style-name="Standard">
      <style:text-properties style:text-position="0% 100%" style:font-name="Liberation Sans" fo:font-size="10pt" fo:language="en" fo:country="US" officeooo:rsid="001d2303" officeooo:paragraph-rsid="0060739a" style:font-size-asian="10pt" style:font-size-complex="10pt"/>
    </style:style>
    <style:style style:name="P81" style:family="paragraph" style:parent-style-name="Standard">
      <style:text-properties style:text-position="0% 100%" style:font-name="Liberation Sans" fo:font-size="10pt" fo:language="en" fo:country="US" officeooo:rsid="001d2303" officeooo:paragraph-rsid="00629f5b" style:font-size-asian="10pt" style:font-size-complex="10pt"/>
    </style:style>
    <style:style style:name="P82" style:family="paragraph" style:parent-style-name="Standard">
      <style:text-properties style:text-position="0% 100%" style:font-name="Liberation Sans" fo:font-size="10pt" fo:language="en" fo:country="US" officeooo:rsid="001d2303" officeooo:paragraph-rsid="0084e05f" style:font-size-asian="10pt" style:font-size-complex="10pt"/>
    </style:style>
    <style:style style:name="P83" style:family="paragraph" style:parent-style-name="Standard">
      <style:text-properties style:text-position="0% 100%" style:font-name="Liberation Sans" fo:font-size="10pt" fo:language="en" fo:country="US" officeooo:rsid="001d2303" officeooo:paragraph-rsid="008aa0dc" style:font-size-asian="10pt" style:font-size-complex="10pt"/>
    </style:style>
    <style:style style:name="P84" style:family="paragraph" style:parent-style-name="Standard">
      <style:text-properties style:text-position="0% 100%" style:font-name="Liberation Sans" fo:font-size="10pt" fo:language="en" fo:country="US" officeooo:rsid="001d2303" officeooo:paragraph-rsid="008b43aa" style:font-size-asian="10pt" style:font-size-complex="10pt"/>
    </style:style>
    <style:style style:name="P85" style:family="paragraph" style:parent-style-name="Standard">
      <style:text-properties style:text-position="0% 100%" style:font-name="Liberation Sans" fo:font-size="10pt" fo:language="en" fo:country="US" officeooo:rsid="001d2303" officeooo:paragraph-rsid="00a54e80" style:font-size-asian="10pt" style:font-size-complex="10pt"/>
    </style:style>
    <style:style style:name="P86" style:family="paragraph" style:parent-style-name="Standard">
      <style:text-properties style:text-position="0% 100%" style:font-name="Liberation Sans" fo:font-size="10pt" fo:language="en" fo:country="US" officeooo:rsid="001d2303" officeooo:paragraph-rsid="00d226c3" style:font-size-asian="10pt" style:font-size-complex="10pt"/>
    </style:style>
    <style:style style:name="P87" style:family="paragraph" style:parent-style-name="Standard">
      <style:text-properties style:text-position="0% 100%" style:font-name="Liberation Sans" fo:font-size="10pt" fo:language="en" fo:country="US" officeooo:rsid="001d2303" officeooo:paragraph-rsid="00d376ab" style:font-size-asian="10pt" style:font-size-complex="10pt"/>
    </style:style>
    <style:style style:name="P88" style:family="paragraph" style:parent-style-name="Standard">
      <style:text-properties style:text-position="0% 100%" style:font-name="Liberation Sans" fo:font-size="10pt" fo:language="en" fo:country="US" officeooo:rsid="001d2303" officeooo:paragraph-rsid="00dda21f" style:font-size-asian="10pt" style:font-size-complex="10pt"/>
    </style:style>
    <style:style style:name="P89" style:family="paragraph" style:parent-style-name="Standard">
      <style:text-properties style:text-position="0% 100%" style:font-name="Liberation Sans" fo:font-size="10pt" fo:language="en" fo:country="US" officeooo:rsid="001d2303" officeooo:paragraph-rsid="00e312f6" style:font-size-asian="10pt" style:font-size-complex="10pt"/>
    </style:style>
    <style:style style:name="P90" style:family="paragraph" style:parent-style-name="Standard">
      <style:text-properties style:text-position="0% 100%" style:font-name="Liberation Sans" fo:font-size="10pt" fo:language="en" fo:country="US" officeooo:rsid="001d2303" officeooo:paragraph-rsid="00e7da66" style:font-size-asian="10pt" style:font-size-complex="10pt"/>
    </style:style>
    <style:style style:name="P91" style:family="paragraph" style:parent-style-name="Standard">
      <style:text-properties style:text-position="0% 100%" style:font-name="Liberation Sans" fo:font-size="10pt" fo:language="en" fo:country="US" officeooo:rsid="001d2303" officeooo:paragraph-rsid="01086f43" style:font-size-asian="10pt" style:font-size-complex="10pt"/>
    </style:style>
    <style:style style:name="P92" style:family="paragraph" style:parent-style-name="Standard">
      <style:text-properties style:text-position="0% 100%" style:font-name="Liberation Sans" fo:font-size="10pt" fo:language="en" fo:country="US" officeooo:rsid="001129a8" officeooo:paragraph-rsid="001129a8" style:font-size-asian="10pt" style:font-size-complex="10pt"/>
    </style:style>
    <style:style style:name="P93" style:family="paragraph" style:parent-style-name="Standard">
      <style:text-properties style:text-position="0% 100%" style:font-name="Liberation Sans" fo:font-size="10pt" fo:language="en" fo:country="US" officeooo:rsid="001129a8" officeooo:paragraph-rsid="006d5a67" style:font-size-asian="10pt" style:font-size-complex="10pt"/>
    </style:style>
    <style:style style:name="P94" style:family="paragraph" style:parent-style-name="Standard">
      <style:text-properties style:text-position="0% 100%" style:font-name="Liberation Sans" fo:font-size="10pt" fo:language="en" fo:country="US" officeooo:rsid="001129a8" officeooo:paragraph-rsid="0060739a" style:font-size-asian="10pt" style:font-size-complex="10pt"/>
    </style:style>
    <style:style style:name="P95" style:family="paragraph" style:parent-style-name="Standard">
      <style:text-properties style:text-position="0% 100%" style:font-name="Liberation Sans" fo:font-size="10pt" fo:language="en" fo:country="US" officeooo:rsid="001129a8" officeooo:paragraph-rsid="0100c081" style:font-size-asian="10pt" style:font-size-complex="10pt"/>
    </style:style>
    <style:style style:name="P96" style:family="paragraph" style:parent-style-name="Standard">
      <style:text-properties style:text-position="0% 100%" style:font-name="Liberation Sans" fo:font-size="10pt" fo:language="en" fo:country="US" officeooo:rsid="001129a8" officeooo:paragraph-rsid="00abf6a3" style:font-size-asian="10pt" style:font-size-complex="10pt"/>
    </style:style>
    <style:style style:name="P97" style:family="paragraph" style:parent-style-name="Standard">
      <style:text-properties style:text-position="0% 100%" style:font-name="Liberation Sans" fo:font-size="10pt" fo:language="en" fo:country="US" officeooo:rsid="001129a8" officeooo:paragraph-rsid="01086f43" style:font-size-asian="10pt" style:font-size-complex="10pt"/>
    </style:style>
    <style:style style:name="P98" style:family="paragraph" style:parent-style-name="Standard">
      <style:text-properties style:text-position="0% 100%" style:font-name="Liberation Sans" fo:font-size="10pt" fo:language="en" fo:country="US" officeooo:rsid="0022982b" officeooo:paragraph-rsid="0036ddee" style:font-size-asian="10pt" style:font-size-complex="10pt"/>
    </style:style>
    <style:style style:name="P99" style:family="paragraph" style:parent-style-name="Standard">
      <style:text-properties style:text-position="0% 100%" style:font-name="Liberation Sans" fo:font-size="10pt" fo:language="en" fo:country="US" officeooo:rsid="0022982b" officeooo:paragraph-rsid="003a4944" style:font-size-asian="10pt" style:font-size-complex="10pt"/>
    </style:style>
    <style:style style:name="P100" style:family="paragraph" style:parent-style-name="Standard">
      <style:text-properties style:text-position="0% 100%" style:font-name="Liberation Sans" fo:font-size="10pt" fo:language="en" fo:country="US" officeooo:rsid="0022982b" officeooo:paragraph-rsid="003adb71" style:font-size-asian="10pt" style:font-size-complex="10pt"/>
    </style:style>
    <style:style style:name="P101" style:family="paragraph" style:parent-style-name="Standard">
      <style:text-properties style:text-position="0% 100%" style:font-name="Liberation Sans" fo:font-size="10pt" fo:language="en" fo:country="US" officeooo:rsid="0022982b" officeooo:paragraph-rsid="002c0254" style:font-size-asian="10pt" style:font-size-complex="10pt"/>
    </style:style>
    <style:style style:name="P102" style:family="paragraph" style:parent-style-name="Standard">
      <style:text-properties style:text-position="0% 100%" style:font-name="Liberation Sans" fo:font-size="10pt" fo:language="en" fo:country="US" officeooo:rsid="0022982b" officeooo:paragraph-rsid="0025cde9" style:font-size-asian="10pt" style:font-size-complex="10pt"/>
    </style:style>
    <style:style style:name="P103" style:family="paragraph" style:parent-style-name="Standard">
      <style:text-properties style:text-position="0% 100%" style:font-name="Liberation Sans" fo:font-size="10pt" fo:language="en" fo:country="US" officeooo:rsid="0022982b" officeooo:paragraph-rsid="00d226c3" style:font-size-asian="10pt" style:font-size-complex="10pt"/>
    </style:style>
    <style:style style:name="P104" style:family="paragraph" style:parent-style-name="Standard">
      <style:text-properties style:text-position="0% 100%" style:font-name="Liberation Sans" fo:font-size="10pt" fo:language="en" fo:country="US" officeooo:rsid="0022982b" officeooo:paragraph-rsid="00d376ab" style:font-size-asian="10pt" style:font-size-complex="10pt"/>
    </style:style>
    <style:style style:name="P105" style:family="paragraph" style:parent-style-name="Standard">
      <style:text-properties style:text-position="0% 100%" style:font-name="Liberation Sans" fo:font-size="10pt" fo:language="en" fo:country="US" officeooo:rsid="0022982b" officeooo:paragraph-rsid="008aa0dc" style:font-size-asian="10pt" style:font-size-complex="10pt"/>
    </style:style>
    <style:style style:name="P106" style:family="paragraph" style:parent-style-name="Standard">
      <style:text-properties style:text-position="0% 100%" style:font-name="Liberation Sans" fo:font-size="10pt" fo:language="en" fo:country="US" officeooo:rsid="0022982b" officeooo:paragraph-rsid="00dda21f" style:font-size-asian="10pt" style:font-size-complex="10pt"/>
    </style:style>
    <style:style style:name="P107" style:family="paragraph" style:parent-style-name="Standard">
      <style:text-properties style:text-position="0% 100%" style:font-name="Liberation Sans" fo:font-size="10pt" fo:language="en" fo:country="US" officeooo:rsid="0022982b" officeooo:paragraph-rsid="008b43aa" style:font-size-asian="10pt" style:font-size-complex="10pt"/>
    </style:style>
    <style:style style:name="P108" style:family="paragraph" style:parent-style-name="Standard">
      <style:text-properties style:text-position="0% 100%" style:font-name="Liberation Sans" fo:font-size="10pt" fo:language="en" fo:country="US" officeooo:rsid="0022982b" officeooo:paragraph-rsid="00e312f6" style:font-size-asian="10pt" style:font-size-complex="10pt"/>
    </style:style>
    <style:style style:name="P109" style:family="paragraph" style:parent-style-name="Standard">
      <style:text-properties style:text-position="0% 100%" style:font-name="Liberation Sans" fo:font-size="10pt" fo:language="en" fo:country="US" officeooo:rsid="0022982b" officeooo:paragraph-rsid="00e7da66" style:font-size-asian="10pt" style:font-size-complex="10pt"/>
    </style:style>
    <style:style style:name="P110" style:family="paragraph" style:parent-style-name="Standard">
      <style:text-properties style:text-position="0% 100%" style:font-name="Liberation Sans" fo:font-size="10pt" fo:language="en" fo:country="US" officeooo:rsid="00a24691" officeooo:paragraph-rsid="00abf6a3" style:font-size-asian="10pt" style:font-size-complex="10pt"/>
    </style:style>
    <style:style style:name="P111" style:family="paragraph" style:parent-style-name="Standard">
      <style:text-properties style:text-position="0% 100%" style:font-name="Liberation Sans" fo:font-size="10pt" fo:language="en" fo:country="US" fo:font-weight="normal" officeooo:rsid="001129a8" officeooo:paragraph-rsid="003a4944" style:font-size-asian="10pt" style:font-weight-asian="normal" style:font-size-complex="10pt" style:font-weight-complex="normal"/>
    </style:style>
    <style:style style:name="P112" style:family="paragraph" style:parent-style-name="Standard">
      <style:text-properties style:text-position="0% 100%" style:font-name="Liberation Sans" fo:font-size="10pt" fo:language="en" fo:country="US" fo:font-weight="normal" officeooo:rsid="001129a8" officeooo:paragraph-rsid="005c1065" style:font-size-asian="10pt" style:font-weight-asian="normal" style:font-size-complex="10pt" style:font-weight-complex="normal"/>
    </style:style>
    <style:style style:name="P113" style:family="paragraph" style:parent-style-name="Standard">
      <style:text-properties style:text-position="0% 100%" style:font-name="Liberation Sans" fo:font-size="10pt" fo:language="en" fo:country="US" fo:font-weight="normal" officeooo:rsid="001129a8" officeooo:paragraph-rsid="00d376ab" style:font-size-asian="10pt" style:font-weight-asian="normal" style:font-size-complex="10pt" style:font-weight-complex="normal"/>
    </style:style>
    <style:style style:name="P114" style:family="paragraph" style:parent-style-name="Standard">
      <style:text-properties style:text-position="0% 100%" style:font-name="Liberation Sans" fo:font-size="10pt" fo:language="en" fo:country="US" fo:font-weight="normal" officeooo:rsid="001129a8" officeooo:paragraph-rsid="01086f43" style:font-size-asian="10pt" style:font-weight-asian="normal" style:font-size-complex="10pt" style:font-weight-complex="normal"/>
    </style:style>
    <style:style style:name="P115" style:family="paragraph" style:parent-style-name="Standard">
      <style:text-properties style:text-position="0% 100%" style:font-name="Liberation Sans" fo:font-size="10pt" fo:language="en" fo:country="US" fo:font-weight="normal" officeooo:rsid="00114b91" officeooo:paragraph-rsid="00332b0b" style:font-size-asian="10pt" style:font-weight-asian="normal" style:font-size-complex="10pt" style:font-weight-complex="normal"/>
    </style:style>
    <style:style style:name="P116" style:family="paragraph" style:parent-style-name="Standard">
      <style:text-properties style:text-position="0% 100%" style:font-name="Liberation Sans" fo:font-size="10pt" fo:language="en" fo:country="US" fo:font-weight="normal" officeooo:rsid="00114b91" officeooo:paragraph-rsid="00daa25b" style:font-size-asian="10pt" style:font-weight-asian="normal" style:font-size-complex="10pt" style:font-weight-complex="normal"/>
    </style:style>
    <style:style style:name="P117" style:family="paragraph" style:parent-style-name="Standard">
      <style:text-properties style:text-position="0% 100%" style:font-name="Liberation Sans" fo:font-size="10pt" fo:language="en" fo:country="US" fo:font-weight="normal" officeooo:rsid="00361b38" officeooo:paragraph-rsid="00361b38" style:font-size-asian="10pt" style:font-weight-asian="normal" style:font-size-complex="10pt" style:font-weight-complex="normal"/>
    </style:style>
    <style:style style:name="P118" style:family="paragraph" style:parent-style-name="Standard">
      <style:text-properties style:text-position="0% 100%" style:font-name="Liberation Sans" fo:font-size="10pt" fo:language="en" fo:country="US" fo:font-weight="normal" officeooo:rsid="00361b38" officeooo:paragraph-rsid="00d376ab" style:font-size-asian="10pt" style:font-weight-asian="normal" style:font-size-complex="10pt" style:font-weight-complex="normal"/>
    </style:style>
    <style:style style:name="P119" style:family="paragraph" style:parent-style-name="Standard">
      <style:text-properties style:text-position="0% 100%" style:font-name="Liberation Sans" fo:font-size="10pt" fo:language="en" fo:country="US" fo:font-weight="normal" officeooo:rsid="0025b985" officeooo:paragraph-rsid="003adb71" style:font-size-asian="10pt" style:font-weight-asian="normal" style:font-size-complex="10pt" style:font-weight-complex="normal"/>
    </style:style>
    <style:style style:name="P120" style:family="paragraph" style:parent-style-name="Standard">
      <style:text-properties style:text-position="0% 100%" style:font-name="Liberation Sans" fo:font-size="10pt" fo:language="en" fo:country="US" fo:font-weight="normal" officeooo:rsid="0025b985" officeooo:paragraph-rsid="00d376ab" style:font-size-asian="10pt" style:font-weight-asian="normal" style:font-size-complex="10pt" style:font-weight-complex="normal"/>
    </style:style>
    <style:style style:name="P121" style:family="paragraph" style:parent-style-name="Standard">
      <style:text-properties style:text-position="0% 100%" style:font-name="Liberation Sans" fo:font-size="10pt" fo:language="en" fo:country="US" fo:font-weight="normal" officeooo:rsid="001d2303" officeooo:paragraph-rsid="006d5a67" style:font-size-asian="10pt" style:font-weight-asian="normal" style:font-size-complex="10pt" style:font-weight-complex="normal"/>
    </style:style>
    <style:style style:name="P122" style:family="paragraph" style:parent-style-name="Standard">
      <style:text-properties style:text-position="0% 100%" style:font-name="Liberation Sans" fo:font-size="10pt" fo:language="en" fo:country="US" fo:font-weight="normal" officeooo:rsid="001d2303" officeooo:paragraph-rsid="006ee7f3" style:font-size-asian="10pt" style:font-weight-asian="normal" style:font-size-complex="10pt" style:font-weight-complex="normal"/>
    </style:style>
    <style:style style:name="P123" style:family="paragraph" style:parent-style-name="Standard">
      <style:text-properties style:text-position="0% 100%" style:font-name="Liberation Sans" fo:font-size="10pt" fo:language="en" fo:country="US" fo:font-weight="normal" officeooo:rsid="001d2303" officeooo:paragraph-rsid="006b5d3c" style:font-size-asian="10pt" style:font-weight-asian="normal" style:font-size-complex="10pt" style:font-weight-complex="normal"/>
    </style:style>
    <style:style style:name="P124" style:family="paragraph" style:parent-style-name="Standard">
      <style:text-properties style:text-position="0% 100%" style:font-name="Liberation Sans" fo:font-size="10pt" fo:language="en" fo:country="US" fo:font-weight="normal" officeooo:rsid="001d2303" officeooo:paragraph-rsid="0060739a" style:font-size-asian="10pt" style:font-weight-asian="normal" style:font-size-complex="10pt" style:font-weight-complex="normal"/>
    </style:style>
    <style:style style:name="P125" style:family="paragraph" style:parent-style-name="Standard">
      <style:text-properties style:text-position="0% 100%" style:font-name="Liberation Sans" fo:font-size="10pt" fo:language="en" fo:country="US" fo:font-weight="normal" officeooo:rsid="001d2303" officeooo:paragraph-rsid="00c754ba" style:font-size-asian="10pt" style:font-weight-asian="normal" style:font-size-complex="10pt" style:font-weight-complex="normal"/>
    </style:style>
    <style:style style:name="P126" style:family="paragraph" style:parent-style-name="Standard">
      <style:text-properties style:text-position="0% 100%" style:font-name="Liberation Sans" fo:font-size="10pt" fo:language="en" fo:country="US" fo:font-weight="normal" officeooo:rsid="001d2303" officeooo:paragraph-rsid="00dda21f" style:font-size-asian="10pt" style:font-weight-asian="normal" style:font-size-complex="10pt" style:font-weight-complex="normal"/>
    </style:style>
    <style:style style:name="P127" style:family="paragraph" style:parent-style-name="Standard">
      <style:text-properties style:text-position="0% 100%" style:font-name="Liberation Sans" fo:font-size="10pt" fo:language="en" fo:country="US" fo:font-weight="normal" officeooo:rsid="001d2303" officeooo:paragraph-rsid="00e312f6" style:font-size-asian="10pt" style:font-weight-asian="normal" style:font-size-complex="10pt" style:font-weight-complex="normal"/>
    </style:style>
    <style:style style:name="P128" style:family="paragraph" style:parent-style-name="Standard">
      <style:text-properties style:text-position="0% 100%" style:font-name="Liberation Sans" fo:font-size="10pt" fo:language="en" fo:country="US" fo:font-weight="normal" officeooo:rsid="001d2303" officeooo:paragraph-rsid="00e7da66" style:font-size-asian="10pt" style:font-weight-asian="normal" style:font-size-complex="10pt" style:font-weight-complex="normal"/>
    </style:style>
    <style:style style:name="P129" style:family="paragraph" style:parent-style-name="Standard">
      <style:text-properties style:text-position="0% 100%" style:font-name="Liberation Sans" fo:font-size="10pt" fo:language="en" fo:country="US" fo:font-weight="normal" officeooo:rsid="0054c479" officeooo:paragraph-rsid="0084e05f" style:font-size-asian="10pt" style:font-weight-asian="normal" style:font-size-complex="10pt" style:font-weight-complex="normal"/>
    </style:style>
    <style:style style:name="P130" style:family="paragraph" style:parent-style-name="Standard">
      <style:text-properties style:text-position="0% 100%" style:font-name="Liberation Sans" fo:font-size="10pt" fo:language="en" fo:country="US" fo:font-weight="normal" officeooo:rsid="0054c479" officeooo:paragraph-rsid="008a4f9b" style:font-size-asian="10pt" style:font-weight-asian="normal" style:font-size-complex="10pt" style:font-weight-complex="normal"/>
    </style:style>
    <style:style style:name="P131" style:family="paragraph" style:parent-style-name="Standard">
      <style:text-properties style:text-position="0% 100%" style:font-name="Liberation Sans" fo:font-size="10pt" fo:language="en" fo:country="US" fo:font-weight="normal" officeooo:rsid="0054c479" officeooo:paragraph-rsid="008b43aa" style:font-size-asian="10pt" style:font-weight-asian="normal" style:font-size-complex="10pt" style:font-weight-complex="normal"/>
    </style:style>
    <style:style style:name="P132" style:family="paragraph" style:parent-style-name="Standard">
      <style:text-properties style:text-position="0% 100%" style:font-name="Liberation Sans" fo:font-size="10pt" fo:language="en" fo:country="US" fo:font-weight="normal" officeooo:rsid="0054c479" officeooo:paragraph-rsid="008d22dc" style:font-size-asian="10pt" style:font-weight-asian="normal" style:font-size-complex="10pt" style:font-weight-complex="normal"/>
    </style:style>
    <style:style style:name="P133" style:family="paragraph" style:parent-style-name="Standard">
      <style:text-properties style:text-position="0% 100%" style:font-name="Liberation Sans" fo:font-size="10pt" fo:language="en" fo:country="US" fo:font-weight="normal" officeooo:rsid="0054c479" officeooo:paragraph-rsid="00daa25b" style:font-size-asian="10pt" style:font-weight-asian="normal" style:font-size-complex="10pt" style:font-weight-complex="normal"/>
    </style:style>
    <style:style style:name="P134" style:family="paragraph" style:parent-style-name="Standard">
      <style:text-properties style:text-position="0% 100%" style:font-name="Liberation Sans" fo:font-size="10pt" fo:language="en" fo:country="US" fo:font-weight="normal" officeooo:rsid="0054c479" officeooo:paragraph-rsid="00e312f6" style:font-size-asian="10pt" style:font-weight-asian="normal" style:font-size-complex="10pt" style:font-weight-complex="normal"/>
    </style:style>
    <style:style style:name="P135" style:family="paragraph" style:parent-style-name="Standard">
      <style:text-properties style:text-position="0% 100%" style:font-name="Liberation Sans" fo:font-size="10pt" fo:language="en" fo:country="US" fo:font-weight="normal" officeooo:rsid="0054c479" officeooo:paragraph-rsid="00e7da66" style:font-size-asian="10pt" style:font-weight-asian="normal" style:font-size-complex="10pt" style:font-weight-complex="normal"/>
    </style:style>
    <style:style style:name="P136" style:family="paragraph" style:parent-style-name="Standard">
      <style:text-properties style:text-position="0% 100%" style:font-name="Liberation Sans" fo:font-size="10pt" fo:language="en" fo:country="US" fo:font-weight="normal" officeooo:rsid="0022982b" officeooo:paragraph-rsid="008b43aa" style:font-size-asian="10pt" style:font-weight-asian="normal" style:font-size-complex="10pt" style:font-weight-complex="normal"/>
    </style:style>
    <style:style style:name="P137" style:family="paragraph" style:parent-style-name="Standard">
      <style:text-properties style:text-position="0% 100%" style:font-name="Liberation Sans" fo:font-size="10pt" fo:language="en" fo:country="US" fo:font-weight="normal" officeooo:rsid="0022982b" officeooo:paragraph-rsid="008d22dc" style:font-size-asian="10pt" style:font-weight-asian="normal" style:font-size-complex="10pt" style:font-weight-complex="normal"/>
    </style:style>
    <style:style style:name="P138" style:family="paragraph" style:parent-style-name="Standard">
      <style:text-properties style:text-position="0% 100%" style:font-name="Liberation Sans" fo:font-size="10pt" fo:language="en" fo:country="US" fo:font-weight="normal" officeooo:rsid="0022982b" officeooo:paragraph-rsid="008a4f9b" style:font-size-asian="10pt" style:font-weight-asian="normal" style:font-size-complex="10pt" style:font-weight-complex="normal"/>
    </style:style>
    <style:style style:name="P139" style:family="paragraph" style:parent-style-name="Standard">
      <style:text-properties style:text-position="0% 100%" style:font-name="Liberation Sans" fo:font-size="10pt" fo:language="en" fo:country="US" fo:font-weight="normal" officeooo:rsid="0022982b" officeooo:paragraph-rsid="0084e05f" style:font-size-asian="10pt" style:font-weight-asian="normal" style:font-size-complex="10pt" style:font-weight-complex="normal"/>
    </style:style>
    <style:style style:name="P140" style:family="paragraph" style:parent-style-name="Standard">
      <style:text-properties style:text-position="0% 100%" style:font-name="Liberation Sans" fo:font-size="10pt" fo:language="en" fo:country="US" fo:font-weight="normal" officeooo:rsid="0022982b" officeooo:paragraph-rsid="00dda21f" style:font-size-asian="10pt" style:font-weight-asian="normal" style:font-size-complex="10pt" style:font-weight-complex="normal"/>
    </style:style>
    <style:style style:name="P141" style:family="paragraph" style:parent-style-name="Standard">
      <style:text-properties style:text-position="0% 100%" style:font-name="Liberation Sans" fo:font-size="10pt" fo:language="en" fo:country="US" fo:font-weight="normal" officeooo:rsid="0022982b" officeooo:paragraph-rsid="00e312f6" style:font-size-asian="10pt" style:font-weight-asian="normal" style:font-size-complex="10pt" style:font-weight-complex="normal"/>
    </style:style>
    <style:style style:name="P142" style:family="paragraph" style:parent-style-name="Standard">
      <style:text-properties style:text-position="0% 100%" style:font-name="Liberation Sans" fo:font-size="10pt" fo:language="en" fo:country="US" fo:font-weight="normal" officeooo:rsid="0022982b" officeooo:paragraph-rsid="00e42a27" style:font-size-asian="10pt" style:font-weight-asian="normal" style:font-size-complex="10pt" style:font-weight-complex="normal"/>
    </style:style>
    <style:style style:name="P143" style:family="paragraph" style:parent-style-name="Standard">
      <style:text-properties style:text-position="0% 100%" style:font-name="Liberation Sans" fo:font-size="10pt" fo:language="en" fo:country="US" fo:font-weight="normal" officeooo:rsid="0022982b" officeooo:paragraph-rsid="00e7da66" style:font-size-asian="10pt" style:font-weight-asian="normal" style:font-size-complex="10pt" style:font-weight-complex="normal"/>
    </style:style>
    <style:style style:name="P144" style:family="paragraph" style:parent-style-name="Standard">
      <style:text-properties style:text-position="0% 100%" style:font-name="Liberation Sans" fo:font-size="10pt" fo:language="en" fo:country="US" fo:font-weight="normal" officeooo:rsid="0028c42f" officeooo:paragraph-rsid="007941e1" style:font-size-asian="10pt" style:font-weight-asian="normal" style:font-size-complex="10pt" style:font-weight-complex="normal"/>
    </style:style>
    <style:style style:name="P145" style:family="paragraph" style:parent-style-name="Standard">
      <style:text-properties style:text-position="0% 100%" style:font-name="Liberation Sans" fo:font-size="10pt" fo:language="en" fo:country="US" fo:font-weight="normal" officeooo:rsid="0028c42f" officeooo:paragraph-rsid="00d376ab" style:font-size-asian="10pt" style:font-weight-asian="normal" style:font-size-complex="10pt" style:font-weight-complex="normal"/>
    </style:style>
    <style:style style:name="P146" style:family="paragraph" style:parent-style-name="Standard">
      <style:text-properties style:text-position="0% 100%" style:font-name="Liberation Sans" fo:font-size="10pt" fo:language="en" fo:country="US" fo:font-weight="normal" officeooo:rsid="00938b8a" officeooo:paragraph-rsid="0103cf83" style:font-size-asian="10pt" style:font-weight-asian="normal" style:font-size-complex="10pt" style:font-weight-complex="normal"/>
    </style:style>
    <style:style style:name="P147" style:family="paragraph" style:parent-style-name="Standard">
      <style:text-properties style:text-position="0% 100%" style:font-name="Liberation Sans" fo:font-size="10pt" fo:language="en" fo:country="US" fo:font-weight="normal" officeooo:rsid="001c5ad4" officeooo:paragraph-rsid="00abf6a3" style:font-size-asian="10pt" style:font-weight-asian="normal" style:font-size-complex="10pt" style:font-weight-complex="normal"/>
    </style:style>
    <style:style style:name="P148" style:family="paragraph" style:parent-style-name="Standard">
      <style:text-properties style:text-position="0% 100%" style:font-name="Liberation Sans" fo:font-size="10pt" fo:language="en" fo:country="US" fo:font-weight="normal" officeooo:rsid="001c5ad4" officeooo:paragraph-rsid="01086f43" style:font-size-asian="10pt" style:font-weight-asian="normal" style:font-size-complex="10pt" style:font-weight-complex="normal"/>
    </style:style>
    <style:style style:name="P149" style:family="paragraph" style:parent-style-name="Standard">
      <style:text-properties style:text-position="0% 100%" style:font-name="Liberation Sans" fo:font-size="10pt" fo:language="en" fo:country="US" fo:font-weight="bold" officeooo:rsid="0028c42f" officeooo:paragraph-rsid="007941e1" style:font-size-asian="10pt" style:font-weight-asian="bold" style:font-size-complex="10pt" style:font-weight-complex="bold"/>
    </style:style>
    <style:style style:name="P150" style:family="paragraph" style:parent-style-name="Standard">
      <style:text-properties style:text-position="0% 100%" style:font-name="Liberation Sans" fo:font-size="10pt" fo:language="en" fo:country="US" officeooo:rsid="0064d661" officeooo:paragraph-rsid="00e7da66" style:font-size-asian="8.75pt" style:font-size-complex="10pt"/>
    </style:style>
    <style:style style:name="P151" style:family="paragraph" style:parent-style-name="Standard">
      <style:text-properties style:text-position="0% 100%" style:font-name="Liberation Sans" fo:font-size="10pt" fo:language="en" fo:country="US" officeooo:rsid="0064d661" officeooo:paragraph-rsid="00fb9291" style:font-size-asian="8.75pt" style:font-size-complex="10pt"/>
    </style:style>
    <style:style style:name="P152" style:family="paragraph" style:parent-style-name="Standard">
      <style:text-properties style:text-position="0% 100%" style:font-name="Liberation Sans" fo:font-size="10pt" fo:language="en" fo:country="US" officeooo:rsid="010b9cfb" officeooo:paragraph-rsid="010b9cfb" style:font-size-asian="8.75pt" style:font-size-complex="10pt"/>
    </style:style>
    <style:style style:name="P153" style:family="paragraph" style:parent-style-name="Standard">
      <style:text-properties style:text-position="0% 100%" style:font-name="Liberation Sans" fo:font-size="10pt" fo:language="en" fo:country="US" officeooo:rsid="00986910" officeooo:paragraph-rsid="00d14837" style:font-size-asian="8.75pt" style:font-size-complex="10pt"/>
    </style:style>
    <style:style style:name="P154" style:family="paragraph" style:parent-style-name="Standard">
      <style:text-properties style:text-position="0% 100%" style:font-name="Liberation Sans" fo:font-size="10pt" officeooo:rsid="00ea2c8e" officeooo:paragraph-rsid="00ea2c8e" style:font-size-asian="10pt" style:font-size-complex="10pt"/>
    </style:style>
    <style:style style:name="P155" style:family="paragraph" style:parent-style-name="Standard">
      <style:text-properties style:text-position="0% 100%" style:font-name="Liberation Sans" fo:font-size="10pt" officeooo:rsid="00ea2c8e" officeooo:paragraph-rsid="00fbbd8e" style:font-size-asian="10pt" style:font-size-complex="10pt"/>
    </style:style>
    <style:style style:name="P156" style:family="paragraph" style:parent-style-name="Standard">
      <style:text-properties style:text-position="0% 100%" style:font-name="Liberation Sans" fo:font-size="10pt" officeooo:rsid="00ec19a8" officeooo:paragraph-rsid="00ec19a8" style:font-size-asian="10pt" style:font-size-complex="10pt"/>
    </style:style>
    <style:style style:name="P157" style:family="paragraph" style:parent-style-name="Standard">
      <style:text-properties style:text-position="0% 100%" style:font-name="Liberation Sans" fo:font-size="10pt" officeooo:rsid="00ec19a8" officeooo:paragraph-rsid="00fe6299" style:font-size-asian="10pt" style:font-size-complex="10pt"/>
    </style:style>
    <style:style style:name="P158" style:family="paragraph" style:parent-style-name="Standard">
      <style:text-properties style:text-position="0% 100%" style:font-name="Liberation Sans" fo:font-size="10pt" officeooo:rsid="00fbbd8e" officeooo:paragraph-rsid="00fbbd8e" style:font-size-asian="10pt" style:font-size-complex="10pt"/>
    </style:style>
    <style:style style:name="P159" style:family="paragraph" style:parent-style-name="Standard">
      <style:text-properties style:text-position="0% 100%" style:font-name="Liberation Sans" fo:font-size="10pt" fo:font-weight="bold" officeooo:rsid="00ea2c8e" officeooo:paragraph-rsid="00ea2c8e" style:font-size-asian="10pt" style:font-weight-asian="bold" style:font-size-complex="10pt" style:font-weight-complex="bold"/>
    </style:style>
    <style:style style:name="P160" style:family="paragraph" style:parent-style-name="Standard">
      <style:text-properties fo:language="en" fo:country="US"/>
    </style:style>
    <style:style style:name="P161" style:family="paragraph" style:parent-style-name="Standard">
      <style:text-properties fo:language="en" fo:country="US" officeooo:paragraph-rsid="007941e1"/>
    </style:style>
    <style:style style:name="P162" style:family="paragraph" style:parent-style-name="Standard">
      <style:text-properties fo:language="en" fo:country="US" officeooo:paragraph-rsid="00629f5b"/>
    </style:style>
    <style:style style:name="P163" style:family="paragraph" style:parent-style-name="Standard">
      <style:text-properties fo:language="en" fo:country="US" officeooo:paragraph-rsid="00d376ab"/>
    </style:style>
    <style:style style:name="P164" style:family="paragraph" style:parent-style-name="Standard">
      <style:text-properties fo:language="en" fo:country="US" officeooo:paragraph-rsid="00dda21f"/>
    </style:style>
    <style:style style:name="P165" style:family="paragraph" style:parent-style-name="Standard">
      <style:text-properties fo:language="en" fo:country="US" officeooo:paragraph-rsid="00e312f6"/>
    </style:style>
    <style:style style:name="P166" style:family="paragraph" style:parent-style-name="Standard">
      <style:text-properties fo:language="en" fo:country="US" officeooo:paragraph-rsid="00e7da66"/>
    </style:style>
    <style:style style:name="P167" style:family="paragraph" style:parent-style-name="Standard">
      <style:text-properties style:text-position="sub 58%" style:font-name="Liberation Sans" fo:font-size="10pt" fo:language="en" fo:country="US" fo:font-weight="normal" officeooo:rsid="001c5ad4" officeooo:paragraph-rsid="00332b0b" style:font-size-asian="10pt" style:font-weight-asian="normal" style:font-size-complex="10pt" style:font-weight-complex="normal"/>
    </style:style>
    <style:style style:name="P168" style:family="paragraph" style:parent-style-name="Standard">
      <style:text-properties style:text-position="sub 58%" style:font-name="Liberation Sans" fo:font-size="10pt" fo:language="en" fo:country="US" officeooo:rsid="001129a8" officeooo:paragraph-rsid="00344165" style:font-size-asian="10pt" style:font-size-complex="10pt"/>
    </style:style>
    <style:style style:name="P169" style:family="paragraph" style:parent-style-name="Standard">
      <style:text-properties officeooo:paragraph-rsid="0099a6c3"/>
    </style:style>
    <style:style style:name="P170" style:family="paragraph" style:parent-style-name="Standard">
      <style:text-properties officeooo:paragraph-rsid="00dda21f"/>
    </style:style>
    <style:style style:name="P171" style:family="paragraph" style:parent-style-name="Standard">
      <style:text-properties officeooo:paragraph-rsid="00e312f6"/>
    </style:style>
    <style:style style:name="P172" style:family="paragraph" style:parent-style-name="Standard">
      <style:text-properties officeooo:paragraph-rsid="00e7da66"/>
    </style:style>
    <style:style style:name="P173" style:family="paragraph" style:parent-style-name="Standard">
      <style:text-properties officeooo:paragraph-rsid="005c1065"/>
    </style:style>
    <style:style style:name="P174" style:family="paragraph" style:parent-style-name="Standard">
      <style:text-properties officeooo:paragraph-rsid="01248f82"/>
    </style:style>
    <style:style style:name="P175" style:family="paragraph" style:parent-style-name="Standard">
      <style:text-properties officeooo:paragraph-rsid="01151b17"/>
    </style:style>
    <style:style style:name="P176" style:family="paragraph" style:parent-style-name="Standard">
      <style:text-properties officeooo:paragraph-rsid="00844f6b"/>
    </style:style>
    <style:style style:name="P177" style:family="paragraph" style:parent-style-name="Standard">
      <style:paragraph-properties fo:break-before="page"/>
      <style:text-properties style:font-name="Liberation Sans" fo:font-size="12pt" fo:language="en" fo:country="US" fo:font-weight="bold" officeooo:rsid="00524a1d" officeooo:paragraph-rsid="00524a1d" style:font-size-asian="10.5pt" style:font-weight-asian="bold" style:font-size-complex="12pt" style:font-weight-complex="bold"/>
    </style:style>
    <style:style style:name="P178" style:family="paragraph" style:parent-style-name="Standard">
      <style:paragraph-properties fo:break-before="page"/>
      <style:text-properties style:font-name="Liberation Sans" fo:font-size="12pt" fo:language="en" fo:country="US" fo:font-weight="bold" officeooo:rsid="00104f1f" officeooo:paragraph-rsid="00524a1d" style:font-size-asian="12pt" style:font-weight-asian="bold" style:font-size-complex="12pt" style:font-weight-complex="bold"/>
    </style:style>
    <style:style style:name="P179" style:family="paragraph" style:parent-style-name="Standard" style:master-page-name="">
      <style:paragraph-properties style:page-number="auto" fo:break-before="column"/>
      <style:text-properties style:font-name="Liberation Sans" fo:font-size="12pt" fo:language="en" fo:country="US" officeooo:rsid="00104f1f" officeooo:paragraph-rsid="00524a1d" style:font-size-asian="12pt" style:font-size-complex="12pt"/>
    </style:style>
    <style:style style:name="P180" style:family="paragraph" style:parent-style-name="Standard" style:master-page-name="">
      <style:paragraph-properties style:page-number="auto" fo:break-before="column"/>
      <style:text-properties style:font-name="Liberation Sans" fo:font-size="12pt" fo:language="en" fo:country="US" fo:font-weight="bold" officeooo:rsid="00524a1d" officeooo:paragraph-rsid="005b1887" style:font-size-asian="10.5pt" style:font-weight-asian="bold" style:font-size-complex="12pt" style:font-weight-complex="bold"/>
    </style:style>
    <style:style style:name="P181" style:family="paragraph" style:parent-style-name="Standard">
      <style:paragraph-properties fo:break-before="column"/>
      <style:text-properties fo:font-size="12pt" fo:language="en" fo:country="US" fo:font-weight="bold" officeooo:rsid="00766443" officeooo:paragraph-rsid="00d14837" style:font-size-asian="12pt" style:font-weight-asian="bold" style:font-size-complex="12pt" style:font-weight-complex="bold"/>
    </style:style>
    <style:style style:name="P182" style:family="paragraph" style:parent-style-name="Standard">
      <style:paragraph-properties fo:break-before="column"/>
      <style:text-properties style:font-name="Liberation Sans" fo:font-size="10pt" fo:language="en" fo:country="US" fo:font-weight="bold" officeooo:rsid="007f8963" officeooo:paragraph-rsid="007f8963" style:font-size-asian="10pt" style:font-weight-asian="bold" style:font-size-complex="10pt" style:font-weight-complex="bold"/>
    </style:style>
    <style:style style:name="P183" style:family="paragraph" style:parent-style-name="Standard">
      <style:paragraph-properties fo:break-before="column"/>
      <style:text-properties style:font-name="Liberation Sans" fo:font-size="12pt" fo:language="en" fo:country="US" fo:font-weight="bold" officeooo:rsid="007f8963" officeooo:paragraph-rsid="0103cf83" style:font-size-asian="12pt" style:font-weight-asian="bold" style:font-size-complex="12pt" style:font-weight-complex="bold"/>
    </style:style>
    <style:style style:name="P184" style:family="paragraph" style:parent-style-name="Standard" style:master-page-name="">
      <style:paragraph-properties style:page-number="auto" fo:break-before="column"/>
    </style:style>
    <style:style style:name="P185" style:family="paragraph" style:parent-style-name="Standard">
      <style:text-properties style:font-name="Liberation Sans" fo:font-size="12pt" fo:language="en" fo:country="US" fo:font-weight="bold" officeooo:paragraph-rsid="00510c20" style:font-size-asian="12pt" style:font-weight-asian="bold" style:font-size-complex="12pt" style:font-weight-complex="bold"/>
    </style:style>
    <style:style style:name="T1" style:family="text">
      <style:text-properties style:text-position="0% 100%"/>
    </style:style>
    <style:style style:name="T2" style:family="text">
      <style:text-properties style:text-position="0% 100%" officeooo:rsid="000fe0a6"/>
    </style:style>
    <style:style style:name="T3" style:family="text">
      <style:text-properties style:text-position="0% 100%" fo:font-weight="normal" officeooo:rsid="001c5ad4" style:font-weight-asian="normal" style:font-weight-complex="normal"/>
    </style:style>
    <style:style style:name="T4" style:family="text">
      <style:text-properties style:text-position="0% 100%" fo:font-weight="normal" officeooo:rsid="00b21ada" style:font-weight-asian="normal" style:font-weight-complex="normal"/>
    </style:style>
    <style:style style:name="T5" style:family="text">
      <style:text-properties style:text-position="0% 100%" fo:font-weight="normal" officeooo:rsid="00ba84d9" style:font-weight-asian="normal" style:font-weight-complex="normal"/>
    </style:style>
    <style:style style:name="T6" style:family="text">
      <style:text-properties style:text-position="0% 100%" fo:font-weight="normal" officeooo:rsid="00c6c305" style:font-weight-asian="normal" style:font-weight-complex="normal"/>
    </style:style>
    <style:style style:name="T7" style:family="text">
      <style:text-properties style:text-position="0% 100%" officeooo:rsid="001129a8"/>
    </style:style>
    <style:style style:name="T8" style:family="text">
      <style:text-properties style:text-position="0% 100%" officeooo:rsid="00114b91"/>
    </style:style>
    <style:style style:name="T9" style:family="text">
      <style:text-properties style:text-position="0% 100%" officeooo:rsid="001d2303"/>
    </style:style>
    <style:style style:name="T10" style:family="text">
      <style:text-properties style:text-position="0% 100%" officeooo:rsid="001c5ad4"/>
    </style:style>
    <style:style style:name="T11" style:family="text">
      <style:text-properties style:text-position="0% 100%" officeooo:rsid="00135142"/>
    </style:style>
    <style:style style:name="T12" style:family="text">
      <style:text-properties style:text-position="0% 100%" officeooo:rsid="0025b985"/>
    </style:style>
    <style:style style:name="T13" style:family="text">
      <style:text-properties style:text-position="0% 100%" fo:font-weight="bold" style:font-weight-asian="bold" style:font-weight-complex="bold"/>
    </style:style>
    <style:style style:name="T14" style:family="text">
      <style:text-properties style:text-position="0% 100%" fo:font-weight="bold" officeooo:rsid="001c5ad4" style:font-weight-asian="bold" style:font-weight-complex="bold"/>
    </style:style>
    <style:style style:name="T15" style:family="text">
      <style:text-properties style:text-position="0% 100%" fo:font-weight="bold" officeooo:rsid="000fe0a6" style:font-weight-asian="bold" style:font-weight-complex="bold"/>
    </style:style>
    <style:style style:name="T16" style:family="text">
      <style:text-properties style:text-position="0% 100%" fo:font-weight="bold" officeooo:rsid="0072e30b" style:font-weight-asian="bold" style:font-weight-complex="bold"/>
    </style:style>
    <style:style style:name="T17" style:family="text">
      <style:text-properties style:text-position="0% 100%" fo:font-weight="bold" officeooo:rsid="0077fd05" style:font-weight-asian="bold" style:font-weight-complex="bold"/>
    </style:style>
    <style:style style:name="T18" style:family="text">
      <style:text-properties style:text-position="0% 100%" fo:font-weight="bold" officeooo:rsid="0103cf83" style:font-weight-asian="bold" style:font-weight-complex="bold"/>
    </style:style>
    <style:style style:name="T19" style:family="text">
      <style:text-properties style:text-position="0% 100%" officeooo:rsid="004dcd95"/>
    </style:style>
    <style:style style:name="T20" style:family="text">
      <style:text-properties style:text-position="0% 100%" officeooo:rsid="00629f5b"/>
    </style:style>
    <style:style style:name="T21" style:family="text">
      <style:text-properties style:text-position="0% 100%" style:font-name="Liberation Sans" fo:font-size="10pt" officeooo:rsid="001e9fb4" style:font-size-asian="10pt" style:font-size-complex="10pt"/>
    </style:style>
    <style:style style:name="T22" style:family="text">
      <style:text-properties style:text-position="0% 100%" style:font-name="Liberation Sans" fo:font-size="10pt" officeooo:rsid="00114b91" style:font-size-asian="10pt" style:font-size-complex="10pt"/>
    </style:style>
    <style:style style:name="T23" style:family="text">
      <style:text-properties style:text-position="0% 100%" style:font-name="Liberation Sans" fo:font-size="10pt" officeooo:rsid="00629f5b" style:font-size-asian="10pt" style:font-size-complex="10pt"/>
    </style:style>
    <style:style style:name="T24" style:family="text">
      <style:text-properties style:text-position="0% 100%" style:font-name="Liberation Sans" fo:font-size="10pt" officeooo:rsid="006381b9" style:font-size-asian="10pt" style:font-size-complex="10pt"/>
    </style:style>
    <style:style style:name="T25" style:family="text">
      <style:text-properties style:text-position="0% 100%" style:font-name="Liberation Sans" fo:font-size="10pt" officeooo:rsid="0064d661" style:font-size-asian="10pt" style:font-size-complex="10pt"/>
    </style:style>
    <style:style style:name="T26" style:family="text">
      <style:text-properties style:text-position="0% 100%" style:font-name="Liberation Sans" fo:font-size="10pt" officeooo:rsid="00700fdf" style:font-size-asian="10pt" style:font-size-complex="10pt"/>
    </style:style>
    <style:style style:name="T27" style:family="text">
      <style:text-properties style:text-position="0% 100%" style:font-name="Liberation Sans" fo:font-size="10pt" officeooo:rsid="0072a058" style:font-size-asian="10pt" style:font-size-complex="10pt"/>
    </style:style>
    <style:style style:name="T28" style:family="text">
      <style:text-properties style:text-position="0% 100%" style:font-name="Liberation Sans" fo:font-size="10pt" officeooo:rsid="0022982b" style:font-size-asian="10pt" style:font-size-complex="10pt"/>
    </style:style>
    <style:style style:name="T29" style:family="text">
      <style:text-properties style:text-position="0% 100%" style:font-name="Liberation Sans" fo:font-size="10pt" officeooo:rsid="001129a8" style:font-size-asian="10pt" style:font-size-complex="10pt"/>
    </style:style>
    <style:style style:name="T30" style:family="text">
      <style:text-properties style:text-position="0% 100%" style:font-name="Liberation Sans" fo:font-size="10pt" officeooo:rsid="007add8a" style:font-size-asian="10pt" style:font-size-complex="10pt"/>
    </style:style>
    <style:style style:name="T31" style:family="text">
      <style:text-properties style:text-position="0% 100%" style:font-name="Liberation Sans" fo:font-size="10pt" officeooo:rsid="008594d0" style:font-size-asian="10pt" style:font-size-complex="10pt"/>
    </style:style>
    <style:style style:name="T32" style:family="text">
      <style:text-properties style:text-position="0% 100%" style:font-name="Liberation Sans" fo:font-size="10pt" officeooo:rsid="00c202fb" style:font-size-asian="10pt" style:font-size-complex="10pt"/>
    </style:style>
    <style:style style:name="T33" style:family="text">
      <style:text-properties style:text-position="0% 100%" style:font-name="Liberation Sans" fo:font-size="10pt" officeooo:rsid="00c754ba" style:font-size-asian="10pt" style:font-size-complex="10pt"/>
    </style:style>
    <style:style style:name="T34" style:family="text">
      <style:text-properties style:text-position="0% 100%" style:font-name="Liberation Sans" fo:font-size="10pt" officeooo:rsid="00d376ab" style:font-size-asian="10pt" style:font-size-complex="10pt"/>
    </style:style>
    <style:style style:name="T35" style:family="text">
      <style:text-properties style:text-position="0% 100%" style:font-name="Liberation Sans" fo:font-size="10pt" officeooo:rsid="00d4f775" style:font-size-asian="10pt" style:font-size-complex="10pt"/>
    </style:style>
    <style:style style:name="T36" style:family="text">
      <style:text-properties style:text-position="0% 100%" style:font-name="Liberation Sans" fo:font-size="10pt" officeooo:rsid="00e17bef" style:font-size-asian="10pt" style:font-size-complex="10pt"/>
    </style:style>
    <style:style style:name="T37" style:family="text">
      <style:text-properties style:text-position="0% 100%" style:font-name="Liberation Sans" fo:font-size="10pt" officeooo:rsid="00e312f6" style:font-size-asian="10pt" style:font-size-complex="10pt"/>
    </style:style>
    <style:style style:name="T38" style:family="text">
      <style:text-properties style:text-position="0% 100%" style:font-name="Liberation Sans" fo:font-size="10pt" officeooo:rsid="00e47957" style:font-size-asian="10pt" style:font-size-complex="10pt"/>
    </style:style>
    <style:style style:name="T39" style:family="text">
      <style:text-properties style:text-position="0% 100%" style:font-name="Liberation Sans" fo:font-size="10pt" officeooo:rsid="00e6a2bf" style:font-size-asian="10pt" style:font-size-complex="10pt"/>
    </style:style>
    <style:style style:name="T40" style:family="text">
      <style:text-properties style:text-position="0% 100%" style:font-name="Liberation Sans" fo:font-size="10pt" officeooo:rsid="00e7da66" style:font-size-asian="10pt" style:font-size-complex="10pt"/>
    </style:style>
    <style:style style:name="T41" style:family="text">
      <style:text-properties style:text-position="0% 100%" style:font-name="Liberation Sans" fo:font-size="10pt" fo:font-weight="normal" officeooo:rsid="001e9fb4" style:font-size-asian="10pt" style:font-weight-asian="normal" style:font-size-complex="10pt" style:font-weight-complex="normal"/>
    </style:style>
    <style:style style:name="T42" style:family="text">
      <style:text-properties style:text-position="0% 100%" style:font-name="Liberation Sans" fo:font-size="10pt" fo:language="en" fo:country="US" fo:font-weight="normal" officeooo:rsid="001e9fb4" style:font-size-asian="10pt" style:font-weight-asian="normal" style:font-size-complex="10pt" style:font-weight-complex="normal"/>
    </style:style>
    <style:style style:name="T43" style:family="text">
      <style:text-properties style:text-position="0% 100%" style:font-name="Liberation Sans" fo:font-size="10pt" fo:language="en" fo:country="US" fo:font-weight="normal" officeooo:rsid="008594d0" style:font-size-asian="10pt" style:font-weight-asian="normal" style:font-size-complex="10pt" style:font-weight-complex="normal"/>
    </style:style>
    <style:style style:name="T44" style:family="text">
      <style:text-properties style:text-position="0% 100%" style:font-name="Liberation Sans" fo:font-size="10pt" fo:language="en" fo:country="US" fo:font-weight="normal" officeooo:rsid="00e17bef" style:font-size-asian="10pt" style:font-weight-asian="normal" style:font-size-complex="10pt" style:font-weight-complex="normal"/>
    </style:style>
    <style:style style:name="T45" style:family="text">
      <style:text-properties style:text-position="0% 100%" style:font-name="Liberation Sans" fo:font-size="10pt" fo:language="en" fo:country="US" fo:font-weight="normal" officeooo:rsid="00e312f6" style:font-size-asian="10pt" style:font-weight-asian="normal" style:font-size-complex="10pt" style:font-weight-complex="normal"/>
    </style:style>
    <style:style style:name="T46" style:family="text">
      <style:text-properties style:text-position="0% 100%" style:font-name="Liberation Sans" fo:font-size="10pt" fo:language="en" fo:country="US" fo:font-weight="normal" officeooo:rsid="00e47957" style:font-size-asian="10pt" style:font-weight-asian="normal" style:font-size-complex="10pt" style:font-weight-complex="normal"/>
    </style:style>
    <style:style style:name="T47" style:family="text">
      <style:text-properties style:text-position="0% 100%" style:font-name="Liberation Sans" fo:font-size="10pt" fo:language="en" fo:country="US" fo:font-weight="normal" officeooo:rsid="00fedc05" style:font-size-asian="10pt" style:font-weight-asian="normal" style:font-size-complex="10pt" style:font-weight-complex="normal"/>
    </style:style>
    <style:style style:name="T48" style:family="text">
      <style:text-properties style:text-position="0% 100%" style:font-name="Liberation Sans" fo:font-size="10pt" fo:language="en" fo:country="US" fo:font-weight="normal" officeooo:rsid="001d2303" style:font-size-asian="10pt" style:font-weight-asian="normal" style:font-size-complex="10pt" style:font-weight-complex="normal"/>
    </style:style>
    <style:style style:name="T49" style:family="text">
      <style:text-properties style:text-position="0% 100%" style:font-name="Liberation Sans" fo:font-size="10pt" fo:language="en" fo:country="US" officeooo:rsid="0011f110" style:font-size-asian="10pt" style:font-size-complex="10pt"/>
    </style:style>
    <style:style style:name="T50" style:family="text">
      <style:text-properties style:text-position="0% 100%" style:font-name="Liberation Sans" fo:font-size="10pt" fo:language="en" fo:country="US" officeooo:rsid="00114b91" style:font-size-asian="10pt" style:font-size-complex="10pt"/>
    </style:style>
    <style:style style:name="T51" style:family="text">
      <style:text-properties style:text-position="0% 100%" style:font-name="Liberation Sans" fo:font-size="10pt" fo:language="en" fo:country="US" officeooo:rsid="007463c0" style:font-size-asian="10pt" style:font-size-complex="10pt"/>
    </style:style>
    <style:style style:name="T52" style:family="text">
      <style:text-properties style:text-position="0% 100%" style:font-name="Liberation Sans" fo:font-size="10pt" fo:language="en" fo:country="US" officeooo:rsid="01248f82" style:font-size-asian="10pt" style:font-size-complex="10pt"/>
    </style:style>
    <style:style style:name="T53" style:family="text">
      <style:text-properties style:text-position="0% 100%" style:font-name="Liberation Sans" fo:font-size="10pt" fo:language="en" fo:country="US" officeooo:rsid="012aca50" style:font-size-asian="10pt" style:font-size-complex="10pt"/>
    </style:style>
    <style:style style:name="T54" style:family="text">
      <style:text-properties style:text-position="0% 100%" style:font-name="Liberation Sans" fo:font-size="10pt" fo:language="en" fo:country="US" officeooo:rsid="012c74f0" style:font-size-asian="10pt" style:font-size-complex="10pt"/>
    </style:style>
    <style:style style:name="T55" style:family="text">
      <style:text-properties style:text-position="0% 100%" style:font-name="Liberation Sans" officeooo:rsid="00f2c970"/>
    </style:style>
    <style:style style:name="T56" style:family="text">
      <style:text-properties style:text-position="0% 100%" officeooo:rsid="0072e30b"/>
    </style:style>
    <style:style style:name="T57" style:family="text">
      <style:text-properties style:text-position="0% 100%" officeooo:rsid="0077fd05"/>
    </style:style>
    <style:style style:name="T58" style:family="text">
      <style:text-properties style:text-position="0% 100%" officeooo:rsid="001e9fb4"/>
    </style:style>
    <style:style style:name="T59" style:family="text">
      <style:text-properties style:text-position="0% 100%" officeooo:rsid="007add8a"/>
    </style:style>
    <style:style style:name="T60" style:family="text">
      <style:text-properties style:text-position="0% 100%" officeooo:rsid="00bcf42d"/>
    </style:style>
    <style:style style:name="T61" style:family="text">
      <style:text-properties style:text-position="0% 100%" officeooo:rsid="00c202fb"/>
    </style:style>
    <style:style style:name="T62" style:family="text">
      <style:text-properties style:text-position="0% 100%" officeooo:rsid="00c3591f"/>
    </style:style>
    <style:style style:name="T63" style:family="text">
      <style:text-properties style:text-position="0% 100%" officeooo:rsid="0022982b"/>
    </style:style>
    <style:style style:name="T64" style:family="text">
      <style:text-properties style:text-position="0% 100%" officeooo:rsid="00d35824"/>
    </style:style>
    <style:style style:name="T65" style:family="text">
      <style:text-properties style:text-position="0% 100%" officeooo:rsid="00d376ab"/>
    </style:style>
    <style:style style:name="T66" style:family="text">
      <style:text-properties style:text-position="0% 100%" officeooo:rsid="00d6c3ee"/>
    </style:style>
    <style:style style:name="T67" style:family="text">
      <style:text-properties style:text-position="0% 100%" officeooo:rsid="00d97166"/>
    </style:style>
    <style:style style:name="T68" style:family="text">
      <style:text-properties style:text-position="0% 100%" officeooo:rsid="00cf48e9"/>
    </style:style>
    <style:style style:name="T69" style:family="text">
      <style:text-properties style:text-position="0% 100%" style:font-name="Liberation Sans1" style:font-name-asian="Liberation Sans1" style:font-name-complex="Liberation Sans1"/>
    </style:style>
    <style:style style:name="T70" style:family="text">
      <style:text-properties style:text-position="0% 100%" style:font-name="Liberation Sans1" officeooo:rsid="00f47e0b" style:font-name-asian="Liberation Sans1" style:font-name-complex="Liberation Sans1"/>
    </style:style>
    <style:style style:name="T71" style:family="text">
      <style:text-properties style:text-position="0% 100%" style:font-name="Liberation Sans1" officeooo:rsid="010386b3" style:font-name-asian="Liberation Sans1" style:font-name-complex="Liberation Sans1"/>
    </style:style>
    <style:style style:name="T72" style:family="text">
      <style:text-properties style:text-position="0% 100%" officeooo:rsid="009822b7" style:font-name-asian="Liberation Sans1" style:font-name-complex="Liberation Sans1"/>
    </style:style>
    <style:style style:name="T73" style:family="text">
      <style:text-properties style:text-position="0% 100%" officeooo:rsid="010386b3"/>
    </style:style>
    <style:style style:name="T74" style:family="text">
      <style:text-properties style:text-position="0% 100%" officeooo:rsid="0103cf83"/>
    </style:style>
    <style:style style:name="T75" style:family="text">
      <style:text-properties style:text-position="0% 100%" officeooo:rsid="0112266d"/>
    </style:style>
    <style:style style:name="T76" style:family="text">
      <style:text-properties style:text-position="0% 100%" officeooo:rsid="01151b17"/>
    </style:style>
    <style:style style:name="T77" style:family="text">
      <style:text-properties style:text-position="sub 58%"/>
    </style:style>
    <style:style style:name="T78" style:family="text">
      <style:text-properties style:text-position="sub 58%" fo:font-weight="normal" style:font-weight-asian="normal" style:font-weight-complex="normal"/>
    </style:style>
    <style:style style:name="T79" style:family="text">
      <style:text-properties style:text-position="sub 58%" fo:font-weight="normal" officeooo:rsid="001c5ad4" style:font-weight-asian="normal" style:font-weight-complex="normal"/>
    </style:style>
    <style:style style:name="T80" style:family="text">
      <style:text-properties style:text-position="sub 58%" fo:font-weight="normal" officeooo:rsid="001129a8" style:font-weight-asian="normal" style:font-weight-complex="normal"/>
    </style:style>
    <style:style style:name="T81" style:family="text">
      <style:text-properties style:text-position="sub 58%" fo:font-weight="normal" officeooo:rsid="00135142" style:font-weight-asian="normal" style:font-weight-complex="normal"/>
    </style:style>
    <style:style style:name="T82" style:family="text">
      <style:text-properties style:text-position="sub 58%" fo:font-weight="normal" officeooo:rsid="00114b91" style:font-weight-asian="normal" style:font-weight-complex="normal"/>
    </style:style>
    <style:style style:name="T83" style:family="text">
      <style:text-properties style:text-position="sub 58%" fo:font-weight="normal" officeooo:rsid="0025cde9" style:font-weight-asian="normal" style:font-weight-complex="normal"/>
    </style:style>
    <style:style style:name="T84" style:family="text">
      <style:text-properties style:text-position="sub 58%" fo:font-weight="normal" officeooo:rsid="00332b0b" style:font-weight-asian="normal" style:font-weight-complex="normal"/>
    </style:style>
    <style:style style:name="T85" style:family="text">
      <style:text-properties style:text-position="sub 58%" fo:font-weight="normal" officeooo:rsid="001de981" style:font-weight-asian="normal" style:font-weight-complex="normal"/>
    </style:style>
    <style:style style:name="T86" style:family="text">
      <style:text-properties style:text-position="sub 58%" fo:font-weight="normal" officeooo:rsid="0060739a" style:font-weight-asian="normal" style:font-weight-complex="normal"/>
    </style:style>
    <style:style style:name="T87" style:family="text">
      <style:text-properties style:text-position="sub 58%" fo:font-weight="normal" officeooo:rsid="007c954f" style:font-weight-asian="normal" style:font-weight-complex="normal"/>
    </style:style>
    <style:style style:name="T88" style:family="text">
      <style:text-properties style:text-position="sub 58%" fo:font-weight="normal" officeooo:rsid="007f8963" style:font-weight-asian="normal" style:font-weight-complex="normal"/>
    </style:style>
    <style:style style:name="T89" style:family="text">
      <style:text-properties style:text-position="sub 58%" fo:font-weight="normal" officeooo:rsid="00b21ada" style:font-weight-asian="normal" style:font-weight-complex="normal"/>
    </style:style>
    <style:style style:name="T90" style:family="text">
      <style:text-properties style:text-position="sub 58%" fo:font-weight="normal" officeooo:rsid="0069f6a6" style:font-weight-asian="normal" style:font-weight-complex="normal"/>
    </style:style>
    <style:style style:name="T91" style:family="text">
      <style:text-properties style:text-position="sub 58%" fo:font-weight="normal" officeooo:rsid="00bb33a0" style:font-weight-asian="normal" style:font-weight-complex="normal"/>
    </style:style>
    <style:style style:name="T92" style:family="text">
      <style:text-properties style:text-position="sub 58%" fo:font-weight="normal" officeooo:rsid="00c6c305" style:font-weight-asian="normal" style:font-weight-complex="normal"/>
    </style:style>
    <style:style style:name="T93" style:family="text">
      <style:text-properties style:text-position="sub 58%" fo:font-weight="normal" officeooo:rsid="000d52a6" style:font-weight-asian="normal" style:font-weight-complex="normal"/>
    </style:style>
    <style:style style:name="T94" style:family="text">
      <style:text-properties style:text-position="sub 58%" fo:font-weight="normal" officeooo:rsid="006381b9" style:font-weight-asian="normal" style:font-weight-complex="normal"/>
    </style:style>
    <style:style style:name="T95" style:family="text">
      <style:text-properties style:text-position="sub 58%" fo:font-weight="normal" officeooo:rsid="006b5d3c" style:font-weight-asian="normal" style:font-weight-complex="normal"/>
    </style:style>
    <style:style style:name="T96" style:family="text">
      <style:text-properties style:text-position="sub 58%" fo:font-weight="normal" officeooo:rsid="00700fdf" style:font-weight-asian="normal" style:font-weight-complex="normal"/>
    </style:style>
    <style:style style:name="T97" style:family="text">
      <style:text-properties style:text-position="sub 58%" fo:font-weight="normal" officeooo:rsid="00a87af1" style:font-weight-asian="normal" style:font-weight-complex="normal"/>
    </style:style>
    <style:style style:name="T98" style:family="text">
      <style:text-properties style:text-position="sub 58%" fo:font-weight="normal" officeooo:rsid="01015508" style:font-weight-asian="normal" style:font-weight-complex="normal"/>
    </style:style>
    <style:style style:name="T99" style:family="text">
      <style:text-properties style:text-position="sub 58%" fo:font-weight="normal" officeooo:rsid="006381b9" style:font-size-asian="8.75pt" style:font-weight-asian="normal" style:font-weight-complex="normal"/>
    </style:style>
    <style:style style:name="T100" style:family="text">
      <style:text-properties style:text-position="sub 58%" fo:font-weight="normal" officeooo:rsid="00c89aaf" style:font-size-asian="8.75pt" style:font-weight-asian="normal" style:font-weight-complex="normal"/>
    </style:style>
    <style:style style:name="T101" style:family="text">
      <style:text-properties style:text-position="sub 58%" officeooo:rsid="00114b91"/>
    </style:style>
    <style:style style:name="T102" style:family="text">
      <style:text-properties style:text-position="sub 58%" officeooo:rsid="00135142"/>
    </style:style>
    <style:style style:name="T103" style:family="text">
      <style:text-properties style:text-position="sub 58%" officeooo:rsid="001e9fb4"/>
    </style:style>
    <style:style style:name="T104" style:family="text">
      <style:text-properties style:text-position="sub 58%" officeooo:rsid="001129a8"/>
    </style:style>
    <style:style style:name="T105" style:family="text">
      <style:text-properties style:text-position="sub 58%" officeooo:rsid="00332b0b"/>
    </style:style>
    <style:style style:name="T106" style:family="text">
      <style:text-properties style:text-position="sub 58%" officeooo:rsid="001c5ad4"/>
    </style:style>
    <style:style style:name="T107" style:family="text">
      <style:text-properties style:text-position="sub 58%" officeooo:rsid="00344165"/>
    </style:style>
    <style:style style:name="T108" style:family="text">
      <style:text-properties style:text-position="sub 58%" officeooo:rsid="0011f110"/>
    </style:style>
    <style:style style:name="T109" style:family="text">
      <style:text-properties style:text-position="sub 58%" officeooo:rsid="001de981"/>
    </style:style>
    <style:style style:name="T110" style:family="text">
      <style:text-properties style:text-position="sub 58%" officeooo:rsid="000d52a6"/>
    </style:style>
    <style:style style:name="T111" style:family="text">
      <style:text-properties style:text-position="sub 58%" officeooo:rsid="0025cde9"/>
    </style:style>
    <style:style style:name="T112" style:family="text">
      <style:text-properties style:text-position="sub 58%" officeooo:rsid="005b1887"/>
    </style:style>
    <style:style style:name="T113" style:family="text">
      <style:text-properties style:text-position="sub 58%" officeooo:rsid="005b5d22"/>
    </style:style>
    <style:style style:name="T114" style:family="text">
      <style:text-properties style:text-position="sub 58%" officeooo:rsid="005c1065"/>
    </style:style>
    <style:style style:name="T115" style:family="text">
      <style:text-properties style:text-position="sub 58%" officeooo:rsid="0060739a"/>
    </style:style>
    <style:style style:name="T116" style:family="text">
      <style:text-properties style:text-position="sub 58%" style:font-name="Liberation Sans" fo:font-size="10pt" style:font-size-asian="10pt" style:font-size-complex="10pt"/>
    </style:style>
    <style:style style:name="T117" style:family="text">
      <style:text-properties style:text-position="sub 58%" style:font-name="Liberation Sans" fo:font-size="10pt" officeooo:rsid="00629f5b" style:font-size-asian="10pt" style:font-size-complex="10pt"/>
    </style:style>
    <style:style style:name="T118" style:family="text">
      <style:text-properties style:text-position="sub 58%" style:font-name="Liberation Sans" fo:font-size="10pt" officeooo:rsid="00135142" style:font-size-asian="10pt" style:font-size-complex="10pt"/>
    </style:style>
    <style:style style:name="T119" style:family="text">
      <style:text-properties style:text-position="sub 58%" style:font-name="Liberation Sans" fo:font-size="10pt" officeooo:rsid="00114b91" style:font-size-asian="10pt" style:font-size-complex="10pt"/>
    </style:style>
    <style:style style:name="T120" style:family="text">
      <style:text-properties style:text-position="sub 58%" style:font-name="Liberation Sans" fo:font-size="10pt" officeooo:rsid="0060739a" style:font-size-asian="10pt" style:font-size-complex="10pt"/>
    </style:style>
    <style:style style:name="T121" style:family="text">
      <style:text-properties style:text-position="sub 58%" style:font-name="Liberation Sans" fo:font-size="10pt" officeooo:rsid="006381b9" style:font-size-asian="10pt" style:font-size-complex="10pt"/>
    </style:style>
    <style:style style:name="T122" style:family="text">
      <style:text-properties style:text-position="sub 58%" style:font-name="Liberation Sans" fo:font-size="10pt" officeooo:rsid="0069ece3" style:font-size-asian="10pt" style:font-size-complex="10pt"/>
    </style:style>
    <style:style style:name="T123" style:family="text">
      <style:text-properties style:text-position="sub 58%" style:font-name="Liberation Sans" fo:font-size="10pt" officeooo:rsid="006b5d3c" style:font-size-asian="10pt" style:font-size-complex="10pt"/>
    </style:style>
    <style:style style:name="T124" style:family="text">
      <style:text-properties style:text-position="sub 58%" style:font-name="Liberation Sans" fo:font-size="10pt" officeooo:rsid="006ee7f3" style:font-size-asian="10pt" style:font-size-complex="10pt"/>
    </style:style>
    <style:style style:name="T125" style:family="text">
      <style:text-properties style:text-position="sub 58%" style:font-name="Liberation Sans" fo:font-size="10pt" officeooo:rsid="00700fdf" style:font-size-asian="10pt" style:font-size-complex="10pt"/>
    </style:style>
    <style:style style:name="T126" style:family="text">
      <style:text-properties style:text-position="sub 58%" style:font-name="Liberation Sans" fo:font-size="10pt" officeooo:rsid="001e9fb4" style:font-size-asian="10pt" style:font-size-complex="10pt"/>
    </style:style>
    <style:style style:name="T127" style:family="text">
      <style:text-properties style:text-position="sub 58%" style:font-name="Liberation Sans" fo:font-size="10pt" officeooo:rsid="001129a8" style:font-size-asian="10pt" style:font-size-complex="10pt"/>
    </style:style>
    <style:style style:name="T128" style:family="text">
      <style:text-properties style:text-position="sub 58%" style:font-name="Liberation Sans" fo:font-size="10pt" officeooo:rsid="00a87af1" style:font-size-asian="10pt" style:font-size-complex="10pt"/>
    </style:style>
    <style:style style:name="T129" style:family="text">
      <style:text-properties style:text-position="sub 58%" style:font-name="Liberation Sans" fo:font-size="10pt" officeooo:rsid="00c754ba" style:font-size-asian="10pt" style:font-size-complex="10pt"/>
    </style:style>
    <style:style style:name="T130" style:family="text">
      <style:text-properties style:text-position="sub 58%" style:font-name="Liberation Sans" fo:font-size="10pt" officeooo:rsid="00e7da66" style:font-size-asian="10pt" style:font-size-complex="10pt"/>
    </style:style>
    <style:style style:name="T131" style:family="text">
      <style:text-properties style:text-position="sub 58%" style:font-name="Liberation Sans" fo:font-size="10pt" officeooo:rsid="006381b9" style:font-size-asian="8.75pt" style:font-size-complex="10pt"/>
    </style:style>
    <style:style style:name="T132" style:family="text">
      <style:text-properties style:text-position="sub 58%" style:font-name="Liberation Sans" fo:font-size="10pt" officeooo:rsid="00987bcd" style:font-size-asian="8.75pt" style:font-size-complex="10pt"/>
    </style:style>
    <style:style style:name="T133" style:family="text">
      <style:text-properties style:text-position="sub 58%" style:font-name="Liberation Sans" fo:font-size="10pt" officeooo:rsid="00c89aaf" style:font-size-asian="8.75pt" style:font-size-complex="10pt"/>
    </style:style>
    <style:style style:name="T134" style:family="text">
      <style:text-properties style:text-position="sub 58%" style:font-name="Liberation Sans" fo:font-size="10pt" fo:language="en" fo:country="US" fo:font-weight="normal" officeooo:rsid="0060739a" style:font-size-asian="10pt" style:font-weight-asian="normal" style:font-size-complex="10pt" style:font-weight-complex="normal"/>
    </style:style>
    <style:style style:name="T135" style:family="text">
      <style:text-properties style:text-position="sub 58%" style:font-name="Liberation Sans" fo:font-size="10pt" fo:language="en" fo:country="US" fo:font-weight="normal" officeooo:rsid="001e9fb4" style:font-size-asian="10pt" style:font-weight-asian="normal" style:font-size-complex="10pt" style:font-weight-complex="normal"/>
    </style:style>
    <style:style style:name="T136" style:family="text">
      <style:text-properties style:text-position="sub 58%" style:font-name="Liberation Sans" fo:font-size="10pt" fo:language="en" fo:country="US" fo:font-weight="normal" officeooo:rsid="0056cf35" style:font-size-asian="10pt" style:font-weight-asian="normal" style:font-size-complex="10pt" style:font-weight-complex="normal"/>
    </style:style>
    <style:style style:name="T137" style:family="text">
      <style:text-properties style:text-position="sub 58%" style:font-name="Liberation Sans" fo:font-size="10pt" fo:language="en" fo:country="US" fo:font-weight="normal" officeooo:rsid="005b1887" style:font-size-asian="10pt" style:font-weight-asian="normal" style:font-size-complex="10pt" style:font-weight-complex="normal"/>
    </style:style>
    <style:style style:name="T138" style:family="text">
      <style:text-properties style:text-position="sub 58%" style:font-name="Liberation Sans" fo:font-size="10pt" fo:language="en" fo:country="US" fo:font-weight="normal" officeooo:rsid="00844f6b" style:font-size-asian="10pt" style:font-weight-asian="normal" style:font-size-complex="10pt" style:font-weight-complex="normal"/>
    </style:style>
    <style:style style:name="T139" style:family="text">
      <style:text-properties style:text-position="sub 58%" style:font-name="Liberation Sans" fo:font-size="10pt" fo:language="en" fo:country="US" fo:font-weight="normal" officeooo:rsid="0069ece3" style:font-size-asian="10pt" style:font-weight-asian="normal" style:font-size-complex="10pt" style:font-weight-complex="normal"/>
    </style:style>
    <style:style style:name="T140" style:family="text">
      <style:text-properties style:text-position="sub 58%" style:font-name="Liberation Sans" fo:font-size="10pt" fo:language="en" fo:country="US" fo:font-weight="normal" officeooo:rsid="001d2303" style:font-size-asian="10pt" style:font-weight-asian="normal" style:font-size-complex="10pt" style:font-weight-complex="normal"/>
    </style:style>
    <style:style style:name="T141" style:family="text">
      <style:text-properties style:text-position="sub 58%" style:font-name="Liberation Sans" fo:font-size="10pt" fo:language="en" fo:country="US" fo:font-weight="normal" officeooo:rsid="0129897a" style:font-size-asian="10pt" style:font-weight-asian="normal" style:font-size-complex="10pt" style:font-weight-complex="normal"/>
    </style:style>
    <style:style style:name="T142" style:family="text">
      <style:text-properties style:text-position="sub 58%" style:font-name="Liberation Sans" fo:font-size="10pt" fo:language="en" fo:country="US" style:font-size-asian="10pt" style:font-size-complex="10pt"/>
    </style:style>
    <style:style style:name="T143" style:family="text">
      <style:text-properties style:text-position="sub 58%" style:font-name="Liberation Sans" fo:font-size="10pt" fo:language="en" fo:country="US" officeooo:rsid="00114b91" style:font-size-asian="10pt" style:font-size-complex="10pt"/>
    </style:style>
    <style:style style:name="T144" style:family="text">
      <style:text-properties style:text-position="sub 58%" style:font-name="Liberation Sans" fo:font-size="10pt" fo:language="en" fo:country="US" officeooo:rsid="007463c0" style:font-size-asian="10pt" style:font-size-complex="10pt"/>
    </style:style>
    <style:style style:name="T145" style:family="text">
      <style:text-properties style:text-position="sub 58%" style:font-name="Liberation Sans" fo:font-size="10pt" fo:language="en" fo:country="US" officeooo:rsid="01248f82" style:font-size-asian="10pt" style:font-size-complex="10pt"/>
    </style:style>
    <style:style style:name="T146" style:family="text">
      <style:text-properties style:text-position="sub 58%" style:font-name="Liberation Sans" fo:font-size="10pt" fo:language="en" fo:country="US" officeooo:rsid="005b1887" style:font-size-asian="10pt" style:font-size-complex="10pt"/>
    </style:style>
    <style:style style:name="T147" style:family="text">
      <style:text-properties style:text-position="sub 58%" style:font-name="Liberation Sans" fo:font-size="10pt" fo:language="en" fo:country="US" officeooo:rsid="005b5d22" style:font-size-asian="10pt" style:font-size-complex="10pt"/>
    </style:style>
    <style:style style:name="T148" style:family="text">
      <style:text-properties style:text-position="sub 58%" style:font-name="Liberation Sans" fo:font-size="10pt" fo:language="en" fo:country="US" officeooo:rsid="012aca50" style:font-size-asian="10pt" style:font-size-complex="10pt"/>
    </style:style>
    <style:style style:name="T149" style:family="text">
      <style:text-properties style:text-position="sub 58%" style:font-name="Liberation Sans" fo:font-weight="normal" style:font-weight-asian="normal" style:font-weight-complex="normal"/>
    </style:style>
    <style:style style:name="T150" style:family="text">
      <style:text-properties style:text-position="sub 58%" style:font-name="Liberation Sans" fo:language="en" fo:country="US" officeooo:rsid="00fb9291"/>
    </style:style>
    <style:style style:name="T151" style:family="text">
      <style:text-properties style:text-position="sub 58%" style:font-name="Liberation Sans" fo:language="en" fo:country="US" officeooo:rsid="009822b7"/>
    </style:style>
    <style:style style:name="T152" style:family="text">
      <style:text-properties style:text-position="sub 58%" style:font-name="Liberation Sans" officeooo:rsid="00f13f31"/>
    </style:style>
    <style:style style:name="T153" style:family="text">
      <style:text-properties style:text-position="sub 58%" style:font-name="Liberation Sans" officeooo:rsid="00f2c970"/>
    </style:style>
    <style:style style:name="T154" style:family="text">
      <style:text-properties style:text-position="sub 58%" officeooo:rsid="00629f5b"/>
    </style:style>
    <style:style style:name="T155" style:family="text">
      <style:text-properties style:text-position="sub 58%" officeooo:rsid="0069ece3"/>
    </style:style>
    <style:style style:name="T156" style:family="text">
      <style:text-properties style:text-position="sub 58%" officeooo:rsid="0069f6a6"/>
    </style:style>
    <style:style style:name="T157" style:family="text">
      <style:text-properties style:text-position="sub 58%" officeooo:rsid="006b5d3c"/>
    </style:style>
    <style:style style:name="T158" style:family="text">
      <style:text-properties style:text-position="sub 58%" officeooo:rsid="006d5a67"/>
    </style:style>
    <style:style style:name="T159" style:family="text">
      <style:text-properties style:text-position="sub 58%" officeooo:rsid="006381b9"/>
    </style:style>
    <style:style style:name="T160" style:family="text">
      <style:text-properties style:text-position="sub 58%" officeooo:rsid="006ee7f3"/>
    </style:style>
    <style:style style:name="T161" style:family="text">
      <style:text-properties style:text-position="sub 58%" officeooo:rsid="007c954f"/>
    </style:style>
    <style:style style:name="T162" style:family="text">
      <style:text-properties style:text-position="sub 58%" officeooo:rsid="007f8963"/>
    </style:style>
    <style:style style:name="T163" style:family="text">
      <style:text-properties style:text-position="sub 58%" officeooo:rsid="0084e05f"/>
    </style:style>
    <style:style style:name="T164" style:family="text">
      <style:text-properties style:text-position="sub 58%" officeooo:rsid="006381b9" style:font-size-asian="8.75pt"/>
    </style:style>
    <style:style style:name="T165" style:family="text">
      <style:text-properties style:text-position="sub 58%" officeooo:rsid="00c89aaf" style:font-size-asian="8.75pt"/>
    </style:style>
    <style:style style:name="T166" style:family="text">
      <style:text-properties style:text-position="sub 58%" officeooo:rsid="009822b7"/>
    </style:style>
    <style:style style:name="T167" style:family="text">
      <style:text-properties style:text-position="sub 58%" style:font-name-asian="Noto Sans CJK SC Regular" style:font-name-complex="FreeSans1"/>
    </style:style>
    <style:style style:name="T168" style:family="text">
      <style:text-properties style:text-position="sub 58%" officeooo:rsid="00a444b7"/>
    </style:style>
    <style:style style:name="T169" style:family="text">
      <style:text-properties style:text-position="sub 58%" officeooo:rsid="00ba84d9"/>
    </style:style>
    <style:style style:name="T170" style:family="text">
      <style:text-properties style:text-position="sub 58%" officeooo:rsid="00bc40c7"/>
    </style:style>
    <style:style style:name="T171" style:family="text">
      <style:text-properties style:text-position="sub 58%" officeooo:rsid="00c6f487"/>
    </style:style>
    <style:style style:name="T172" style:family="text">
      <style:text-properties style:text-position="sub 58%" officeooo:rsid="00c754ba"/>
    </style:style>
    <style:style style:name="T173" style:family="text">
      <style:text-properties style:text-position="sub 58%" officeooo:rsid="00a87af1"/>
    </style:style>
    <style:style style:name="T174" style:family="text">
      <style:text-properties style:text-position="sub 58%" officeooo:rsid="00e7da66"/>
    </style:style>
    <style:style style:name="T175" style:family="text">
      <style:text-properties style:text-position="sub 58%" officeooo:rsid="009822b7" style:font-size-asian="10pt"/>
    </style:style>
    <style:style style:name="T176" style:family="text">
      <style:text-properties style:text-position="sub 58%" officeooo:rsid="00fb9291" style:font-size-asian="10pt"/>
    </style:style>
    <style:style style:name="T177" style:family="text">
      <style:text-properties style:text-position="sub 58%" fo:language="en" fo:country="US"/>
    </style:style>
    <style:style style:name="T178" style:family="text">
      <style:text-properties style:text-position="sub 58%" fo:language="en" fo:country="US" officeooo:rsid="00ec19a8"/>
    </style:style>
    <style:style style:name="T179" style:family="text">
      <style:text-properties style:text-position="sub 58%" fo:language="en" fo:country="US" officeooo:rsid="00ee8000"/>
    </style:style>
    <style:style style:name="T180" style:family="text">
      <style:text-properties style:text-position="sub 58%" fo:language="en" fo:country="US" officeooo:rsid="00fbbd8e"/>
    </style:style>
    <style:style style:name="T181" style:family="text">
      <style:text-properties style:text-position="sub 58%" fo:language="en" fo:country="US" officeooo:rsid="00fe6299"/>
    </style:style>
    <style:style style:name="T182" style:family="text">
      <style:text-properties style:text-position="sub 58%" officeooo:rsid="00cf48e9"/>
    </style:style>
    <style:style style:name="T183" style:family="text">
      <style:text-properties style:text-position="sub 58%" officeooo:rsid="00f13f31"/>
    </style:style>
    <style:style style:name="T184" style:family="text">
      <style:text-properties style:text-position="sub 58%" officeooo:rsid="00f2c970"/>
    </style:style>
    <style:style style:name="T185" style:family="text">
      <style:text-properties style:text-position="sub 58%" officeooo:rsid="00f47e0b"/>
    </style:style>
    <style:style style:name="T186" style:family="text">
      <style:text-properties style:text-position="sub 58%" style:font-name="Liberation Sans1" style:font-name-asian="Liberation Sans1" style:font-name-complex="Liberation Sans1"/>
    </style:style>
    <style:style style:name="T187" style:family="text">
      <style:text-properties style:text-position="sub 58%" style:font-name="Liberation Sans1" officeooo:rsid="00f47e0b" style:font-name-asian="Liberation Sans1" style:font-name-complex="Liberation Sans1"/>
    </style:style>
    <style:style style:name="T188" style:family="text">
      <style:text-properties style:text-position="sub 58%" officeooo:rsid="009822b7" style:font-name-asian="Liberation Sans1" style:font-name-complex="Liberation Sans1"/>
    </style:style>
    <style:style style:name="T189" style:family="text">
      <style:text-properties style:text-position="sub 58%" officeooo:rsid="00fa08e8"/>
    </style:style>
    <style:style style:name="T190" style:family="text">
      <style:text-properties style:text-position="sub 58%" officeooo:rsid="00fbbd8e"/>
    </style:style>
    <style:style style:name="T191" style:family="text">
      <style:text-properties style:text-position="sub 58%" officeooo:rsid="0100c081"/>
    </style:style>
    <style:style style:name="T192" style:family="text">
      <style:text-properties style:text-position="sub 58%" officeooo:rsid="01015508"/>
    </style:style>
    <style:style style:name="T193" style:family="text">
      <style:text-properties style:text-position="sub 58%" officeooo:rsid="010386b3"/>
    </style:style>
    <style:style style:name="T194" style:family="text">
      <style:text-properties style:text-position="sub 58%" officeooo:rsid="010a8d4b"/>
    </style:style>
    <style:style style:name="T195" style:family="text">
      <style:text-properties style:text-position="sub 58%" officeooo:rsid="0112266d"/>
    </style:style>
    <style:style style:name="T196" style:family="text">
      <style:text-properties style:text-position="sub 58%" officeooo:rsid="01151b17"/>
    </style:style>
    <style:style style:name="T197" style:family="text">
      <style:text-properties style:text-position="sub 58%" officeooo:rsid="0116b6de"/>
    </style:style>
    <style:style style:name="T198" style:family="text">
      <style:text-properties style:text-position="sub 58%" officeooo:rsid="0118ad14"/>
    </style:style>
    <style:style style:name="T199" style:family="text">
      <style:text-properties style:text-position="sub 58%" officeooo:rsid="011a43e2"/>
    </style:style>
    <style:style style:name="T200" style:family="text">
      <style:text-properties style:text-position="super 58%"/>
    </style:style>
    <style:style style:name="T201" style:family="text">
      <style:text-properties style:text-position="super 58%" officeooo:rsid="00114b91"/>
    </style:style>
    <style:style style:name="T202" style:family="text">
      <style:text-properties fo:font-weight="normal" style:font-weight-asian="normal" style:font-weight-complex="normal"/>
    </style:style>
    <style:style style:name="T203" style:family="text">
      <style:text-properties fo:font-weight="normal" officeooo:rsid="001c5ad4" style:font-weight-asian="normal" style:font-weight-complex="normal"/>
    </style:style>
    <style:style style:name="T204" style:family="text">
      <style:text-properties fo:font-weight="normal" officeooo:rsid="00361b38" style:font-weight-asian="normal" style:font-weight-complex="normal"/>
    </style:style>
    <style:style style:name="T205" style:family="text">
      <style:text-properties fo:font-weight="normal" officeooo:rsid="001129a8" style:font-weight-asian="normal" style:font-weight-complex="normal"/>
    </style:style>
    <style:style style:name="T206" style:family="text">
      <style:text-properties fo:font-weight="normal" officeooo:rsid="00114b91" style:font-weight-asian="normal" style:font-weight-complex="normal"/>
    </style:style>
    <style:style style:name="T207" style:family="text">
      <style:text-properties fo:font-weight="normal" officeooo:rsid="0023adf0" style:font-weight-asian="normal" style:font-weight-complex="normal"/>
    </style:style>
    <style:style style:name="T208" style:family="text">
      <style:text-properties fo:font-weight="normal" officeooo:rsid="0025b985" style:font-weight-asian="normal" style:font-weight-complex="normal"/>
    </style:style>
    <style:style style:name="T209" style:family="text">
      <style:text-properties fo:font-weight="normal" officeooo:rsid="003b9ac0" style:font-weight-asian="normal" style:font-weight-complex="normal"/>
    </style:style>
    <style:style style:name="T210" style:family="text">
      <style:text-properties fo:font-weight="normal" officeooo:rsid="007941e1" style:font-weight-asian="normal" style:font-weight-complex="normal"/>
    </style:style>
    <style:style style:name="T211" style:family="text">
      <style:text-properties fo:font-weight="normal" officeooo:rsid="00b8d4e6" style:font-weight-asian="normal" style:font-weight-complex="normal"/>
    </style:style>
    <style:style style:name="T212" style:family="text">
      <style:text-properties fo:font-weight="normal" officeooo:rsid="00b9f2d7" style:font-weight-asian="normal" style:font-weight-complex="normal"/>
    </style:style>
    <style:style style:name="T213" style:family="text">
      <style:text-properties fo:font-weight="normal" officeooo:rsid="00c6c305" style:font-weight-asian="normal" style:font-weight-complex="normal"/>
    </style:style>
    <style:style style:name="T214" style:family="text">
      <style:text-properties fo:font-weight="normal" officeooo:rsid="000d52a6" style:font-weight-asian="normal" style:font-weight-complex="normal"/>
    </style:style>
    <style:style style:name="T215" style:family="text">
      <style:text-properties fo:font-weight="normal" officeooo:rsid="0014df75" style:font-weight-asian="normal" style:font-weight-complex="normal"/>
    </style:style>
    <style:style style:name="T216" style:family="text">
      <style:text-properties fo:font-weight="normal" officeooo:rsid="00245933" style:font-weight-asian="normal" style:font-weight-complex="normal"/>
    </style:style>
    <style:style style:name="T217" style:family="text">
      <style:text-properties fo:font-weight="normal" officeooo:rsid="00d35824" style:font-weight-asian="normal" style:font-weight-complex="normal"/>
    </style:style>
    <style:style style:name="T218" style:family="text">
      <style:text-properties fo:font-weight="normal" officeooo:rsid="00d376ab" style:font-weight-asian="normal" style:font-weight-complex="normal"/>
    </style:style>
    <style:style style:name="T219" style:family="text">
      <style:text-properties fo:font-weight="normal" officeooo:rsid="001e9fb4" style:font-weight-asian="normal" style:font-weight-complex="normal"/>
    </style:style>
    <style:style style:name="T220" style:family="text">
      <style:text-properties fo:font-weight="normal" officeooo:rsid="006381b9" style:font-weight-asian="normal" style:font-weight-complex="normal"/>
    </style:style>
    <style:style style:name="T221" style:family="text">
      <style:text-properties fo:font-weight="normal" officeooo:rsid="00700fdf" style:font-weight-asian="normal" style:font-weight-complex="normal"/>
    </style:style>
    <style:style style:name="T222" style:family="text">
      <style:text-properties fo:font-weight="normal" officeooo:rsid="0064d661" style:font-weight-asian="normal" style:font-weight-complex="normal"/>
    </style:style>
    <style:style style:name="T223" style:family="text">
      <style:text-properties fo:font-weight="normal" officeooo:rsid="00dda21f" style:font-weight-asian="normal" style:font-weight-complex="normal"/>
    </style:style>
    <style:style style:name="T224" style:family="text">
      <style:text-properties fo:font-weight="normal" officeooo:rsid="00de9c89" style:font-weight-asian="normal" style:font-weight-complex="normal"/>
    </style:style>
    <style:style style:name="T225" style:family="text">
      <style:text-properties fo:font-weight="normal" officeooo:rsid="00df902a" style:font-weight-asian="normal" style:font-weight-complex="normal"/>
    </style:style>
    <style:style style:name="T226" style:family="text">
      <style:text-properties fo:font-weight="normal" officeooo:rsid="00e17bef" style:font-weight-asian="normal" style:font-weight-complex="normal"/>
    </style:style>
    <style:style style:name="T227" style:family="text">
      <style:text-properties fo:font-weight="normal" officeooo:rsid="00e47957" style:font-weight-asian="normal" style:font-weight-complex="normal"/>
    </style:style>
    <style:style style:name="T228" style:family="text">
      <style:text-properties fo:font-weight="normal" officeooo:rsid="00e57b16" style:font-weight-asian="normal" style:font-weight-complex="normal"/>
    </style:style>
    <style:style style:name="T229" style:family="text">
      <style:text-properties fo:font-weight="normal" officeooo:rsid="00e61227" style:font-weight-asian="normal" style:font-weight-complex="normal"/>
    </style:style>
    <style:style style:name="T230" style:family="text">
      <style:text-properties fo:font-weight="normal" officeooo:rsid="00e6a2bf" style:font-weight-asian="normal" style:font-weight-complex="normal"/>
    </style:style>
    <style:style style:name="T231" style:family="text">
      <style:text-properties fo:font-weight="normal" officeooo:rsid="00e7da66" style:font-weight-asian="normal" style:font-weight-complex="normal"/>
    </style:style>
    <style:style style:name="T232" style:family="text">
      <style:text-properties fo:font-weight="normal" officeooo:rsid="0100c081" style:font-weight-asian="normal" style:font-weight-complex="normal"/>
    </style:style>
    <style:style style:name="T233" style:family="text">
      <style:text-properties fo:font-weight="normal" officeooo:rsid="006381b9" style:font-size-asian="8.75pt" style:font-weight-asian="normal" style:font-weight-complex="normal"/>
    </style:style>
    <style:style style:name="T234" style:family="text">
      <style:text-properties officeooo:rsid="001c5ad4"/>
    </style:style>
    <style:style style:name="T235" style:family="text">
      <style:text-properties officeooo:rsid="00114b91"/>
    </style:style>
    <style:style style:name="T236" style:family="text">
      <style:text-properties officeooo:rsid="001e9fb4"/>
    </style:style>
    <style:style style:name="T237" style:family="text">
      <style:text-properties officeooo:rsid="001129a8"/>
    </style:style>
    <style:style style:name="T238" style:family="text">
      <style:text-properties officeooo:rsid="0022982b"/>
    </style:style>
    <style:style style:name="T239" style:family="text">
      <style:text-properties officeooo:rsid="0028c42f"/>
    </style:style>
    <style:style style:name="T240" style:family="text">
      <style:text-properties officeooo:rsid="001d8000"/>
    </style:style>
    <style:style style:name="T241" style:family="text">
      <style:text-properties fo:font-weight="bold" style:font-weight-asian="bold" style:font-weight-complex="bold"/>
    </style:style>
    <style:style style:name="T242" style:family="text">
      <style:text-properties fo:font-weight="bold" officeooo:rsid="004dcd95" style:font-weight-asian="bold" style:font-weight-complex="bold"/>
    </style:style>
    <style:style style:name="T243" style:family="text">
      <style:text-properties fo:font-weight="bold" officeooo:rsid="0064d661" style:font-weight-asian="bold" style:font-weight-complex="bold"/>
    </style:style>
    <style:style style:name="T244" style:family="text">
      <style:text-properties fo:font-weight="bold" officeooo:rsid="009b22e5" style:font-weight-asian="bold" style:font-weight-complex="bold"/>
    </style:style>
    <style:style style:name="T245" style:family="text">
      <style:text-properties officeooo:rsid="004dcd95"/>
    </style:style>
    <style:style style:name="T246" style:family="text">
      <style:text-properties officeooo:rsid="005b1887"/>
    </style:style>
    <style:style style:name="T247" style:family="text">
      <style:text-properties officeooo:rsid="005b5d22"/>
    </style:style>
    <style:style style:name="T248" style:family="text">
      <style:text-properties officeooo:rsid="005c1065"/>
    </style:style>
    <style:style style:name="T249" style:family="text">
      <style:text-properties officeooo:rsid="005de329"/>
    </style:style>
    <style:style style:name="T250" style:family="text">
      <style:text-properties officeooo:rsid="00629f5b"/>
    </style:style>
    <style:style style:name="T251" style:family="text">
      <style:text-properties style:font-name="Liberation Sans" fo:font-size="10pt" style:font-size-asian="10pt" style:font-size-complex="10pt"/>
    </style:style>
    <style:style style:name="T252" style:family="text">
      <style:text-properties style:font-name="Liberation Sans" fo:font-size="10pt" style:font-size-asian="8.75pt" style:font-size-complex="10pt"/>
    </style:style>
    <style:style style:name="T253" style:family="text">
      <style:text-properties style:font-name="Liberation Sans" fo:font-size="10pt" officeooo:rsid="006381b9" style:font-size-asian="8.75pt" style:font-size-complex="10pt"/>
    </style:style>
    <style:style style:name="T254" style:family="text">
      <style:text-properties style:font-name="Liberation Sans" fo:font-size="10pt" officeooo:rsid="00987bcd" style:font-size-asian="8.75pt" style:font-size-complex="10pt"/>
    </style:style>
    <style:style style:name="T255" style:family="text">
      <style:text-properties style:font-name="Liberation Sans" fo:font-size="10pt" officeooo:rsid="0099a6c3" style:font-size-asian="8.75pt" style:font-size-complex="10pt"/>
    </style:style>
    <style:style style:name="T256" style:family="text">
      <style:text-properties style:font-name="Liberation Sans" fo:font-size="10pt" fo:language="en" fo:country="US" style:font-size-asian="10pt" style:font-size-complex="10pt"/>
    </style:style>
    <style:style style:name="T257" style:family="text">
      <style:text-properties style:font-name="Liberation Sans" fo:font-size="10pt" fo:language="en" fo:country="US" officeooo:rsid="0077f63c" style:font-size-asian="10pt" style:font-size-complex="10pt"/>
    </style:style>
    <style:style style:name="T258" style:family="text">
      <style:text-properties style:font-name="Liberation Sans" fo:font-size="10pt" fo:language="en" fo:country="US" officeooo:rsid="01248f82" style:font-size-asian="10pt" style:font-size-complex="10pt"/>
    </style:style>
    <style:style style:name="T259" style:family="text">
      <style:text-properties style:font-name="Liberation Sans" fo:font-size="10pt" fo:language="en" fo:country="US" officeooo:rsid="00a0b0a1" style:font-size-asian="10pt" style:font-size-complex="10pt"/>
    </style:style>
    <style:style style:name="T260" style:family="text">
      <style:text-properties style:font-name="Liberation Sans" fo:font-size="10pt" fo:language="en" fo:country="US" officeooo:rsid="005b5d22" style:font-size-asian="10pt" style:font-size-complex="10pt"/>
    </style:style>
    <style:style style:name="T261" style:family="text">
      <style:text-properties style:font-name="Liberation Sans" fo:font-size="10pt" fo:language="en" fo:country="US" officeooo:rsid="0129897a" style:font-size-asian="10pt" style:font-size-complex="10pt"/>
    </style:style>
    <style:style style:name="T262" style:family="text">
      <style:text-properties style:font-name="Liberation Sans" fo:font-size="10pt" fo:language="en" fo:country="US" officeooo:rsid="00c5d08a" style:font-size-asian="10pt" style:font-size-complex="10pt"/>
    </style:style>
    <style:style style:name="T263" style:family="text">
      <style:text-properties style:font-name="Liberation Sans" fo:font-size="10pt" fo:language="en" fo:country="US" officeooo:rsid="00844f6b" style:font-size-asian="10pt" style:font-size-complex="10pt"/>
    </style:style>
    <style:style style:name="T264" style:family="text">
      <style:text-properties style:font-name="Liberation Sans" fo:font-size="10pt" fo:language="en" fo:country="US" fo:font-weight="normal" officeooo:rsid="0056cf35" style:font-size-asian="10pt" style:font-weight-asian="normal" style:font-size-complex="10pt" style:font-weight-complex="normal"/>
    </style:style>
    <style:style style:name="T265" style:family="text">
      <style:text-properties style:font-name="Liberation Sans" fo:font-size="10pt" fo:language="en" fo:country="US" fo:font-weight="normal" officeooo:rsid="00d1966a" style:font-size-asian="10pt" style:font-weight-asian="normal" style:font-size-complex="10pt" style:font-weight-complex="normal"/>
    </style:style>
    <style:style style:name="T266" style:family="text">
      <style:text-properties style:font-name="Liberation Sans" fo:font-size="10pt" fo:language="en" fo:country="US" fo:font-weight="normal" officeooo:rsid="005c1065" style:font-size-asian="10pt" style:font-weight-asian="normal" style:font-size-complex="10pt" style:font-weight-complex="normal"/>
    </style:style>
    <style:style style:name="T267" style:family="text">
      <style:text-properties style:font-name="Liberation Sans" fo:font-size="10pt" fo:language="en" fo:country="US" fo:font-weight="normal" officeooo:rsid="005b1887" style:font-size-asian="10pt" style:font-weight-asian="normal" style:font-size-complex="10pt" style:font-weight-complex="normal"/>
    </style:style>
    <style:style style:name="T268" style:family="text">
      <style:text-properties style:font-name="Liberation Sans" fo:font-size="10pt" fo:language="en" fo:country="US" fo:font-weight="normal" officeooo:rsid="01248f82" style:font-size-asian="10pt" style:font-weight-asian="normal" style:font-size-complex="10pt" style:font-weight-complex="normal"/>
    </style:style>
    <style:style style:name="T269" style:family="text">
      <style:text-properties style:font-name="Liberation Sans" fo:font-size="10pt" fo:language="en" fo:country="US" fo:font-weight="normal" officeooo:rsid="0129897a" style:font-size-asian="10pt" style:font-weight-asian="normal" style:font-size-complex="10pt" style:font-weight-complex="normal"/>
    </style:style>
    <style:style style:name="T270" style:family="text">
      <style:text-properties style:font-name="Liberation Sans" officeooo:rsid="00d14837"/>
    </style:style>
    <style:style style:name="T271" style:family="text">
      <style:text-properties style:font-name="Liberation Sans" fo:font-weight="normal" style:font-weight-asian="normal" style:font-weight-complex="normal"/>
    </style:style>
    <style:style style:name="T272" style:family="text">
      <style:text-properties style:font-name="Liberation Sans" fo:language="en" fo:country="US" officeooo:rsid="009822b7"/>
    </style:style>
    <style:style style:name="T273" style:family="text">
      <style:text-properties style:font-name="Liberation Sans" fo:language="en" fo:country="US" fo:font-weight="bold" style:font-weight-asian="bold" style:font-weight-complex="bold"/>
    </style:style>
    <style:style style:name="T274" style:family="text">
      <style:text-properties style:font-name="Liberation Sans" fo:language="en" fo:country="US" fo:font-weight="bold" officeooo:rsid="0064d661" style:font-weight-asian="bold" style:font-weight-complex="bold"/>
    </style:style>
    <style:style style:name="T275" style:family="text">
      <style:text-properties style:font-name="Liberation Sans" fo:language="en" fo:country="US" fo:font-weight="bold" officeooo:rsid="004dcd95" style:font-weight-asian="bold" style:font-weight-complex="bold"/>
    </style:style>
    <style:style style:name="T276" style:family="text">
      <style:text-properties style:font-name="Liberation Sans" fo:language="en" fo:country="US" fo:font-weight="bold" officeooo:rsid="009b22e5" style:font-weight-asian="bold" style:font-weight-complex="bold"/>
    </style:style>
    <style:style style:name="T277" style:family="text">
      <style:text-properties style:font-name="Liberation Sans" fo:language="en" fo:country="US" fo:font-weight="bold" officeooo:rsid="012d2e99" style:font-weight-asian="bold" style:font-weight-complex="bold"/>
    </style:style>
    <style:style style:name="T278" style:family="text">
      <style:text-properties style:font-name="Liberation Sans" officeooo:rsid="00efb16a"/>
    </style:style>
    <style:style style:name="T279" style:family="text">
      <style:text-properties style:font-name="Liberation Sans" officeooo:rsid="00f13f31"/>
    </style:style>
    <style:style style:name="T280" style:family="text">
      <style:text-properties style:font-name="Liberation Sans" officeooo:rsid="00f2c970"/>
    </style:style>
    <style:style style:name="T281" style:family="text">
      <style:text-properties style:font-name="Liberation Sans" officeooo:rsid="0103cf83"/>
    </style:style>
    <style:style style:name="T282" style:family="text">
      <style:text-properties officeooo:rsid="006381b9"/>
    </style:style>
    <style:style style:name="T283" style:family="text">
      <style:text-properties officeooo:rsid="0069ece3"/>
    </style:style>
    <style:style style:name="T284" style:family="text">
      <style:text-properties officeooo:rsid="0077f63c"/>
    </style:style>
    <style:style style:name="T285" style:family="text">
      <style:text-properties officeooo:rsid="0025b985"/>
    </style:style>
    <style:style style:name="T286" style:family="text">
      <style:text-properties officeooo:rsid="006381b9" style:font-size-asian="8.75pt"/>
    </style:style>
    <style:style style:name="T287" style:family="text">
      <style:text-properties officeooo:rsid="008a4f9b"/>
    </style:style>
    <style:style style:name="T288" style:family="text">
      <style:text-properties officeooo:rsid="0091ed21"/>
    </style:style>
    <style:style style:name="T289" style:family="text">
      <style:text-properties officeooo:rsid="00921dfb"/>
    </style:style>
    <style:style style:name="T290" style:family="text">
      <style:text-properties officeooo:rsid="00987bcd"/>
    </style:style>
    <style:style style:name="T291" style:family="text">
      <style:text-properties style:font-name="Liberation Sans1" style:font-name-asian="Liberation Sans1" style:font-name-complex="Liberation Sans1"/>
    </style:style>
    <style:style style:name="T292" style:family="text">
      <style:text-properties style:font-name="Liberation Sans1" officeooo:rsid="00a24691" style:font-name-asian="Liberation Sans1" style:font-name-complex="Liberation Sans1"/>
    </style:style>
    <style:style style:name="T293" style:family="text">
      <style:text-properties style:font-name="Liberation Sans1" officeooo:rsid="00f47e0b" style:font-name-asian="Liberation Sans1" style:font-name-complex="Liberation Sans1"/>
    </style:style>
    <style:style style:name="T294" style:family="text">
      <style:text-properties style:font-name="Liberation Sans1" officeooo:rsid="00fb9291" style:font-name-asian="Liberation Sans1" style:font-size-asian="10pt" style:font-name-complex="Liberation Sans1"/>
    </style:style>
    <style:style style:name="T295" style:family="text">
      <style:text-properties style:font-name="Liberation Sans1" fo:language="en" fo:country="US" style:font-name-asian="Liberation Sans1" style:font-name-complex="Liberation Sans1"/>
    </style:style>
    <style:style style:name="T296" style:family="text">
      <style:text-properties style:font-name-asian="Noto Sans CJK SC Regular" style:font-name-complex="FreeSans1"/>
    </style:style>
    <style:style style:name="T297" style:family="text">
      <style:text-properties officeooo:rsid="009d384a"/>
    </style:style>
    <style:style style:name="T298" style:family="text">
      <style:text-properties officeooo:rsid="009f2cb1"/>
    </style:style>
    <style:style style:name="T299" style:family="text">
      <style:text-properties officeooo:rsid="00a444b7"/>
    </style:style>
    <style:style style:name="T300" style:family="text">
      <style:text-properties officeooo:rsid="00b00c00"/>
    </style:style>
    <style:style style:name="T301" style:family="text">
      <style:text-properties officeooo:rsid="00b5ac80"/>
    </style:style>
    <style:style style:name="T302" style:family="text">
      <style:text-properties officeooo:rsid="00ba84d9"/>
    </style:style>
    <style:style style:name="T303" style:family="text">
      <style:text-properties officeooo:rsid="00c49749"/>
    </style:style>
    <style:style style:name="T304" style:family="text">
      <style:text-properties officeooo:rsid="00c6c305"/>
    </style:style>
    <style:style style:name="T305" style:family="text">
      <style:text-properties officeooo:rsid="00ce03e5"/>
    </style:style>
    <style:style style:name="T306" style:family="text">
      <style:text-properties officeooo:rsid="00cf48e9"/>
    </style:style>
    <style:style style:name="T307" style:family="text">
      <style:text-properties officeooo:rsid="00a24691" style:font-size-asian="10pt"/>
    </style:style>
    <style:style style:name="T308" style:family="text">
      <style:text-properties officeooo:rsid="009822b7" style:font-size-asian="10pt"/>
    </style:style>
    <style:style style:name="T309" style:family="text">
      <style:text-properties officeooo:rsid="00fe6299" style:font-size-asian="10pt"/>
    </style:style>
    <style:style style:name="T310" style:family="text">
      <style:text-properties fo:language="en" fo:country="US"/>
    </style:style>
    <style:style style:name="T311" style:family="text">
      <style:text-properties fo:language="en" fo:country="US" officeooo:rsid="00986910"/>
    </style:style>
    <style:style style:name="T312" style:family="text">
      <style:text-properties fo:language="en" fo:country="US" officeooo:rsid="00ec19a8"/>
    </style:style>
    <style:style style:name="T313" style:family="text">
      <style:text-properties fo:language="en" fo:country="US" officeooo:rsid="00ee8000"/>
    </style:style>
    <style:style style:name="T314" style:family="text">
      <style:text-properties fo:language="en" fo:country="US" officeooo:rsid="00fbbd8e"/>
    </style:style>
    <style:style style:name="T315" style:family="text">
      <style:text-properties fo:language="en" fo:country="US" officeooo:rsid="00fe6299"/>
    </style:style>
    <style:style style:name="T316" style:family="text">
      <style:text-properties officeooo:rsid="00ec19a8"/>
    </style:style>
    <style:style style:name="T317" style:family="text">
      <style:text-properties officeooo:rsid="00ee8000"/>
    </style:style>
    <style:style style:name="T318" style:family="text">
      <style:text-properties officeooo:rsid="00f13f31"/>
    </style:style>
    <style:style style:name="T319" style:family="text">
      <style:text-properties officeooo:rsid="00f2c970"/>
    </style:style>
    <style:style style:name="T320" style:family="text">
      <style:text-properties officeooo:rsid="00f47e0b"/>
    </style:style>
    <style:style style:name="T321" style:family="text">
      <style:text-properties officeooo:rsid="00fa08e8"/>
    </style:style>
    <style:style style:name="T322" style:family="text">
      <style:text-properties officeooo:rsid="00fa59ce"/>
    </style:style>
    <style:style style:name="T323" style:family="text">
      <style:text-properties officeooo:rsid="00fbbd8e"/>
    </style:style>
    <style:style style:name="T324" style:family="text">
      <style:text-properties officeooo:rsid="00fe6299"/>
    </style:style>
    <style:style style:name="T325" style:family="text">
      <style:text-properties officeooo:rsid="0100c081"/>
    </style:style>
    <style:style style:name="T326" style:family="text">
      <style:text-properties officeooo:rsid="0103cf83"/>
    </style:style>
    <style:style style:name="T327" style:family="text">
      <style:text-properties officeooo:rsid="010bed99"/>
    </style:style>
    <style:style style:name="T328" style:family="text">
      <style:text-properties officeooo:rsid="0112266d"/>
    </style:style>
    <style:style style:name="T329" style:family="text">
      <style:text-properties officeooo:rsid="0116654e"/>
    </style:style>
    <style:style style:name="T330" style:family="text">
      <style:text-properties officeooo:rsid="0116b6de"/>
    </style:style>
    <style:style style:name="T331" style:family="text">
      <style:text-properties officeooo:rsid="012d2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Scaling Definitions <text:line-break/></text:p>
      <text:p text:style-name="P56"/>
      <text:p text:style-name="P56">1) Consensus <text:span text:style-name="T245">(Old) </text:span></text:p>
      <text:p text:style-name="P1"/>
      <text:p text:style-name="P2">Define</text:p>
      <text:p text:style-name="P1"/>
      <text:p text:style-name="P35">T<text:span text:style-name="T77">R</text:span> = <text:span text:style-name="T300">3</text:span>000 bytes ; Reference Transaction weight. <text:span text:style-name="T306">Note: </text:span>T<text:span text:style-name="T77">R</text:span> <text:span text:style-name="T306">must be greater than T</text:span><text:span text:style-name="T182">2</text:span><text:span text:style-name="T68">.</text:span><text:span text:style-name="T306"> T</text:span><text:span text:style-name="T182">2</text:span><text:span text:style-name="T306"> equals the we</text:span>ight in bytes of a 2 input and 2 output transaction.</text:p>
      <text:p text:style-name="P1"/>
      <text:p text:style-name="P1">Z<text:span text:style-name="T77">M</text:span> = 300000 bytes ; Minimum penalty free zone.</text:p>
      <text:p text:style-name="P1"/>
      <text:p text:style-name="P1">M<text:span text:style-name="T77">B</text:span> = Block weight in bytes.</text:p>
      <text:p text:style-name="P1"/>
      <text:p text:style-name="P41">M<text:span text:style-name="T77">L</text:span> = the median over the last 100000 blocks of max((min (M<text:span text:style-name="T77">B</text:span> , 1.4M<text:span text:style-name="T77">L</text:span>), Z<text:span text:style-name="T77">M</text:span> ) ; recursive calculation for M<text:span text:style-name="T77">L</text:span> with M<text:span text:style-name="T77">L</text:span> starting at<text:span text:style-name="T1"> </text:span><text:span text:style-name="T75">M</text:span><text:span text:style-name="T195">L</text:span><text:span text:style-name="T1"> </text:span><text:span text:style-name="T75">of previous 100001 block (currently = Z</text:span><text:span text:style-name="T195">M</text:span><text:span text:style-name="T75">)</text:span>; Long Term Median</text:p>
      <text:p text:style-name="P1"/>
      <text:p text:style-name="P1">Z<text:span text:style-name="T77">M</text:span> ; <text:span text:style-name="T301">P</text:span>enalty free zone.</text:p>
      <text:p text:style-name="P1"/>
      <text:p text:style-name="Standard"><text:span text:style-name="T256">M</text:span><text:span text:style-name="T142">S</text:span><text:span text:style-name="T256"> = the median over the last 100 blocks of max(M</text:span><text:span text:style-name="T142">B</text:span><text:span text:style-name="T256"> , Z</text:span><text:span text:style-name="T145">M</text:span><text:span text:style-name="T256">) ; </text:span><text:span text:style-name="T257">Effective s</text:span><text:span text:style-name="T256">hort term median.</text:span></text:p>
      <text:p text:style-name="P1"/>
      <text:p text:style-name="P3">M<text:span text:style-name="T77">N</text:span> = min(M<text:span text:style-name="T77">S</text:span> , 50M<text:span text:style-name="T77">L</text:span>) ; <text:span text:style-name="T283">Median for Penalty calculation.</text:span></text:p>
      <text:p text:style-name="P1"/>
      <text:p text:style-name="P1">R<text:span text:style-name="T77">Base</text:span> = Block Reward.</text:p>
      <text:p text:style-name="P1"/>
      <text:p text:style-name="P25">0 &lt; M<text:span text:style-name="T77">B</text:span> <text:span text:style-name="T291">≤</text:span><text:span text:style-name="T296"> 2M</text:span><text:span text:style-name="T167">N</text:span><text:span text:style-name="T296"> ; Requirement for valid block.</text:span></text:p>
      <text:p text:style-name="P1"/>
      <text:p text:style-name="P1">B = M<text:span text:style-name="T77">B</text:span> /M<text:span text:style-name="T77">N</text:span> - 1 where -1 <text:span text:style-name="T290">&lt;</text:span> B ≤ 1</text:p>
      <text:p text:style-name="P1"/>
      <text:p text:style-name="P1">P<text:span text:style-name="T77">B</text:span> = <text:s/>R<text:span text:style-name="T77">Base</text:span>B<text:span text:style-name="T200">2</text:span> <text:s text:c="2"/>for B &gt; 0 ; Monero applies a penalty P<text:span text:style-name="T77">B</text:span>, to increase the block weight by B.</text:p>
      <text:p text:style-name="P1"/>
      <text:p text:style-name="P1">P<text:span text:style-name="T77">B</text:span> = <text:s/>0 for B ≤ 0 </text:p>
      <text:p text:style-name="P1"/>
      <text:p text:style-name="P4">dP<text:span text:style-name="T77">B</text:span> / dB = 2R<text:span text:style-name="T77">Base</text:span>B </text:p>
      <text:p text:style-name="P184"><text:span text:style-name="T274">Proposed </text:span><text:span text:style-name="T275">Scaling </text:span><text:span text:style-name="T273">Definitions </text:span><text:span text:style-name="T276">(</text:span><text:span text:style-name="T277">May</text:span><text:span text:style-name="T276"> 2021 </text:span><text:span text:style-name="T277">update</text:span><text:span text:style-name="T276">)</text:span></text:p>
      <text:p text:style-name="P55"/>
      <text:p text:style-name="P56">1) Consensus (New)</text:p>
      <text:p text:style-name="P1"/>
      <text:p text:style-name="P2">Define</text:p>
      <text:p text:style-name="P1"/>
      <text:p text:style-name="P34">T<text:span text:style-name="T77">R</text:span> = <text:span text:style-name="T300">3</text:span>000 bytes ; Reference Transaction weight. <text:span text:style-name="T306">Note: </text:span>T<text:span text:style-name="T77">R</text:span> <text:span text:style-name="T306">must be greater than T</text:span><text:span text:style-name="T182">2</text:span><text:span text:style-name="T68">.</text:span><text:span text:style-name="T306"> T</text:span><text:span text:style-name="T182">2</text:span><text:span text:style-name="T306"> equals the we</text:span>ight in bytes of a 2 input and 2 output transaction.</text:p>
      <text:p text:style-name="P1"/>
      <text:p text:style-name="P1">Z<text:span text:style-name="T77">M</text:span> = 300000 bytes ; Minimum penalty free zone.</text:p>
      <text:p text:style-name="P1"/>
      <text:p text:style-name="P1">M<text:span text:style-name="T77">B</text:span> = Block weight in bytes.</text:p>
      <text:p text:style-name="P1"/>
      <text:p text:style-name="P1">M<text:span text:style-name="T77">L</text:span> = The median over the last 100000 blocks of max((min (M<text:span text:style-name="T77">B</text:span> , 2M<text:span text:style-name="T77">L</text:span>), Z<text:span text:style-name="T77">M</text:span> , M<text:span text:style-name="T77">L</text:span>/2) ; recursive calculation for M<text:span text:style-name="T77">L</text:span> with M<text:span text:style-name="T77">L</text:span> starting at <text:span text:style-name="T328">M</text:span><text:span text:style-name="T195">L</text:span> <text:span text:style-name="T328">of previous 100001 block (currently = Z</text:span><text:span text:style-name="T195">M</text:span><text:span text:style-name="T75">)</text:span>; <text:span text:style-name="T306">L</text:span>ong <text:span text:style-name="T298">t</text:span>erm <text:span text:style-name="T298">m</text:span>edian</text:p>
      <text:p text:style-name="P1"/>
      <text:p text:style-name="P1">M<text:span text:style-name="T77">L</text:span> ; <text:span text:style-name="T301">P</text:span>enalty free zone. <text:span text:style-name="T306">This is now dynamic.</text:span></text:p>
      <text:p text:style-name="P1"/>
      <text:p text:style-name="P28">M<text:span text:style-name="T77">S</text:span> = the median over the last 100 blocks of max(M<text:span text:style-name="T77">B</text:span> , <text:span text:style-name="T302">M</text:span><text:span text:style-name="T169">L</text:span>) ; <text:span text:style-name="T284">Effective s</text:span>hort term median.</text:p>
      <text:p text:style-name="P1"/>
      <text:p text:style-name="P28"><text:span text:style-name="T283">M</text:span><text:span text:style-name="T155">N</text:span><text:span text:style-name="T283"> = min(M</text:span><text:span text:style-name="T155">S</text:span><text:span text:style-name="T283"> , 50M</text:span><text:span text:style-name="T155">L</text:span><text:span text:style-name="T283">) ; Median for Penalty calculation.</text:span></text:p>
      <text:p text:style-name="P1"/>
      <text:p text:style-name="P1">R<text:span text:style-name="T77">Base</text:span> = Block Reward.</text:p>
      <text:p text:style-name="P1"/>
      <text:p text:style-name="P25">0 &lt; M<text:span text:style-name="T77">B</text:span> <text:span text:style-name="T291">≤</text:span><text:span text:style-name="T296"> 2M</text:span><text:span text:style-name="T167">N</text:span><text:span text:style-name="T296"> ; Requirement for valid block.</text:span></text:p>
      <text:p text:style-name="P26"/>
      <text:p text:style-name="P1">B = M<text:span text:style-name="T77">B</text:span> /M<text:span text:style-name="T77">N</text:span> - 1 where -1 <text:span text:style-name="T290">&lt;</text:span> B ≤ 1</text:p>
      <text:p text:style-name="P1"/>
      <text:p text:style-name="P1">P<text:span text:style-name="T77">B</text:span> = <text:s/>R<text:span text:style-name="T77">Base</text:span>B<text:span text:style-name="T200">2</text:span> for B &gt; 0 ; Monero applies a penalty P<text:span text:style-name="T77">B</text:span>, to increase the block weight by B.</text:p>
      <text:p text:style-name="P1"/>
      <text:p text:style-name="P1">P<text:span text:style-name="T77">B</text:span> = <text:s/>0 for B ≤ 0 </text:p>
      <text:p text:style-name="P1"/>
      <text:p text:style-name="P160"><text:span text:style-name="T251">dP</text:span><text:span text:style-name="T116">B</text:span><text:span text:style-name="T251"> / dB = 2R</text:span><text:span text:style-name="T116">Base</text:span><text:span text:style-name="T251">B </text:span></text:p>
      <text:p text:style-name="P1"/>
      <text:p text:style-name="P178"><text:span text:style-name="T10">2</text:span><text:span text:style-name="T74">a</text:span><text:span text:style-name="T10">) </text:span><text:span text:style-name="T2">M</text:span><text:span text:style-name="T1">inimum Fee </text:span><text:span text:style-name="T57">For </text:span><text:span text:style-name="T1">Node </text:span><text:span text:style-name="T56">Relay</text:span><text:span text:style-name="T1"> </text:span><text:span text:style-name="T19">(</text:span><text:span text:style-name="T20">O</text:span><text:span text:style-name="T19">ld) </text:span></text:p>
      <text:p text:style-name="P60"/>
      <text:p text:style-name="P169"><text:span text:style-name="T49">W</text:span><text:span text:style-name="T51">e add a, penalty attracting, transaction T with a size of T</text:span><text:span text:style-name="T144">T </text:span><text:span text:style-name="T255">to </text:span><text:span text:style-name="T254">a block of weight M</text:span><text:span text:style-name="T132">B</text:span><text:span text:style-name="T254"> </text:span><text:span text:style-name="T50"><text:s/></text:span></text:p>
      <text:p text:style-name="P62"/>
      <text:p text:style-name="P67">Define</text:p>
      <text:p text:style-name="P67"/>
      <text:p text:style-name="P5"><text:span text:style-name="T1">B</text:span><text:span text:style-name="T77">T</text:span><text:span text:style-name="T1"> = T</text:span><text:span text:style-name="T77">T</text:span><text:span text:style-name="T1"> / M</text:span><text:span text:style-name="T77">N</text:span></text:p>
      <text:p text:style-name="P62"/>
      <text:p text:style-name="P5"><text:span text:style-name="T1">P</text:span><text:span text:style-name="T77">BT</text:span><text:span text:style-name="T1"> = R</text:span><text:span text:style-name="T108">B</text:span><text:span text:style-name="T77">ase</text:span><text:span text:style-name="T1">(B+B</text:span><text:span text:style-name="T77">T</text:span><text:span text:style-name="T1">)</text:span><text:span text:style-name="T200">2</text:span><text:span text:style-name="T1"> <text:s/></text:span><text:span text:style-name="T9">= <text:s/></text:span><text:span text:style-name="T1">R</text:span><text:span text:style-name="T102">b</text:span><text:span text:style-name="T77">ase</text:span><text:span text:style-name="T1">( B</text:span><text:span text:style-name="T200">2</text:span><text:span text:style-name="T1"> </text:span><text:span text:style-name="T9">+</text:span><text:span text:style-name="T1"> <text:s/>2BB</text:span><text:span text:style-name="T77">T</text:span><text:span text:style-name="T1"> + B</text:span><text:span text:style-name="T77">T</text:span><text:span text:style-name="T200">2</text:span><text:span text:style-name="T1"> )</text:span><text:span text:style-name="T9"> </text:span><text:span text:style-name="T1">; The new penalty, where B + B</text:span><text:span text:style-name="T77">T</text:span><text:span text:style-name="T1"> &gt; 0</text:span></text:p>
      <text:p text:style-name="P62"/>
      <text:p text:style-name="P5"><text:span text:style-name="T1">P</text:span><text:span text:style-name="T77">T</text:span><text:span text:style-name="T1"> = P</text:span><text:span text:style-name="T77">BT</text:span><text:span text:style-name="T1"> – P</text:span><text:span text:style-name="T77">B </text:span><text:span text:style-name="T1"><text:s text:c="2"/></text:span><text:span text:style-name="T9">=</text:span><text:span text:style-name="T1"> <text:s/>R</text:span><text:span text:style-name="T102">B</text:span><text:span text:style-name="T77">ase</text:span><text:span text:style-name="T1">(2BB</text:span><text:span text:style-name="T77">T</text:span><text:span text:style-name="T1"> + B</text:span><text:span text:style-name="T77">T</text:span><text:span text:style-name="T200">2</text:span><text:span text:style-name="T1"> ) ; </text:span><text:span text:style-name="T11">Increase in penalty from adding transaction T</text:span></text:p>
      <text:p text:style-name="P62"/>
      <text:p text:style-name="P5"><text:span text:style-name="T1">F</text:span><text:span text:style-name="T77">T</text:span><text:span text:style-name="T1"> = R</text:span><text:span text:style-name="T102">B</text:span><text:span text:style-name="T77">ase</text:span><text:span text:style-name="T1">(2BB</text:span><text:span text:style-name="T77">T</text:span><text:span text:style-name="T1"> + B</text:span><text:span text:style-name="T77">T</text:span><text:span text:style-name="T200">2</text:span><text:span text:style-name="T1"> ) <text:s/>; The additional fee required to overcome the increase in penalty P</text:span><text:span text:style-name="T77">T</text:span><text:span text:style-name="T1"> </text:span></text:p>
      <text:p text:style-name="P62"/>
      <text:p text:style-name="P70">For the case B = 0 this reduces to <text:span text:style-name="T235">F</text:span><text:span text:style-name="T101">T</text:span><text:span text:style-name="T235"> = R</text:span><text:span text:style-name="T102">B</text:span><text:span text:style-name="T101">ase</text:span><text:span text:style-name="T235">B</text:span><text:span text:style-name="T101">T</text:span><text:span text:style-name="T201">2</text:span><text:span text:style-name="T235"> </text:span></text:p>
      <text:p text:style-name="P91"/>
      <text:p text:style-name="P114"><text:span text:style-name="T234">M</text:span><text:span text:style-name="T106">F</text:span><text:span text:style-name="T234"> <text:s/>= min(M</text:span><text:span text:style-name="T156">N</text:span><text:span text:style-name="T234"> , M</text:span><text:span text:style-name="T106">L</text:span><text:span text:style-name="T234">) ; Median for minimum fee calculation<text:line-break/></text:span></text:p>
      <text:p text:style-name="P148"/>
      <text:p text:style-name="P110">To calculate the minimum fee <text:span text:style-name="T299">we consider a transaction of weight T</text:span><text:span text:style-name="T168">R</text:span><text:span text:style-name="T299"> at the start of the penalty, B = 0 with M</text:span><text:span text:style-name="T168">N</text:span><text:span text:style-name="T299"> = Z</text:span><text:span text:style-name="T168">M</text:span><text:span text:style-name="T299">. 20% of the fee required to pay the penalty incurred is the minimum fee.</text:span></text:p>
      <text:p text:style-name="P147"/>
      <text:p text:style-name="P115"><text:span text:style-name="T234">B</text:span><text:span text:style-name="T105">R</text:span><text:span text:style-name="T234"> = T</text:span><text:span text:style-name="T109">R</text:span><text:span text:style-name="T234"> / Z</text:span><text:span text:style-name="T106">M</text:span></text:p>
      <text:p text:style-name="P167"/>
      <text:p text:style-name="P85"><text:span text:style-name="T235">F</text:span><text:span text:style-name="T105">R</text:span><text:span text:style-name="T235"> = R</text:span><text:span text:style-name="T102">B</text:span><text:span text:style-name="T101">ase</text:span><text:span text:style-name="T235">B</text:span><text:span text:style-name="T105">R</text:span><text:span text:style-name="T201">2</text:span><text:span text:style-name="T235"> <text:s/>; <text:s/></text:span><text:span text:style-name="T206">Fee required to pay the penalty incurred</text:span></text:p>
      <text:p text:style-name="P71"/>
      <text:p text:style-name="P85"><text:span text:style-name="T236">f</text:span><text:span text:style-name="T105">R</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235"> ; Fee required to pay the penalty incurred fee per byte for at M</text:span><text:span text:style-name="T104">F</text:span><text:span text:style-name="T237"> = Z</text:span><text:span text:style-name="T104">M</text:span><text:span text:style-name="T237"> scaled with M</text:span><text:span text:style-name="T104">F</text:span></text:p>
      <text:p text:style-name="P72"/>
      <text:p text:style-name="P72"><text:span text:style-name="T235">f</text:span><text:span text:style-name="T174">I</text:span><text:span text:style-name="T235"> = 0.2f</text:span><text:span text:style-name="T107">R</text:span><text:span text:style-name="T103"> </text:span><text:span text:style-name="T238"><text:s/>; Minimum fee per byte</text:span></text:p>
      <text:p text:style-name="P168"/>
      <text:p text:style-name="P149">Examples:</text:p>
      <text:p text:style-name="P144"/>
      <text:p text:style-name="P86"><text:span text:style-name="T205">T</text:span><text:span text:style-name="T80">R</text:span><text:span text:style-name="T205"> = 3000 bytes, </text:span><text:span text:style-name="T206">R</text:span><text:span text:style-name="T81">B</text:span><text:span text:style-name="T82">ase</text:span><text:span text:style-name="T205"> </text:span><text:span text:style-name="T207">= 1.</text:span><text:span text:style-name="T211">2</text:span><text:span text:style-name="T210"> </text:span><text:span text:style-name="T207">XMR, </text:span><text:span text:style-name="T214">Z</text:span><text:span text:style-name="T93">M</text:span><text:span text:style-name="T205"> </text:span><text:span text:style-name="T215">= 300000 </text:span><text:span text:style-name="T216">b</text:span><text:span text:style-name="T215">ytes</text:span></text:p>
      <text:p text:style-name="P117"/>
      <text:p text:style-name="P98"><text:span text:style-name="T205">M</text:span><text:span text:style-name="T88">N</text:span><text:span text:style-name="T204"> </text:span><text:span text:style-name="T208">= 300000 bytes, </text:span><text:span text:style-name="T205">M</text:span><text:span text:style-name="T83">L</text:span><text:span text:style-name="T208"> = 300000 bytes</text:span></text:p>
      <text:p text:style-name="P99"><text:span text:style-name="T236">f</text:span><text:span text:style-name="T174">I</text:span><text:span text:style-name="T236"> = </text:span>0.2*<text:span text:style-name="T235">R</text:span><text:span text:style-name="T102">b</text:span><text:span text:style-name="T101">ase</text:span><text:span text:style-name="T235">B</text:span><text:span text:style-name="T103">R</text:span><text:span text:style-name="T235">/M</text:span><text:span text:style-name="T104">F </text:span><text:span text:style-name="T237"><text:s text:c="2"/>= <text:s/>8.00 nXMR / byte ,</text:span></text:p>
      <text:p text:style-name="P111"/>
      <text:p text:style-name="P100"><text:span text:style-name="T205">M</text:span><text:span text:style-name="T87">N</text:span><text:span text:style-name="T205"> </text:span><text:span text:style-name="T208">= </text:span><text:span text:style-name="T212">1</text:span><text:span text:style-name="T217">425</text:span><text:span text:style-name="T212">000</text:span><text:span text:style-name="T208"> bytes, </text:span><text:span text:style-name="T205">M</text:span><text:span text:style-name="T83">L</text:span><text:span text:style-name="T208"> = </text:span><text:span text:style-name="T212">1</text:span><text:span text:style-name="T218">425</text:span><text:span text:style-name="T212">000</text:span><text:span text:style-name="T208"> bytes</text:span></text:p>
      <text:p text:style-name="P161"><text:span text:style-name="T21">f</text:span><text:span text:style-name="T130">I</text:span><text:span text:style-name="T30"> </text:span><text:span text:style-name="T22">= </text:span><text:span text:style-name="T28">0.2*</text:span><text:span text:style-name="T22">R</text:span><text:span text:style-name="T118">b</text:span><text:span text:style-name="T119">ase</text:span><text:span text:style-name="T22">B</text:span><text:span text:style-name="T126">R</text:span><text:span text:style-name="T22">/M</text:span><text:span text:style-name="T127">F </text:span><text:span text:style-name="T29"><text:s text:c="2"/>= <text:s/></text:span><text:span text:style-name="T32">1.</text:span><text:span text:style-name="T34">68</text:span><text:span text:style-name="T29"> nXMR / byte</text:span></text:p>
      <text:p text:style-name="P119"/>
      <text:p text:style-name="P103"><text:span text:style-name="T205">M</text:span><text:span text:style-name="T87">N</text:span><text:span text:style-name="T205"> </text:span><text:span text:style-name="T208">= </text:span><text:span text:style-name="T212">1500000</text:span><text:span text:style-name="T208"> bytes, </text:span><text:span text:style-name="T205">M</text:span><text:span text:style-name="T83">L</text:span><text:span text:style-name="T208"> = </text:span><text:span text:style-name="T212">1500000</text:span><text:span text:style-name="T208"> bytes</text:span></text:p>
      <text:p text:style-name="P32"><text:span text:style-name="T58">f</text:span><text:span text:style-name="T174">I</text:span><text:span text:style-name="T59"> </text:span><text:span text:style-name="T8">= </text:span><text:span text:style-name="T63">0.2*</text:span><text:span text:style-name="T8">R</text:span><text:span text:style-name="T102">b</text:span><text:span text:style-name="T101">ase</text:span><text:span text:style-name="T8">B</text:span><text:span text:style-name="T103">R</text:span><text:span text:style-name="T8">/M</text:span><text:span text:style-name="T104">F </text:span><text:span text:style-name="T7"><text:s text:c="2"/>= <text:s/></text:span><text:span text:style-name="T61">1.6</text:span><text:span text:style-name="T65">0</text:span><text:span text:style-name="T7"> nXMR / byte</text:span></text:p>
      <text:p text:style-name="P145"/>
      <text:p text:style-name="P87"><text:span text:style-name="T205">T</text:span><text:span text:style-name="T80">R</text:span><text:span text:style-name="T205"> = 3000 bytes, </text:span><text:span text:style-name="T206">R</text:span><text:span text:style-name="T81">B</text:span><text:span text:style-name="T82">ase</text:span><text:span text:style-name="T205"> </text:span><text:span text:style-name="T207">= </text:span><text:span text:style-name="T218">0.6</text:span><text:span text:style-name="T210"> </text:span><text:span text:style-name="T207">XMR, </text:span><text:span text:style-name="T214">Z</text:span><text:span text:style-name="T93">M</text:span><text:span text:style-name="T205"> </text:span><text:span text:style-name="T215">= 300000 </text:span><text:span text:style-name="T216">b</text:span><text:span text:style-name="T215">ytes</text:span></text:p>
      <text:p text:style-name="P118"/>
      <text:p text:style-name="P104"><text:span text:style-name="T205">M</text:span><text:span text:style-name="T88">N</text:span><text:span text:style-name="T204"> </text:span><text:span text:style-name="T208">= 300000 bytes, </text:span><text:span text:style-name="T205">M</text:span><text:span text:style-name="T83">L</text:span><text:span text:style-name="T208"> = 300000 bytes</text:span></text:p>
      <text:p text:style-name="P104"><text:span text:style-name="T236">f</text:span><text:span text:style-name="T174">I</text:span><text:span text:style-name="T236"> = </text:span>0.2*<text:span text:style-name="T235">R</text:span><text:span text:style-name="T102">b</text:span><text:span text:style-name="T101">ase</text:span><text:span text:style-name="T235">B</text:span><text:span text:style-name="T103">R</text:span><text:span text:style-name="T235">/M</text:span><text:span text:style-name="T104">F </text:span><text:span text:style-name="T237"><text:s text:c="2"/>= <text:s/>4.00 nXMR / byte ,</text:span></text:p>
      <text:p text:style-name="P113"/>
      <text:p text:style-name="P104"><text:span text:style-name="T205">M</text:span><text:span text:style-name="T87">N</text:span><text:span text:style-name="T205"> </text:span><text:span text:style-name="T208">= </text:span><text:span text:style-name="T212">1</text:span><text:span text:style-name="T217">425</text:span><text:span text:style-name="T212">000</text:span><text:span text:style-name="T208"> bytes, </text:span><text:span text:style-name="T205">M</text:span><text:span text:style-name="T83">L</text:span><text:span text:style-name="T208"> = </text:span><text:span text:style-name="T212">1</text:span><text:span text:style-name="T218">425</text:span><text:span text:style-name="T212">000</text:span><text:span text:style-name="T208"> bytes</text:span></text:p>
      <text:p text:style-name="P163"><text:span text:style-name="T21">f</text:span><text:span text:style-name="T130">I</text:span><text:span text:style-name="T30"> </text:span><text:span text:style-name="T22">= </text:span><text:span text:style-name="T28">0.2*</text:span><text:span text:style-name="T22">R</text:span><text:span text:style-name="T118">b</text:span><text:span text:style-name="T119">ase</text:span><text:span text:style-name="T22">B</text:span><text:span text:style-name="T126">R</text:span><text:span text:style-name="T22">/M</text:span><text:span text:style-name="T127">F </text:span><text:span text:style-name="T29"><text:s text:c="2"/>= <text:s/></text:span><text:span text:style-name="T35">0.84</text:span><text:span text:style-name="T29"> nXMR / byte</text:span></text:p>
      <text:p text:style-name="P120"/>
      <text:p text:style-name="P104"><text:span text:style-name="T205">M</text:span><text:span text:style-name="T87">N</text:span><text:span text:style-name="T205"> </text:span><text:span text:style-name="T208">= </text:span><text:span text:style-name="T212">1500000</text:span><text:span text:style-name="T208"> bytes, </text:span><text:span text:style-name="T205">M</text:span><text:span text:style-name="T83">L</text:span><text:span text:style-name="T208"> = </text:span><text:span text:style-name="T212">1500000</text:span><text:span text:style-name="T208"> bytes</text:span></text:p>
      <text:p text:style-name="P33"><text:span text:style-name="T58">f</text:span><text:span text:style-name="T174">I</text:span><text:span text:style-name="T59"> </text:span><text:span text:style-name="T8">= </text:span><text:span text:style-name="T63">0.2*</text:span><text:span text:style-name="T8">R</text:span><text:span text:style-name="T102">b</text:span><text:span text:style-name="T101">ase</text:span><text:span text:style-name="T8">B</text:span><text:span text:style-name="T103">R</text:span><text:span text:style-name="T8">/M</text:span><text:span text:style-name="T104">F </text:span><text:span text:style-name="T7"><text:s text:c="2"/>= <text:s/></text:span><text:span text:style-name="T66">0.8</text:span><text:span text:style-name="T65">0</text:span><text:span text:style-name="T7"> nXMR / byte</text:span></text:p>
      <text:p text:style-name="P179"><text:span text:style-name="T14">2</text:span><text:span text:style-name="T18">a</text:span><text:span text:style-name="T14">) </text:span><text:span text:style-name="T15">M</text:span><text:span text:style-name="T13">inimum Fee </text:span><text:span text:style-name="T17">For </text:span><text:span text:style-name="T13">Node </text:span><text:span text:style-name="T16">Relay</text:span><text:span text:style-name="T13"> (New) </text:span></text:p>
      <text:p text:style-name="P61"/>
      <text:p text:style-name="Standard"><text:span text:style-name="T49">W</text:span><text:span text:style-name="T50">e add a, penalty attracting, transaction T with a size of T</text:span><text:span text:style-name="T143">T </text:span><text:span text:style-name="T252"><text:s/></text:span><text:span text:style-name="T254">to a block of weight M</text:span><text:span text:style-name="T132">B</text:span><text:span text:style-name="T254"> </text:span><text:span text:style-name="T50"><text:s/></text:span></text:p>
      <text:p text:style-name="P63"/>
      <text:p text:style-name="P68">Define</text:p>
      <text:p text:style-name="P68"/>
      <text:p text:style-name="P6"><text:span text:style-name="T1">B</text:span><text:span text:style-name="T77">T</text:span><text:span text:style-name="T1"> = T</text:span><text:span text:style-name="T77">T</text:span><text:span text:style-name="T1"> / M</text:span><text:span text:style-name="T77">N</text:span></text:p>
      <text:p text:style-name="P63"/>
      <text:p text:style-name="P7"><text:span text:style-name="T1">P</text:span><text:span text:style-name="T77">BT</text:span><text:span text:style-name="T1"> = R</text:span><text:span text:style-name="T108">B</text:span><text:span text:style-name="T77">ase</text:span><text:span text:style-name="T1">(B+B</text:span><text:span text:style-name="T77">T</text:span><text:span text:style-name="T1">)</text:span><text:span text:style-name="T200">2</text:span><text:span text:style-name="T1"> <text:s/></text:span><text:span text:style-name="T9">= <text:s/></text:span><text:span text:style-name="T1">R</text:span><text:span text:style-name="T102">b</text:span><text:span text:style-name="T77">ase</text:span><text:span text:style-name="T1">( B</text:span><text:span text:style-name="T200">2</text:span><text:span text:style-name="T1"> </text:span><text:span text:style-name="T9">+</text:span><text:span text:style-name="T1"> <text:s/>2BB</text:span><text:span text:style-name="T77">T</text:span><text:span text:style-name="T1"> + B</text:span><text:span text:style-name="T77">T</text:span><text:span text:style-name="T200">2</text:span><text:span text:style-name="T1"> )</text:span><text:span text:style-name="T9"> </text:span><text:span text:style-name="T1">; The new penalty, where B + B</text:span><text:span text:style-name="T77">T</text:span><text:span text:style-name="T1"> &gt; 0</text:span></text:p>
      <text:p text:style-name="P64"/>
      <text:p text:style-name="P7"><text:span text:style-name="T1">P</text:span><text:span text:style-name="T77">T</text:span><text:span text:style-name="T1"> = P</text:span><text:span text:style-name="T77">BT</text:span><text:span text:style-name="T1"> – P</text:span><text:span text:style-name="T77">B </text:span><text:span text:style-name="T1"><text:s text:c="2"/></text:span><text:span text:style-name="T9">=</text:span><text:span text:style-name="T1"> <text:s/>R</text:span><text:span text:style-name="T102">B</text:span><text:span text:style-name="T77">ase</text:span><text:span text:style-name="T1">(2BB</text:span><text:span text:style-name="T77">T</text:span><text:span text:style-name="T1"> + B</text:span><text:span text:style-name="T77">T</text:span><text:span text:style-name="T200">2</text:span><text:span text:style-name="T1"> ) ; </text:span><text:span text:style-name="T11">Increase in penalty from adding transaction T</text:span></text:p>
      <text:p text:style-name="P63"/>
      <text:p text:style-name="P8"><text:span text:style-name="T1">F</text:span><text:span text:style-name="T77">T</text:span><text:span text:style-name="T1"> = R</text:span><text:span text:style-name="T102">B</text:span><text:span text:style-name="T77">ase</text:span><text:span text:style-name="T1">(2BB</text:span><text:span text:style-name="T77">T</text:span><text:span text:style-name="T1"> + B</text:span><text:span text:style-name="T77">T</text:span><text:span text:style-name="T200">2</text:span><text:span text:style-name="T1"> ) <text:s/>; The additional fee required to overcome the increase in penalty P</text:span><text:span text:style-name="T77">T</text:span><text:span text:style-name="T1"> </text:span></text:p>
      <text:p text:style-name="P63"/>
      <text:p text:style-name="P74">For the case B = 0 this reduces to <text:span text:style-name="T235">F</text:span><text:span text:style-name="T101">T</text:span><text:span text:style-name="T235"> = R</text:span><text:span text:style-name="T102">B</text:span><text:span text:style-name="T101">ase</text:span><text:span text:style-name="T235">B</text:span><text:span text:style-name="T101">T</text:span><text:span text:style-name="T201">2</text:span><text:span text:style-name="T235"> </text:span></text:p>
      <text:p text:style-name="P66"/>
      <text:p text:style-name="P97"><text:span text:style-name="T203">M</text:span><text:span text:style-name="T79">F</text:span><text:span text:style-name="T203"> = min(M</text:span><text:span text:style-name="T90">N</text:span><text:span text:style-name="T203"> , M</text:span><text:span text:style-name="T79">L</text:span><text:span text:style-name="T203">) </text:span><text:span text:style-name="T232">(</text:span><text:span text:style-name="T203">= </text:span>M<text:span text:style-name="T77">L</text:span> <text:span text:style-name="T325">if the proposed consensus change is implemented) </text:span>; Median for <text:span text:style-name="T240">minimum </text:span>fee calculation</text:p>
      <text:p text:style-name="P97"/>
      <text:p text:style-name="P110">To calculate the minimum fee <text:span text:style-name="T299">we consider a transaction of weight T</text:span><text:span text:style-name="T168">R</text:span><text:span text:style-name="T299"> at the start of the penalty, B = 0 with M</text:span><text:span text:style-name="T168">N</text:span><text:span text:style-name="T299"> = M</text:span><text:span text:style-name="T194">F</text:span><text:span text:style-name="T299"> 95% of the fee required to pay the penalty incurred is the minimum fee. </text:span></text:p>
      <text:p text:style-name="P96"/>
      <text:p text:style-name="P9"><text:span text:style-name="T3">B</text:span><text:span text:style-name="T89">R</text:span><text:span text:style-name="T98">L</text:span><text:span text:style-name="T3"> = T</text:span><text:span text:style-name="T85">R</text:span><text:span text:style-name="T3"> / </text:span><text:span text:style-name="T5">M</text:span><text:span text:style-name="T91">F</text:span><text:span text:style-name="T89"> </text:span><text:span text:style-name="T4">; Note change </text:span><text:span text:style-name="T5">M</text:span><text:span text:style-name="T91">F</text:span><text:span text:style-name="T4"> instead of Z</text:span><text:span text:style-name="T89">M</text:span><text:span text:style-name="T4"> </text:span></text:p>
      <text:p text:style-name="P92"/>
      <text:p text:style-name="P85"><text:span text:style-name="T235">F</text:span><text:span text:style-name="T105">R</text:span><text:span text:style-name="T235"> = R</text:span><text:span text:style-name="T102">B</text:span><text:span text:style-name="T101">ase</text:span><text:span text:style-name="T235">B</text:span><text:span text:style-name="T105">R</text:span><text:span text:style-name="T192">L</text:span><text:span text:style-name="T201">2</text:span><text:span text:style-name="T235"> <text:s/>; <text:s/>Fee required to pay the penalty incurred</text:span></text:p>
      <text:p text:style-name="P75"/>
      <text:p text:style-name="P85"><text:span text:style-name="T236">f</text:span><text:span text:style-name="T105">R</text:span><text:span text:style-name="T236"> = R</text:span><text:span text:style-name="T102">B</text:span><text:span text:style-name="T101">ase</text:span><text:span text:style-name="T235">B</text:span><text:span text:style-name="T105">R</text:span><text:span text:style-name="T192">L</text:span><text:span text:style-name="T235">/M</text:span><text:span text:style-name="T170">F</text:span><text:span text:style-name="T235"> ; Fee required to pay the penalty incurred per byte for a given M</text:span><text:span text:style-name="T170">F</text:span></text:p>
      <text:p text:style-name="P75"/>
      <text:p text:style-name="P76"><text:span text:style-name="T236">f</text:span><text:span text:style-name="T174">I</text:span><text:span text:style-name="T236"> = 0.95f</text:span><text:span text:style-name="T107">R</text:span><text:span text:style-name="T103"> </text:span><text:span text:style-name="T238"><text:s/>; Minimum fee per byte </text:span></text:p>
      <text:p text:style-name="P77"/>
      <text:p text:style-name="P149">Examples:</text:p>
      <text:p text:style-name="P73"/>
      <text:p text:style-name="P86"><text:span text:style-name="T239">T</text:span><text:span text:style-name="T104">R</text:span><text:span text:style-name="T237"> = 3000 bytes, R</text:span><text:span text:style-name="T102">B</text:span><text:span text:style-name="T101">ase</text:span><text:span text:style-name="T237"> = 1.2 XMR, Z</text:span><text:span text:style-name="T110">M</text:span><text:span text:style-name="T237"> = 300000 bytes</text:span></text:p>
      <text:p text:style-name="P86"/>
      <text:p text:style-name="P12"><text:span text:style-name="T7">M</text:span><text:span text:style-name="T162">N</text:span><text:span text:style-name="T1"> </text:span><text:span text:style-name="T12">= 300000 bytes, </text:span><text:span text:style-name="T7">M</text:span><text:span text:style-name="T111">L</text:span><text:span text:style-name="T12"> = 300000 bytes</text:span></text:p>
      <text:p text:style-name="P101"><text:span text:style-name="T236">f</text:span><text:span text:style-name="T174">I</text:span><text:span text:style-name="T236"> = 0.95*R</text:span><text:span text:style-name="T102">b</text:span><text:span text:style-name="T101">ase</text:span><text:span text:style-name="T235">B</text:span><text:span text:style-name="T103">R</text:span><text:span text:style-name="T198">L</text:span><text:span text:style-name="T235">/M</text:span><text:span text:style-name="T104">F </text:span><text:span text:style-name="T237"><text:s text:c="2"/>= <text:s/>38.0 nXMR / byte</text:span></text:p>
      <text:p text:style-name="P101"/>
      <text:p text:style-name="P13"><text:span text:style-name="T7">M</text:span><text:span text:style-name="T161">N</text:span><text:span text:style-name="T1"> </text:span><text:span text:style-name="T12">= </text:span><text:span text:style-name="T60">1</text:span><text:span text:style-name="T64">425</text:span><text:span text:style-name="T60">000</text:span><text:span text:style-name="T12"> bytes, </text:span><text:span text:style-name="T7">M</text:span><text:span text:style-name="T111">L</text:span><text:span text:style-name="T12"> = </text:span><text:span text:style-name="T60">1</text:span><text:span text:style-name="T65">425</text:span><text:span text:style-name="T60">000</text:span><text:span text:style-name="T12"> bytes</text:span></text:p>
      <text:p text:style-name="P11"><text:span text:style-name="T58">f</text:span><text:span text:style-name="T174">I</text:span><text:span text:style-name="T8"> = </text:span><text:span text:style-name="T61">0.95*</text:span><text:span text:style-name="T8">R</text:span><text:span text:style-name="T102">b</text:span><text:span text:style-name="T101">ase</text:span><text:span text:style-name="T8">B</text:span><text:span text:style-name="T103">R</text:span><text:span text:style-name="T198">L</text:span><text:span text:style-name="T8">/M</text:span><text:span text:style-name="T104">F </text:span><text:span text:style-name="T7"><text:s text:c="2"/>= <text:s/></text:span><text:span text:style-name="T62">1.</text:span><text:span text:style-name="T65">68</text:span><text:span text:style-name="T7"> nXMR / byte</text:span></text:p>
      <text:p text:style-name="P102"/>
      <text:p text:style-name="P14"><text:span text:style-name="T7">M</text:span><text:span text:style-name="T161">N</text:span><text:span text:style-name="T1"> </text:span><text:span text:style-name="T12">= </text:span><text:span text:style-name="T60">1500000</text:span><text:span text:style-name="T12"> bytes, </text:span><text:span text:style-name="T7">M</text:span><text:span text:style-name="T111">L</text:span><text:span text:style-name="T12"> = </text:span><text:span text:style-name="T60">1500000</text:span><text:span text:style-name="T12"> bytes</text:span></text:p>
      <text:p text:style-name="P15"><text:span text:style-name="T58">f</text:span><text:span text:style-name="T174">I</text:span><text:span text:style-name="T8"> = </text:span><text:span text:style-name="T61">0.95*</text:span><text:span text:style-name="T8">R</text:span><text:span text:style-name="T102">b</text:span><text:span text:style-name="T101">ase</text:span><text:span text:style-name="T8">B</text:span><text:span text:style-name="T103">R</text:span><text:span text:style-name="T198">L</text:span><text:span text:style-name="T8">/M</text:span><text:span text:style-name="T104">F </text:span><text:span text:style-name="T7"><text:s text:c="2"/>= <text:s/></text:span><text:span text:style-name="T62">1.52</text:span><text:span text:style-name="T7"> nXMR / byte</text:span></text:p>
      <text:p text:style-name="P87"/>
      <text:p text:style-name="P87"><text:span text:style-name="T239">T</text:span><text:span text:style-name="T104">R</text:span><text:span text:style-name="T237"> = 3000 bytes, R</text:span><text:span text:style-name="T102">B</text:span><text:span text:style-name="T101">ase</text:span><text:span text:style-name="T237"> = 0.6 XMR, Z</text:span><text:span text:style-name="T110">M</text:span><text:span text:style-name="T237"> = 300000 bytes</text:span></text:p>
      <text:p text:style-name="P87"/>
      <text:p text:style-name="P15"><text:span text:style-name="T7">M</text:span><text:span text:style-name="T162">N</text:span><text:span text:style-name="T1"> </text:span><text:span text:style-name="T12">= 300000 bytes, </text:span><text:span text:style-name="T7">M</text:span><text:span text:style-name="T111">L</text:span><text:span text:style-name="T12"> = 300000 bytes</text:span></text:p>
      <text:p text:style-name="P104"><text:span text:style-name="T236">f</text:span><text:span text:style-name="T174">I</text:span><text:span text:style-name="T236"> = 0.95*R</text:span><text:span text:style-name="T102">b</text:span><text:span text:style-name="T101">ase</text:span><text:span text:style-name="T235">B</text:span><text:span text:style-name="T103">R</text:span><text:span text:style-name="T198">L</text:span><text:span text:style-name="T235">/M</text:span><text:span text:style-name="T104">F </text:span><text:span text:style-name="T237"><text:s text:c="2"/>= <text:s/>19.0 nXMR / byte</text:span></text:p>
      <text:p text:style-name="P104"/>
      <text:p text:style-name="P15"><text:span text:style-name="T7">M</text:span><text:span text:style-name="T161">N</text:span><text:span text:style-name="T1"> </text:span><text:span text:style-name="T12">= </text:span><text:span text:style-name="T60">1</text:span><text:span text:style-name="T64">425</text:span><text:span text:style-name="T60">000</text:span><text:span text:style-name="T12"> bytes, </text:span><text:span text:style-name="T7">M</text:span><text:span text:style-name="T111">L</text:span><text:span text:style-name="T12"> = </text:span><text:span text:style-name="T60">1</text:span><text:span text:style-name="T65">425</text:span><text:span text:style-name="T60">000</text:span><text:span text:style-name="T12"> bytes</text:span></text:p>
      <text:p text:style-name="P15"><text:span text:style-name="T58">f</text:span><text:span text:style-name="T174">I</text:span><text:span text:style-name="T8"> = </text:span><text:span text:style-name="T61">0.95*</text:span><text:span text:style-name="T8">R</text:span><text:span text:style-name="T102">b</text:span><text:span text:style-name="T101">ase</text:span><text:span text:style-name="T8">B</text:span><text:span text:style-name="T103">R</text:span><text:span text:style-name="T199">L</text:span><text:span text:style-name="T8">/M</text:span><text:span text:style-name="T104">F </text:span><text:span text:style-name="T7"><text:s text:c="2"/>= <text:s/></text:span><text:span text:style-name="T67">0.84</text:span><text:span text:style-name="T7"> nXMR / byte</text:span></text:p>
      <text:p text:style-name="P104"/>
      <text:p text:style-name="P15"><text:span text:style-name="T7">M</text:span><text:span text:style-name="T161">N</text:span><text:span text:style-name="T1"> </text:span><text:span text:style-name="T12">= </text:span><text:span text:style-name="T60">1500000</text:span><text:span text:style-name="T12"> bytes, </text:span><text:span text:style-name="T7">M</text:span><text:span text:style-name="T111">L</text:span><text:span text:style-name="T12"> = </text:span><text:span text:style-name="T60">1500000</text:span><text:span text:style-name="T12"> bytes</text:span></text:p>
      <text:p text:style-name="P15"><text:span text:style-name="T58">f</text:span><text:span text:style-name="T174">I</text:span><text:span text:style-name="T8"> = </text:span><text:span text:style-name="T61">0.95*</text:span><text:span text:style-name="T8">R</text:span><text:span text:style-name="T102">b</text:span><text:span text:style-name="T101">ase</text:span><text:span text:style-name="T8">B</text:span><text:span text:style-name="T103">R</text:span><text:span text:style-name="T198">L</text:span><text:span text:style-name="T8">/M</text:span><text:span text:style-name="T104">F </text:span><text:span text:style-name="T7"><text:s text:c="2"/>= <text:s/></text:span><text:span text:style-name="T66">0.76</text:span><text:span text:style-name="T7"> nXMR / byte</text:span></text:p>
      <text:p text:style-name="P177"><text:span text:style-name="T326">2b</text:span>) Wallet Fees (<text:span text:style-name="T250">Old</text:span>)</text:p>
      <text:p text:style-name="P58"/>
      <text:p text:style-name="P42">For the calculation of wallet fees we assume that the next 10 blocks have,no transactions other than the coinbase transaction, <text:span text:style-name="T248">the empty blocks,</text:span> We then calculate M<text:span text:style-name="T77">SW</text:span> by following the calculation of M<text:span text:style-name="T112">S</text:span> at this future point. <text:span text:style-name="T246">We use the previous 10000 blocks and the future 10 empty blocks. </text:span></text:p>
      <text:p text:style-name="P16"/>
      <text:p text:style-name="P16"/>
      <text:p text:style-name="P17"/>
      <text:p text:style-name="P17">Define</text:p>
      <text:p text:style-name="P17"/>
      <text:p text:style-name="P18">M<text:span text:style-name="T77">B</text:span><text:span text:style-name="T112">W</text:span> = Block weight in bytes <text:span text:style-name="T249">for past and current real and future empty blocks</text:span></text:p>
      <text:p text:style-name="P16"/>
      <text:p text:style-name="P19"/>
      <text:p text:style-name="P19"/>
      <text:p text:style-name="P19"/>
      <text:p text:style-name="P19"/>
      <text:p text:style-name="P19"/>
      <text:p text:style-name="P19"/>
      <text:p text:style-name="P19"/>
      <text:p text:style-name="P21"><text:span text:style-name="T76">Z</text:span><text:span text:style-name="T196">M</text:span> ; <text:span text:style-name="T303">P</text:span>enalty free zone <text:span text:style-name="T247">for wallet fees</text:span></text:p>
      <text:p text:style-name="P20"/>
      <text:p text:style-name="P20">M<text:span text:style-name="T77">S</text:span><text:span text:style-name="T113">W</text:span> = the median over the “last” 100 blocks of max(M<text:span text:style-name="T77">B</text:span><text:span text:style-name="T113">W</text:span> , Z<text:span text:style-name="T158">M</text:span>) ;</text:p>
      <text:p text:style-name="P19"/>
      <text:p text:style-name="P121"/>
      <text:p text:style-name="P121">M<text:span text:style-name="T77">N</text:span><text:span text:style-name="T155">W</text:span> = min(M<text:span text:style-name="T77">S</text:span><text:span text:style-name="T155">W</text:span> , 50M<text:span text:style-name="T77">L</text:span>)</text:p>
      <text:p text:style-name="P19"/>
      <text:p text:style-name="P93">M<text:span text:style-name="T77">F</text:span><text:span text:style-name="T114">W</text:span> = min(M<text:span text:style-name="T157">N</text:span><text:span text:style-name="T114">W</text:span> , M<text:span text:style-name="T77">L</text:span>) ; Median for <text:span text:style-name="T248">wallet </text:span>fee calculation</text:p>
      <text:p text:style-name="P22"/>
      <text:p text:style-name="P22"/>
      <text:p text:style-name="P116"><text:span text:style-name="T234">B</text:span><text:span text:style-name="T105">R</text:span><text:span text:style-name="T234"> = T</text:span><text:span text:style-name="T109">R</text:span><text:span text:style-name="T234"> / Z</text:span><text:span text:style-name="T106">M</text:span></text:p>
      <text:p text:style-name="P22"/>
      <text:p text:style-name="P22"/>
      <text:p text:style-name="P22"/>
      <text:p text:style-name="P78"/>
      <text:p text:style-name="P78"><text:span text:style-name="T235">F</text:span><text:span text:style-name="T115">N</text:span><text:span text:style-name="T235"> = R</text:span><text:span text:style-name="T102">B</text:span><text:span text:style-name="T101">ase</text:span><text:span text:style-name="T235">B</text:span><text:span text:style-name="T105">R</text:span><text:span text:style-name="T201">2</text:span><text:span text:style-name="T235"> <text:s/>; Normal Transaction fee at minimum fee and minimum </text:span><text:span text:style-name="T203">M</text:span><text:span text:style-name="T79">F</text:span><text:span text:style-name="T86">W</text:span><text:span text:style-name="T203"> </text:span><text:span text:style-name="T209">= </text:span><text:span text:style-name="T203">Z</text:span><text:span text:style-name="T79">M</text:span></text:p>
      <text:p text:style-name="P69"/>
      <text:p text:style-name="P78"><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 Normal Transaction fee per byte for a given M</text:span><text:span text:style-name="T104">F</text:span><text:span text:style-name="T115">W</text:span></text:p>
      <text:p text:style-name="P69"/>
      <text:p text:style-name="P122"><text:span text:style-name="T236">f</text:span><text:span text:style-name="T115">L</text:span><text:span text:style-name="T236"> = 0.2f</text:span><text:span text:style-name="T115">N</text:span><text:span text:style-name="T236"> <text:s/>;Low Transaction fee per byte for a given M</text:span><text:span text:style-name="T104">F</text:span><text:span text:style-name="T115">W</text:span></text:p>
      <text:p text:style-name="P69"/>
      <text:p text:style-name="P122"><text:span text:style-name="T236">f</text:span><text:span text:style-name="T115">M</text:span><text:span text:style-name="T236"> = 5f</text:span><text:span text:style-name="T115">N</text:span><text:span text:style-name="T236"> <text:s/>;High Transaction fee per byte for a given M</text:span><text:span text:style-name="T104">F</text:span><text:span text:style-name="T115">W</text:span></text:p>
      <text:p text:style-name="P69"/>
      <text:p text:style-name="P69"/>
      <text:p text:style-name="P79"><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Maximum Penalty (B =1) Transaction fee per byte for a given M</text:span><text:span text:style-name="T155">N</text:span><text:span text:style-name="T115">W</text:span></text:p>
      <text:p text:style-name="P69"/>
      <text:p text:style-name="P160"><text:span text:style-name="T251">f</text:span><text:span text:style-name="T116">H</text:span><text:span text:style-name="T26"> = </text:span><text:span text:style-name="T27">f</text:span><text:span text:style-name="T125">P</text:span><text:span text:style-name="T26"> ; </text:span><text:span text:style-name="T27">Highest Transaction fee per byte. </text:span></text:p>
      <text:p text:style-name="P69"/>
      <text:p text:style-name="P69"/>
      <text:p text:style-name="P180"><text:span text:style-name="T326">2b</text:span>) Wallet Fees (<text:span text:style-name="T246">New)</text:span></text:p>
      <text:p text:style-name="P59"/>
      <text:p text:style-name="P173"><text:span text:style-name="T264">For the calculation of wallet fees we assume that the next 10 blocks have no transactions, other than the coinba</text:span><text:span text:style-name="T265">se</text:span><text:span text:style-name="T264"> transaction, </text:span><text:span text:style-name="T266">the empty blocks,</text:span><text:span text:style-name="T264"> We then calculate M</text:span><text:span text:style-name="T136">LW</text:span><text:span text:style-name="T264"> and M</text:span><text:span text:style-name="T136">SW</text:span><text:span text:style-name="T264"> by following the calculation of M</text:span><text:span text:style-name="T137">L</text:span><text:span text:style-name="T264"> and M</text:span><text:span text:style-name="T137">S</text:span><text:span text:style-name="T264"> at this future point. </text:span><text:span text:style-name="T267">We use the previous </text:span><text:span text:style-name="T268">99990</text:span><text:span text:style-name="T267"> blocks and the future 10 empty blocks </text:span><text:span text:style-name="T269">(100000 blocks) for M</text:span><text:span text:style-name="T141">L</text:span><text:span text:style-name="T269"> and the previous 90 blocks and future 10 blocks (100 blocks) for M</text:span><text:span text:style-name="T141">S</text:span></text:p>
      <text:p text:style-name="P43"/>
      <text:p text:style-name="P44">Define </text:p>
      <text:p text:style-name="P44"/>
      <text:p text:style-name="P174"><text:span text:style-name="T256">M</text:span><text:span text:style-name="T142">B</text:span><text:span text:style-name="T146">W</text:span><text:span text:style-name="T256"> = </text:span><text:span text:style-name="T258">M</text:span><text:span text:style-name="T145">B</text:span><text:span text:style-name="T52"> for the last 99990 blocks<text:line-break/>M</text:span><text:span text:style-name="T145">B</text:span><text:span text:style-name="T146">W</text:span><text:span text:style-name="T52"> = 0 for the future 10 blocks; A value of 0 bytes </text:span><text:span text:style-name="T54">can be</text:span><text:span text:style-name="T52"> used for the empty blocks for the purposes of calculating M</text:span><text:span text:style-name="T145">LW</text:span><text:span text:style-name="T52"> </text:span><text:span text:style-name="T53">and M</text:span><text:span text:style-name="T148">SW</text:span></text:p>
      <text:p text:style-name="P23"/>
      <text:p text:style-name="P175"><text:span text:style-name="T256">M</text:span><text:span text:style-name="T142">L</text:span><text:span text:style-name="T146">W</text:span><text:span text:style-name="T256"> = The median over the </text:span><text:span text:style-name="T258">l</text:span><text:span text:style-name="T256">ast </text:span><text:span text:style-name="T258">99990</text:span><text:span text:style-name="T256"> blocks </text:span><text:span text:style-name="T258">and future 10 blocks </text:span><text:span text:style-name="T261">(100000 blocks)</text:span><text:span text:style-name="T256"> of max((min (M</text:span><text:span text:style-name="T142">B</text:span><text:span text:style-name="T147">W</text:span><text:span text:style-name="T256"> , 2M</text:span><text:span text:style-name="T142">L</text:span><text:span text:style-name="T256">), Z</text:span><text:span text:style-name="T142">M</text:span><text:span text:style-name="T256"> , M</text:span><text:span text:style-name="T142">L</text:span><text:span text:style-name="T256">/2) ; <text:s/></text:span><text:span text:style-name="T258">The current value of M</text:span><text:span text:style-name="T145">L</text:span><text:span text:style-name="T258"> from consensus is used; </text:span><text:span text:style-name="T259">Effective l</text:span><text:span text:style-name="T256">ong </text:span><text:span text:style-name="T259">t</text:span><text:span text:style-name="T256">erm </text:span><text:span text:style-name="T259">m</text:span><text:span text:style-name="T256">edian </text:span><text:span text:style-name="T260">for wallet fees</text:span></text:p>
      <text:p text:style-name="P23"/>
      <text:p text:style-name="P27">M<text:span text:style-name="T77">L</text:span><text:span text:style-name="T113">W</text:span> ; <text:span text:style-name="T303">P</text:span>enalty free zone <text:span text:style-name="T247">for wallet fees </text:span></text:p>
      <text:p text:style-name="P23"/>
      <text:p text:style-name="P176"><text:span text:style-name="T256">M</text:span><text:span text:style-name="T142">S</text:span><text:span text:style-name="T147">W</text:span><text:span text:style-name="T256"> = the median over the </text:span><text:span text:style-name="T261">l</text:span><text:span text:style-name="T256">ast </text:span><text:span text:style-name="T261">9</text:span><text:span text:style-name="T256">0 blocks </text:span><text:span text:style-name="T261">and future 10 blocks</text:span><text:span text:style-name="T256"> </text:span><text:span text:style-name="T261">(100 blocks) </text:span><text:span text:style-name="T256">of max</text:span><text:span text:style-name="T262">(</text:span><text:span text:style-name="T48">M</text:span><text:span text:style-name="T138">B</text:span><text:span text:style-name="T139">W</text:span><text:span text:style-name="T48"> , M</text:span><text:span text:style-name="T140">L</text:span><text:span text:style-name="T139">W</text:span><text:span text:style-name="T48">)</text:span><text:span text:style-name="T256">; </text:span><text:span text:style-name="T263">Effective s</text:span><text:span text:style-name="T256">hort term median </text:span><text:span text:style-name="T263">for wallet fees</text:span><text:span text:style-name="T256"> </text:span></text:p>
      <text:p text:style-name="P24"/>
      <text:p text:style-name="P123">M<text:span text:style-name="T77">N</text:span><text:span text:style-name="T155">W</text:span> = <text:span text:style-name="T304">min(</text:span>M<text:span text:style-name="T77">S</text:span><text:span text:style-name="T155">W</text:span><text:span text:style-name="T283"> , 50M</text:span><text:span text:style-name="T155">LW</text:span><text:span text:style-name="T283">)</text:span></text:p>
      <text:p text:style-name="P44"/>
      <text:p text:style-name="P95">M<text:span text:style-name="T77">F</text:span><text:span text:style-name="T114">W</text:span> = min(M<text:span text:style-name="T157">N</text:span><text:span text:style-name="T114">W</text:span> , M<text:span text:style-name="T77">L</text:span><text:span text:style-name="T114">W</text:span>) <text:span text:style-name="T232">(</text:span><text:span text:style-name="T203">= </text:span>M<text:span text:style-name="T77">L</text:span><text:span text:style-name="T191">W</text:span> <text:span text:style-name="T325">if the proposed consensus change is implemented)</text:span> ; Median for <text:span text:style-name="T248">wallet </text:span>fee calculation</text:p>
      <text:p text:style-name="P112"/>
      <text:p text:style-name="P10"><text:span text:style-name="T3">B</text:span><text:span text:style-name="T84">R</text:span><text:span text:style-name="T92">L</text:span><text:span text:style-name="T98">W</text:span><text:span text:style-name="T3"> = T</text:span><text:span text:style-name="T85">R</text:span><text:span text:style-name="T3"> / </text:span><text:span text:style-name="T6">M</text:span><text:span text:style-name="T92">FW </text:span><text:span text:style-name="T6"><text:s/>; <text:s/>Used for the low and normal fees</text:span></text:p>
      <text:p text:style-name="P94"/>
      <text:p text:style-name="P65"><text:span text:style-name="T203">B</text:span><text:span text:style-name="T84">R</text:span><text:span text:style-name="T203"> = T</text:span><text:span text:style-name="T85">R</text:span><text:span text:style-name="T203"> / </text:span><text:span text:style-name="T213">Z</text:span><text:span text:style-name="T92">M </text:span><text:span text:style-name="T213"><text:s/>; <text:s/>Used for the medium and high fees</text:span></text:p>
      <text:p text:style-name="P94"/>
      <text:p text:style-name="P94"/>
      <text:p text:style-name="P80"><text:span text:style-name="T235">F</text:span><text:span text:style-name="T172">L</text:span><text:span text:style-name="T235"> = R</text:span><text:span text:style-name="T102">B</text:span><text:span text:style-name="T101">ase</text:span><text:span text:style-name="T235">B</text:span><text:span text:style-name="T105">R</text:span><text:span text:style-name="T171">L</text:span><text:span text:style-name="T192">W</text:span><text:span text:style-name="T201">2</text:span><text:span text:style-name="T235"> <text:s/>; Low transaction fee for reference transaction</text:span></text:p>
      <text:p text:style-name="P80"/>
      <text:p text:style-name="P80"><text:span text:style-name="T236">f</text:span><text:span text:style-name="T172">L</text:span><text:span text:style-name="T236"> = R</text:span><text:span text:style-name="T102">B</text:span><text:span text:style-name="T101">ase</text:span><text:span text:style-name="T235">B</text:span><text:span text:style-name="T105">R</text:span><text:span text:style-name="T171">L</text:span><text:span text:style-name="T192">W</text:span><text:span text:style-name="T235">/M</text:span><text:span text:style-name="T104">F</text:span><text:span text:style-name="T115">W</text:span><text:span text:style-name="T235"> ; Low transaction fee per byte for a given M</text:span><text:span text:style-name="T104">F</text:span><text:span text:style-name="T115">W</text:span></text:p>
      <text:p text:style-name="P80"/>
      <text:p text:style-name="P124"><text:span text:style-name="T236">f</text:span><text:span text:style-name="T172">N</text:span><text:span text:style-name="T236"> = 4f</text:span><text:span text:style-name="T172">L</text:span><text:span text:style-name="T236"> <text:s/>;Normal transaction fee per byte for a given M</text:span><text:span text:style-name="T104">F</text:span><text:span text:style-name="T115">W</text:span></text:p>
      <text:p text:style-name="P124"/>
      <text:p text:style-name="P125"><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Medium Transaction fee per byte for a given M</text:span><text:span text:style-name="T104">F</text:span><text:span text:style-name="T115">W</text:span></text:p>
      <text:p text:style-name="P124"/>
      <text:p text:style-name="P162"><text:span text:style-name="T21">f</text:span><text:span text:style-name="T117">P</text:span><text:span text:style-name="T21"> = 2R</text:span><text:span text:style-name="T118">B</text:span><text:span text:style-name="T119">ase</text:span><text:span text:style-name="T22">/M</text:span><text:span text:style-name="T122">N</text:span><text:span text:style-name="T116">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23">Maximum Penalty (B =1)</text:span><text:span text:style-name="T22"> Transaction fee per byte for a given M</text:span><text:span text:style-name="T122">N</text:span><text:span text:style-name="T120">W</text:span></text:p>
      <text:p text:style-name="P81"/>
      <text:p text:style-name="P160"><text:span text:style-name="T253">f</text:span><text:span text:style-name="T131">H</text:span><text:span text:style-name="T253"> = 4f</text:span><text:span text:style-name="T133">M</text:span><text:span text:style-name="T253">max (1, </text:span><text:span text:style-name="T24">M</text:span><text:span text:style-name="T121">FW</text:span><text:span text:style-name="T24">/(32B</text:span><text:span text:style-name="T128">R</text:span><text:span text:style-name="T24">M</text:span><text:span text:style-name="T123">N</text:span><text:span text:style-name="T121">W</text:span><text:span text:style-name="T24">)</text:span><text:span text:style-name="T25">);</text:span><text:span text:style-name="T24"> High </text:span><text:span text:style-name="T41">Transaction fee per byte </text:span></text:p>
      <text:p text:style-name="P48"/>
      <text:p text:style-name="P51"/>
      <text:p text:style-name="P182"><text:soft-page-break/>Wallet Fee Examples</text:p>
      <text:p text:style-name="P49"/>
      <text:p text:style-name="P133">T<text:span text:style-name="T77">R</text:span> = <text:span text:style-name="T287">3000 bytes, R</text:span><text:span text:style-name="T102">B</text:span><text:span text:style-name="T101">ase</text:span><text:span text:style-name="T237"> = 0.6 XMR, Z</text:span><text:span text:style-name="T110">M</text:span><text:span text:style-name="T237"> = 300000 bytes</text:span></text:p>
      <text:p text:style-name="P130"/>
      <text:p text:style-name="P138"><text:span text:style-name="T237">M</text:span><text:span text:style-name="T162">N</text:span><text:span text:style-name="T163">W</text:span> <text:span text:style-name="T285">= 300000 bytes, M</text:span><text:span text:style-name="T111">L</text:span><text:span text:style-name="T285"> = 300000 bytes</text:span></text:p>
      <text:p text:style-name="P83"><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text:s/>= 20.0 nXMR / byte</text:span></text:p>
      <text:p text:style-name="P83"><text:span text:style-name="T219">f</text:span><text:span text:style-name="T86">L</text:span><text:span text:style-name="T219"> = 0.2f</text:span><text:span text:style-name="T86">N</text:span><text:span text:style-name="T219"> <text:s/>= </text:span><text:span text:style-name="T223">4</text:span><text:span text:style-name="T219">.0</text:span><text:span text:style-name="T226">0</text:span><text:span text:style-name="T219"> nXMR / byte</text:span></text:p>
      <text:p text:style-name="P83"><text:span text:style-name="T219">f</text:span><text:span text:style-name="T86">M</text:span><text:span text:style-name="T219"> = 5f</text:span><text:span text:style-name="T86">N</text:span><text:span text:style-name="T219"> = </text:span><text:span text:style-name="T223">100</text:span><text:span text:style-name="T219"> nXMR / byte</text:span></text:p>
      <text:p text:style-name="P83"><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 4000 nXMR / byte</text:span></text:p>
      <text:p text:style-name="P105"><text:span text:style-name="T271">f</text:span><text:span text:style-name="T149">H</text:span><text:span text:style-name="T221"> = f</text:span><text:span text:style-name="T96">P</text:span><text:span text:style-name="T221"> <text:s/>= </text:span><text:span text:style-name="T224">4</text:span><text:span text:style-name="T221">000 nXMR / byte</text:span></text:p>
      <text:p text:style-name="P131"/>
      <text:p text:style-name="P136"><text:span text:style-name="T237">M</text:span><text:span text:style-name="T162">N</text:span><text:span text:style-name="T163">W</text:span> <text:span text:style-name="T285">= 15000000 bytes, M</text:span><text:span text:style-name="T111">L</text:span><text:span text:style-name="T285"> = 300000 bytes</text:span></text:p>
      <text:p text:style-name="P84"><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 20.0 nXMR / byte</text:span></text:p>
      <text:p text:style-name="P84"><text:span text:style-name="T219">f</text:span><text:span text:style-name="T86">L</text:span><text:span text:style-name="T219"> = 0.2f</text:span><text:span text:style-name="T86">N</text:span><text:span text:style-name="T219"> = 4.</text:span><text:span text:style-name="T223">0</text:span><text:span text:style-name="T228">0</text:span><text:span text:style-name="T219"> nXMR / byte</text:span></text:p>
      <text:p text:style-name="P84"><text:span text:style-name="T219">f</text:span><text:span text:style-name="T86">M</text:span><text:span text:style-name="T219"> = 5f</text:span><text:span text:style-name="T86">N</text:span><text:span text:style-name="T219"> = </text:span><text:span text:style-name="T223">100</text:span><text:span text:style-name="T219"> nXMR / byte</text:span></text:p>
      <text:p text:style-name="P84"><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 80 nXMR / byte</text:span></text:p>
      <text:p text:style-name="P107"><text:span text:style-name="T202">f</text:span><text:span text:style-name="T78">H</text:span><text:span text:style-name="T221"> = f</text:span><text:span text:style-name="T96">P</text:span><text:span text:style-name="T221"> = </text:span><text:span text:style-name="T225">8</text:span><text:span text:style-name="T221">0 nXMR / byte</text:span></text:p>
      <text:p text:style-name="P134"/>
      <text:p text:style-name="P141"><text:span text:style-name="T237">M</text:span><text:span text:style-name="T162">N</text:span><text:span text:style-name="T163">W</text:span> <text:span text:style-name="T285">= 1425000 bytes, M</text:span><text:span text:style-name="T111">L</text:span><text:span text:style-name="T285"> = 1425000 bytes</text:span></text:p>
      <text:p text:style-name="P89"><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 4.21 nXMR / byte</text:span></text:p>
      <text:p text:style-name="P89"><text:span text:style-name="T219">f</text:span><text:span text:style-name="T86">L</text:span><text:span text:style-name="T219"> = 0.2f</text:span><text:span text:style-name="T86">N</text:span><text:span text:style-name="T219"> = </text:span><text:span text:style-name="T228">0.842</text:span><text:span text:style-name="T219"> nXMR / byte</text:span></text:p>
      <text:p text:style-name="P89"><text:span text:style-name="T219">f</text:span><text:span text:style-name="T86">M</text:span><text:span text:style-name="T219"> = 5f</text:span><text:span text:style-name="T86">N</text:span><text:span text:style-name="T219"> = </text:span><text:span text:style-name="T228">21.1</text:span><text:span text:style-name="T219"> nXMR / byte</text:span></text:p>
      <text:p text:style-name="P89"><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 842 nXMR / byte</text:span></text:p>
      <text:p text:style-name="P108"><text:span text:style-name="T202">f</text:span><text:span text:style-name="T78">H</text:span><text:span text:style-name="T221"> = f</text:span><text:span text:style-name="T96">P</text:span><text:span text:style-name="T221"> = </text:span><text:span text:style-name="T228">842</text:span><text:span text:style-name="T221"> nXMR / byte</text:span></text:p>
      <text:p text:style-name="P134"/>
      <text:p text:style-name="P142"><text:span text:style-name="T237">M</text:span><text:span text:style-name="T162">N</text:span><text:span text:style-name="T163">W</text:span> <text:span text:style-name="T285">= 1500000 bytes, M</text:span><text:span text:style-name="T111">L</text:span><text:span text:style-name="T285"> = 1500000 bytes</text:span></text:p>
      <text:p text:style-name="P89"><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 4.00 nXMR / byte</text:span></text:p>
      <text:p text:style-name="P89"><text:span text:style-name="T219">f</text:span><text:span text:style-name="T86">L</text:span><text:span text:style-name="T219"> = 0.2f</text:span><text:span text:style-name="T86">N</text:span><text:span text:style-name="T219"> = </text:span><text:span text:style-name="T229">0</text:span><text:span text:style-name="T223">.</text:span><text:span text:style-name="T229">80</text:span><text:span text:style-name="T219"> nXMR / byte</text:span></text:p>
      <text:p text:style-name="P89"><text:span text:style-name="T219">f</text:span><text:span text:style-name="T86">M</text:span><text:span text:style-name="T219"> = 5f</text:span><text:span text:style-name="T86">N</text:span><text:span text:style-name="T219"> = </text:span><text:span text:style-name="T229">2</text:span><text:span text:style-name="T223">0</text:span><text:span text:style-name="T219"> nXMR / byte</text:span></text:p>
      <text:p text:style-name="P89"><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 800 nXMR / byte</text:span></text:p>
      <text:p text:style-name="P108"><text:span text:style-name="T202">f</text:span><text:span text:style-name="T78">H</text:span><text:span text:style-name="T221"> = f</text:span><text:span text:style-name="T96">P</text:span><text:span text:style-name="T221"> = </text:span><text:span text:style-name="T225">8</text:span><text:span text:style-name="T221">0</text:span><text:span text:style-name="T230">0</text:span><text:span text:style-name="T221"> nXMR / byte</text:span></text:p>
      <text:p text:style-name="P135"/>
      <text:p text:style-name="P143"><text:span text:style-name="T237">M</text:span><text:span text:style-name="T162">N</text:span><text:span text:style-name="T163">W</text:span> <text:span text:style-name="T285">= 75000000 bytes, M</text:span><text:span text:style-name="T111">L</text:span><text:span text:style-name="T285"> = 1500000 bytes</text:span></text:p>
      <text:p text:style-name="P90"><text:span text:style-name="T236">f</text:span><text:span text:style-name="T115">N</text:span><text:span text:style-name="T236"> = 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5"> = 4.00 nXMR / byte</text:span></text:p>
      <text:p text:style-name="P90"><text:span text:style-name="T219">f</text:span><text:span text:style-name="T86">L</text:span><text:span text:style-name="T219"> = 0.2f</text:span><text:span text:style-name="T86">N</text:span><text:span text:style-name="T219"> = </text:span><text:span text:style-name="T229">0</text:span><text:span text:style-name="T223">.</text:span><text:span text:style-name="T229">80</text:span><text:span text:style-name="T219"> nXMR / byte</text:span></text:p>
      <text:p text:style-name="P90"><text:span text:style-name="T219">f</text:span><text:span text:style-name="T86">M</text:span><text:span text:style-name="T219"> = 5f</text:span><text:span text:style-name="T86">N</text:span><text:span text:style-name="T219"> = </text:span><text:span text:style-name="T229">2</text:span><text:span text:style-name="T223">0</text:span><text:span text:style-name="T219"> nXMR / byte</text:span></text:p>
      <text:p text:style-name="P90"><text:span text:style-name="T236">f</text:span><text:span text:style-name="T154">P</text:span><text:span text:style-name="T236"> = 2R</text:span><text:span text:style-name="T102">B</text:span><text:span text:style-name="T101">ase</text:span><text:span text:style-name="T235">/M</text:span><text:span text:style-name="T155">N</text:span><text:span text:style-name="T77">W</text:span><text:span text:style-name="T235"> = 2f</text:span><text:span text:style-name="T154">N</text:span><text:span text:style-name="T282">M</text:span><text:span text:style-name="T159">FW</text:span><text:span text:style-name="T282">/(B</text:span><text:span text:style-name="T160">R</text:span><text:span text:style-name="T282">M</text:span><text:span text:style-name="T155">N</text:span><text:span text:style-name="T159">W</text:span><text:span text:style-name="T282">) = 16 nXMR / byte</text:span></text:p>
      <text:p text:style-name="P109"><text:span text:style-name="T221">f</text:span><text:span text:style-name="T96">H</text:span><text:span text:style-name="T221"> = f</text:span><text:span text:style-name="T96">P</text:span><text:span text:style-name="T221"> = </text:span><text:span text:style-name="T231">16</text:span><text:span text:style-name="T221"> nXMR / byte</text:span></text:p>
      <text:p text:style-name="P182">Wallet Fee Examples</text:p>
      <text:p text:style-name="P49"/>
      <text:p text:style-name="P133">T<text:span text:style-name="T77">RW</text:span> = <text:span text:style-name="T305">3000 bytes, R</text:span><text:span text:style-name="T102">B</text:span><text:span text:style-name="T101">ase</text:span><text:span text:style-name="T237"> = 0.6 XMR, Z</text:span><text:span text:style-name="T110">M</text:span><text:span text:style-name="T237"> = 300000 bytes</text:span></text:p>
      <text:p text:style-name="P129"/>
      <text:p text:style-name="P139"><text:span text:style-name="T237">M</text:span><text:span text:style-name="T162">N</text:span><text:span text:style-name="T163">W</text:span> <text:span text:style-name="T285">= 300000 bytes, M</text:span><text:span text:style-name="T111">L</text:span><text:span text:style-name="T163">W</text:span><text:span text:style-name="T285"> = 300000 bytes</text:span></text:p>
      <text:p text:style-name="P82"><text:span text:style-name="T236">f</text:span><text:span text:style-name="T115">L</text:span><text:span text:style-name="T236"> = R</text:span><text:span text:style-name="T102">B</text:span><text:span text:style-name="T101">ase</text:span><text:span text:style-name="T235">B</text:span><text:span text:style-name="T105">R</text:span><text:span text:style-name="T115">L</text:span><text:span text:style-name="T192">W</text:span><text:span text:style-name="T235">/M</text:span><text:span text:style-name="T104">F</text:span><text:span text:style-name="T115">W</text:span><text:span text:style-name="T235"> = 20.0 nXMR / byte</text:span></text:p>
      <text:p text:style-name="Standard"><text:span text:style-name="T42">f</text:span><text:span text:style-name="T135">N</text:span><text:span text:style-name="T42">= 4f</text:span><text:span text:style-name="T134">L</text:span><text:span text:style-name="T42"> <text:s/></text:span><text:span text:style-name="T43">= </text:span><text:span text:style-name="T44">80</text:span><text:span text:style-name="T43"> nXMR / byte</text:span></text:p>
      <text:p text:style-name="P126"><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 320 nXMR / byte</text:span></text:p>
      <text:p text:style-name="P164"><text:span text:style-name="T21">f</text:span><text:span text:style-name="T117">P</text:span><text:span text:style-name="T21"> = 2R</text:span><text:span text:style-name="T118">B</text:span><text:span text:style-name="T119">ase</text:span><text:span text:style-name="T22">/M</text:span><text:span text:style-name="T122">N</text:span><text:span text:style-name="T121">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31">=</text:span><text:span text:style-name="T22"> </text:span><text:span text:style-name="T36">4</text:span><text:span text:style-name="T31">000 nXMR / byte</text:span></text:p>
      <text:p text:style-name="P106"><text:span text:style-name="T233">f</text:span><text:span text:style-name="T99">H</text:span><text:span text:style-name="T233"> = 4f</text:span><text:span text:style-name="T100">M</text:span><text:span text:style-name="T233">max (1, </text:span><text:span text:style-name="T220">M</text:span><text:span text:style-name="T94">FW</text:span><text:span text:style-name="T220">/(32B</text:span><text:span text:style-name="T97">R</text:span><text:span text:style-name="T220">M</text:span><text:span text:style-name="T95">N</text:span><text:span text:style-name="T94">W</text:span><text:span text:style-name="T220">)</text:span><text:span text:style-name="T222">)</text:span><text:span text:style-name="T220"> = </text:span><text:span text:style-name="T226">4</text:span><text:span text:style-name="T220">000 nXMR / byte</text:span></text:p>
      <text:p text:style-name="P132"/>
      <text:p text:style-name="P137"><text:span text:style-name="T237">M</text:span><text:span text:style-name="T162">N</text:span><text:span text:style-name="T163">W</text:span> <text:span text:style-name="T285">= 15000000 bytes, M</text:span><text:span text:style-name="T111">L</text:span><text:span text:style-name="T163">W</text:span><text:span text:style-name="T285"> = 300000 bytes</text:span></text:p>
      <text:p text:style-name="P88"><text:span text:style-name="T236">f</text:span><text:span text:style-name="T115">L</text:span><text:span text:style-name="T236"> = R</text:span><text:span text:style-name="T102">B</text:span><text:span text:style-name="T101">ase</text:span><text:span text:style-name="T235">B</text:span><text:span text:style-name="T105">R</text:span><text:span text:style-name="T115">L</text:span><text:span text:style-name="T192">W</text:span><text:span text:style-name="T235">/M</text:span><text:span text:style-name="T104">F</text:span><text:span text:style-name="T115">W</text:span><text:span text:style-name="T235"> = 20.0 nXMR / byte</text:span></text:p>
      <text:p text:style-name="P170"><text:span text:style-name="T42">f</text:span><text:span text:style-name="T135">N</text:span><text:span text:style-name="T42">= 4f</text:span><text:span text:style-name="T134">L</text:span><text:span text:style-name="T42"> <text:s/></text:span><text:span text:style-name="T43">= </text:span><text:span text:style-name="T45">80</text:span><text:span text:style-name="T43"> nXMR / byte</text:span></text:p>
      <text:p text:style-name="P126"><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 320 nXMR / byte</text:span></text:p>
      <text:p text:style-name="P164"><text:span text:style-name="T21">f</text:span><text:span text:style-name="T117">P</text:span><text:span text:style-name="T21"> = 2R</text:span><text:span text:style-name="T118">B</text:span><text:span text:style-name="T119">ase</text:span><text:span text:style-name="T22">/M</text:span><text:span text:style-name="T122">N</text:span><text:span text:style-name="T121">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31">=</text:span><text:span text:style-name="T22"> </text:span><text:span text:style-name="T37">8</text:span><text:span text:style-name="T31">0 nXMR / byte</text:span></text:p>
      <text:p text:style-name="P140"><text:span text:style-name="T286">f</text:span><text:span text:style-name="T164">H</text:span><text:span text:style-name="T286"> = 4f</text:span><text:span text:style-name="T165">M</text:span><text:span text:style-name="T286">max (1, </text:span><text:span text:style-name="T282">M</text:span><text:span text:style-name="T159">FW</text:span><text:span text:style-name="T282">/(32B</text:span><text:span text:style-name="T173">R</text:span><text:span text:style-name="T282">M</text:span><text:span text:style-name="T157">N</text:span><text:span text:style-name="T159">W</text:span><text:span text:style-name="T282">)) = 1280 nXMR / byte</text:span></text:p>
      <text:p text:style-name="P134"/>
      <text:p text:style-name="P142"><text:span text:style-name="T237">M</text:span><text:span text:style-name="T162">N</text:span><text:span text:style-name="T163">W</text:span> <text:span text:style-name="T285">= 1425000 bytes, M</text:span><text:span text:style-name="T111">L</text:span><text:span text:style-name="T163">W</text:span><text:span text:style-name="T285"> = 1425000 bytes</text:span></text:p>
      <text:p text:style-name="P89"><text:span text:style-name="T236">f</text:span><text:span text:style-name="T115">L</text:span><text:span text:style-name="T236"> = R</text:span><text:span text:style-name="T102">B</text:span><text:span text:style-name="T101">ase</text:span><text:span text:style-name="T235">B</text:span><text:span text:style-name="T105">R</text:span><text:span text:style-name="T115">L</text:span><text:span text:style-name="T192">W</text:span><text:span text:style-name="T235">/M</text:span><text:span text:style-name="T104">F</text:span><text:span text:style-name="T115">W</text:span><text:span text:style-name="T235"> = 0.886 nXMR / byte</text:span></text:p>
      <text:p text:style-name="P171"><text:span text:style-name="T42">f</text:span><text:span text:style-name="T135">N</text:span><text:span text:style-name="T42">= 4f</text:span><text:span text:style-name="T134">L</text:span><text:span text:style-name="T42"> <text:s/></text:span><text:span text:style-name="T43">= </text:span><text:span text:style-name="T46">3.55</text:span><text:span text:style-name="T43"> nXMR / byte</text:span></text:p>
      <text:p text:style-name="P127"><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 67.4 nXMR / byte</text:span></text:p>
      <text:p text:style-name="P165"><text:span text:style-name="T21">f</text:span><text:span text:style-name="T117">P</text:span><text:span text:style-name="T21"> = 2R</text:span><text:span text:style-name="T118">B</text:span><text:span text:style-name="T119">ase</text:span><text:span text:style-name="T22">/M</text:span><text:span text:style-name="T122">N</text:span><text:span text:style-name="T121">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31">=</text:span><text:span text:style-name="T22"> </text:span><text:span text:style-name="T38">842</text:span><text:span text:style-name="T31"> nXMR / byte</text:span></text:p>
      <text:p text:style-name="P108"><text:span text:style-name="T233">f</text:span><text:span text:style-name="T99">H</text:span><text:span text:style-name="T233"> = 4f</text:span><text:span text:style-name="T100">M</text:span><text:span text:style-name="T233">max (1, </text:span><text:span text:style-name="T220">M</text:span><text:span text:style-name="T94">FW</text:span><text:span text:style-name="T220">/(32B</text:span><text:span text:style-name="T97">R</text:span><text:span text:style-name="T220">M</text:span><text:span text:style-name="T95">N</text:span><text:span text:style-name="T94">W</text:span><text:span text:style-name="T220">)</text:span><text:span text:style-name="T222">)</text:span><text:span text:style-name="T220"> = </text:span><text:span text:style-name="T227">842</text:span><text:span text:style-name="T220"> nXMR / byte</text:span></text:p>
      <text:p text:style-name="P134"/>
      <text:p text:style-name="P142"><text:span text:style-name="T237">M</text:span><text:span text:style-name="T162">N</text:span><text:span text:style-name="T163">W</text:span> <text:span text:style-name="T285">= 1500000 bytes, M</text:span><text:span text:style-name="T111">L</text:span><text:span text:style-name="T163">W</text:span><text:span text:style-name="T285"> = 1500000 bytes</text:span></text:p>
      <text:p text:style-name="P89"><text:span text:style-name="T236">f</text:span><text:span text:style-name="T115">L</text:span><text:span text:style-name="T236"> = R</text:span><text:span text:style-name="T102">B</text:span><text:span text:style-name="T101">ase</text:span><text:span text:style-name="T235">B</text:span><text:span text:style-name="T105">R</text:span><text:span text:style-name="T115">L</text:span><text:span text:style-name="T192">W</text:span><text:span text:style-name="T235">/M</text:span><text:span text:style-name="T104">F</text:span><text:span text:style-name="T115">W</text:span><text:span text:style-name="T235"> = 0.800 nXMR / byte</text:span></text:p>
      <text:p text:style-name="P171"><text:span text:style-name="T42">f</text:span><text:span text:style-name="T135">N</text:span><text:span text:style-name="T42">= 4f</text:span><text:span text:style-name="T134">L</text:span><text:span text:style-name="T42"> <text:s/></text:span><text:span text:style-name="T43">= </text:span><text:span text:style-name="T47">3.20</text:span><text:span text:style-name="T43"> nXMR / byte</text:span></text:p>
      <text:p text:style-name="P127"><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 64.0 nXMR / byte</text:span></text:p>
      <text:p text:style-name="P165"><text:span text:style-name="T21">f</text:span><text:span text:style-name="T117">P</text:span><text:span text:style-name="T21"> = 2R</text:span><text:span text:style-name="T118">B</text:span><text:span text:style-name="T119">ase</text:span><text:span text:style-name="T22">/M</text:span><text:span text:style-name="T122">N</text:span><text:span text:style-name="T121">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31">=</text:span><text:span text:style-name="T22"> </text:span><text:span text:style-name="T37">8</text:span><text:span text:style-name="T31">0</text:span><text:span text:style-name="T39">0</text:span><text:span text:style-name="T31"> nXMR / byte</text:span></text:p>
      <text:p text:style-name="P141"><text:span text:style-name="T286">f</text:span><text:span text:style-name="T164">H</text:span><text:span text:style-name="T286"> = 4f</text:span><text:span text:style-name="T165">M</text:span><text:span text:style-name="T286">max (1, </text:span><text:span text:style-name="T282">M</text:span><text:span text:style-name="T159">FW</text:span><text:span text:style-name="T282">/(32B</text:span><text:span text:style-name="T173">R</text:span><text:span text:style-name="T282">M</text:span><text:span text:style-name="T157">N</text:span><text:span text:style-name="T159">W</text:span><text:span text:style-name="T282">)) = 800 nXMR / byte</text:span></text:p>
      <text:p text:style-name="P135"/>
      <text:p text:style-name="P143"><text:span text:style-name="T237">M</text:span><text:span text:style-name="T162">N</text:span><text:span text:style-name="T163">W</text:span> <text:span text:style-name="T285">= 75000000 bytes, M</text:span><text:span text:style-name="T111">L</text:span><text:span text:style-name="T163">W</text:span><text:span text:style-name="T285"> = 1500000 bytes</text:span></text:p>
      <text:p text:style-name="P90"><text:span text:style-name="T236">f</text:span><text:span text:style-name="T115">L</text:span><text:span text:style-name="T236"> = R</text:span><text:span text:style-name="T102">B</text:span><text:span text:style-name="T101">ase</text:span><text:span text:style-name="T235">B</text:span><text:span text:style-name="T105">R</text:span><text:span text:style-name="T115">L</text:span><text:span text:style-name="T192">W</text:span><text:span text:style-name="T235">/M</text:span><text:span text:style-name="T104">F</text:span><text:span text:style-name="T115">W</text:span><text:span text:style-name="T235"> = 0.800 nXMR / byte</text:span></text:p>
      <text:p text:style-name="P172"><text:span text:style-name="T42">f</text:span><text:span text:style-name="T135">N</text:span><text:span text:style-name="T42">= 4f</text:span><text:span text:style-name="T134">L</text:span><text:span text:style-name="T42"> <text:s/></text:span><text:span text:style-name="T43">= </text:span><text:span text:style-name="T47">3.20</text:span><text:span text:style-name="T43"> nXMR / byte</text:span></text:p>
      <text:p text:style-name="P128"><text:span text:style-name="T236">f</text:span><text:span text:style-name="T115">M</text:span><text:span text:style-name="T236"> = 16</text:span><text:span text:style-name="T115"> </text:span><text:span text:style-name="T236">R</text:span><text:span text:style-name="T102">B</text:span><text:span text:style-name="T101">ase</text:span><text:span text:style-name="T235">B</text:span><text:span text:style-name="T105">R</text:span><text:span text:style-name="T235">/M</text:span><text:span text:style-name="T104">F</text:span><text:span text:style-name="T115">W</text:span><text:span text:style-name="T236"> <text:s/>= 64.0 nXMR / byte</text:span></text:p>
      <text:p text:style-name="P166"><text:span text:style-name="T21">f</text:span><text:span text:style-name="T117">P</text:span><text:span text:style-name="T21"> = 2R</text:span><text:span text:style-name="T118">B</text:span><text:span text:style-name="T119">ase</text:span><text:span text:style-name="T22">/M</text:span><text:span text:style-name="T122">N</text:span><text:span text:style-name="T121">W</text:span><text:span text:style-name="T22"> </text:span><text:span text:style-name="T23">= f</text:span><text:span text:style-name="T129">M</text:span><text:span text:style-name="T24">M</text:span><text:span text:style-name="T121">FW</text:span><text:span text:style-name="T24">/(</text:span><text:span text:style-name="T33">8</text:span><text:span text:style-name="T24">B</text:span><text:span text:style-name="T124">R</text:span><text:span text:style-name="T24">M</text:span><text:span text:style-name="T122">N</text:span><text:span text:style-name="T121">W</text:span><text:span text:style-name="T24">)</text:span><text:span text:style-name="T22"> </text:span><text:span text:style-name="T31">=</text:span><text:span text:style-name="T22"> </text:span><text:span text:style-name="T40">16</text:span><text:span text:style-name="T31"> nXMR / byte</text:span></text:p>
      <text:p text:style-name="P143"><text:span text:style-name="T286">f</text:span><text:span text:style-name="T164">H</text:span><text:span text:style-name="T286"> = 4f</text:span><text:span text:style-name="T165">M</text:span><text:span text:style-name="T286">max (1, </text:span><text:span text:style-name="T282">M</text:span><text:span text:style-name="T159">FW</text:span><text:span text:style-name="T282">/(32B</text:span><text:span text:style-name="T173">R</text:span><text:span text:style-name="T282">M</text:span><text:span text:style-name="T157">N</text:span><text:span text:style-name="T159">W</text:span><text:span text:style-name="T282">)) = 256 nXMR / byte</text:span></text:p>
      <text:p text:style-name="P150"/>
      <text:p text:style-name="P152">The difference is that the low fee always allows for <text:span text:style-name="T327">scaling of the reference transaction, and is the lowest fee that allows for scaling of the reference transaction. Before the lowest fee that allowed for scaling of the reference transaction was the normal fee which was higher than the minimum required for scaling above 300000 bytes.</text:span></text:p>
      <text:p text:style-name="P181"><text:soft-page-break/><text:span text:style-name="T281">3</text:span><text:span text:style-name="T270">) </text:span><text:span text:style-name="T280">Reference transaction, T</text:span><text:span text:style-name="T153">R</text:span><text:span text:style-name="T55">,</text:span><text:span text:style-name="T280"> </text:span><text:span text:style-name="T279">Minimum penalty free zone, Z</text:span><text:span text:style-name="T152">M</text:span><text:span text:style-name="T279">, and </text:span><text:span text:style-name="T278">Median calculation after a fork.</text:span></text:p>
      <text:p text:style-name="P31"/>
      <text:p text:style-name="P54"><text:span text:style-name="T321">Note: </text:span>I am not recommending that we reduce T<text:span text:style-name="T77">R</text:span> from the current 3000 bytes until, at least, we finalize the transaction size for Triptych or another replacement for CLSAG, if Triptych <text:span text:style-name="T321">is not used. This is to reduce the impact on fees overall. For example: A reduction in fees followed by an increase in fees or the need to increase Z</text:span><text:span text:style-name="T189">M</text:span><text:span text:style-name="T321"> more than would be necessary.</text:span></text:p>
      <text:p text:style-name="P31"/>
      <text:p text:style-name="P36">T<text:span text:style-name="T183">2</text:span><text:span text:style-name="T166">C</text:span> = Weight in bytes of a 2 input and 2 output transaction <text:span text:style-name="T319">for the current Monero version </text:span>rounded up to the nearest 100 bytes. T<text:span text:style-name="T183">2</text:span><text:span text:style-name="T184">P</text:span> = Weight in bytes of a 2 input and 2 output transaction <text:span text:style-name="T319">for the previous Monero version </text:span>rounded up to the nearest 100 bytes. If a future Monero fork does not permit a 2 input and 2 output transaction then the permitted transaction <text:span text:style-name="T317">in both versions</text:span> with the lowest number of inputs and outputs greater than <text:span text:style-name="T297">or equal to </text:span>2 is used instead.</text:p>
      <text:p text:style-name="P31"/>
      <text:p text:style-name="P52">Calculation of T<text:span text:style-name="T77">R</text:span></text:p>
      <text:p text:style-name="P31"/>
      <text:p text:style-name="P29">T<text:span text:style-name="T77">RP</text:span> = T<text:span text:style-name="T77">R</text:span> of previous Monero version</text:p>
      <text:p text:style-name="P30">T<text:span text:style-name="T77">R</text:span><text:span text:style-name="T184">C</text:span> of <text:span text:style-name="T318">current</text:span> Monero version<text:span text:style-name="T318"> is set as follows: T</text:span><text:span text:style-name="T185">RC</text:span><text:span text:style-name="T320"> </text:span><text:span text:style-name="T292">≥ </text:span><text:span text:style-name="T293">T</text:span><text:span text:style-name="T187">2C</text:span></text:p>
      <text:p text:style-name="P38">Recommendation (See: <text:span text:style-name="T322">N</text:span>ote) <text:span text:style-name="T318">T</text:span><text:span text:style-name="T185">RC</text:span><text:span text:style-name="T320"> </text:span>= max(<text:span text:style-name="T293">T</text:span><text:span text:style-name="T187">2C</text:span><text:span text:style-name="T70"> , </text:span><text:span text:style-name="T72">T</text:span><text:span text:style-name="T188">RP</text:span><text:span text:style-name="T69">)</text:span></text:p>
      <text:p text:style-name="P39"><text:span text:style-name="T69">T</text:span><text:span text:style-name="T186">R</text:span><text:span text:style-name="T69"> = T</text:span><text:span text:style-name="T186">RC </text:span><text:span text:style-name="T71">(= 3000 bytes for BP+ fork if ring size &lt; 26)</text:span></text:p>
      <text:p text:style-name="P31"/>
      <text:p text:style-name="P53">Calculation of Z<text:span text:style-name="T77">M</text:span></text:p>
      <text:p text:style-name="P31"/>
      <text:p text:style-name="P37">Z<text:span text:style-name="T77">MP</text:span> = Z<text:span text:style-name="T77">M</text:span> of previous Monero version </text:p>
      <text:p text:style-name="P40">Z<text:span text:style-name="T77">MC</text:span> = max(Z<text:span text:style-name="T77">MP</text:span> , Z<text:span text:style-name="T77">MP</text:span>T<text:span text:style-name="T77">RC</text:span>/T<text:span text:style-name="T77">RP</text:span>)</text:p>
      <text:p text:style-name="P40">Z<text:span text:style-name="T77">M</text:span> = Z<text:span text:style-name="T77">MC</text:span><text:span text:style-name="T1"> </text:span><text:span text:style-name="T73">(= 300000 bytes if T</text:span><text:span text:style-name="T193">R</text:span><text:span text:style-name="T73"> = 3000 bytes)</text:span></text:p>
      <text:p text:style-name="P153"/>
      <text:p text:style-name="P159"><text:span text:style-name="T311">C</text:span><text:span text:style-name="T310">alculation of M</text:span><text:span text:style-name="T177">L</text:span><text:span text:style-name="T310">, M</text:span><text:span text:style-name="T177">S</text:span><text:span text:style-name="T310">, </text:span><text:span text:style-name="T312">M</text:span><text:span text:style-name="T178">LW</text:span><text:span text:style-name="T312"> and M</text:span><text:span text:style-name="T178">SW </text:span><text:span text:style-name="T314">where</text:span><text:span text:style-name="T313"> M</text:span><text:span text:style-name="T179">L</text:span><text:span text:style-name="T313"> &gt; Z</text:span><text:span text:style-name="T179">M, </text:span><text:span text:style-name="T315">or would be under (ii),</text:span><text:span text:style-name="T181"> </text:span><text:span text:style-name="T314">and where </text:span><text:span text:style-name="T316">blocks from a previous Monero version are included in a calculation after the fork.</text:span></text:p>
      <text:p text:style-name="P154"/>
      <text:p text:style-name="P151"><text:span text:style-name="T309">(i) </text:span><text:span text:style-name="T307">For </text:span><text:span text:style-name="T308">T</text:span><text:span text:style-name="T176">2</text:span><text:span text:style-name="T175">C</text:span><text:span text:style-name="T308"> </text:span><text:span text:style-name="T294">≤</text:span><text:span text:style-name="T308"> T</text:span><text:span text:style-name="T176">2</text:span><text:span text:style-name="T175">P</text:span></text:p>
      <text:p text:style-name="P154"/>
      <text:p text:style-name="P155"><text:span text:style-name="T310">M</text:span><text:span text:style-name="T177">L</text:span><text:span text:style-name="T310">, M</text:span><text:span text:style-name="T177">S</text:span><text:span text:style-name="T310">, </text:span><text:span text:style-name="T312">M</text:span><text:span text:style-name="T178">LW</text:span><text:span text:style-name="T312"> and M</text:span><text:span text:style-name="T178">SW </text:span><text:span text:style-name="T314">are calculated in the usual way with no reduction is size applied to the pre fork blocks</text:span></text:p>
      <text:p text:style-name="P154"/>
      <text:p text:style-name="P158"><text:span text:style-name="T324">(ii) </text:span>For <text:span text:style-name="T272">T</text:span><text:span text:style-name="T150">2</text:span><text:span text:style-name="T151">C</text:span><text:span text:style-name="T272"> </text:span><text:span text:style-name="T295">&gt;</text:span><text:span text:style-name="T272"> T</text:span><text:span text:style-name="T150">2</text:span><text:span text:style-name="T151">P</text:span></text:p>
      <text:p text:style-name="P154"/>
      <text:p text:style-name="P157">When blocks of previous Monero are included in a calculation after the fork version M<text:span text:style-name="T77">B</text:span> <text:span text:style-name="T323">for the pre fork blocks </text:span>is replaced by M<text:span text:style-name="T77">BC</text:span>, <text:span text:style-name="T329">w</text:span>here M<text:span text:style-name="T77">BC</text:span> = M<text:span text:style-name="T77">B</text:span><text:span text:style-name="T317">T</text:span><text:span text:style-name="T190">2</text:span><text:span text:style-name="T77">C</text:span>/<text:span text:style-name="T317">T</text:span><text:span text:style-name="T190">2</text:span><text:span text:style-name="T77">P</text:span>. <text:span text:style-name="T330">The current value of Z</text:span><text:span text:style-name="T197">M</text:span><text:span text:style-name="T330"> is used, and the starting median for M</text:span><text:span text:style-name="T197">L</text:span><text:span text:style-name="T330"> and M</text:span><text:span text:style-name="T197">LW</text:span><text:span text:style-name="T330"> may also need to be adjusted.</text:span> <text:span text:style-name="T330">This needs to be looked at for each specific fork case. There may be a one time increase in </text:span><text:span text:style-name="T314">M</text:span><text:span text:style-name="T180">L</text:span><text:span text:style-name="T314">, M</text:span><text:span text:style-name="T180">S</text:span><text:span text:style-name="T314">, </text:span><text:span text:style-name="T310">M</text:span><text:span text:style-name="T177">LW</text:span><text:span text:style-name="T310"> </text:span><text:span text:style-name="T314">or</text:span><text:span text:style-name="T310"> M</text:span><text:span text:style-name="T177">SW</text:span><text:span text:style-name="T310"> </text:span><text:span text:style-name="T314">at the fork.</text:span></text:p>
      <text:p text:style-name="P156"/>
      <text:p text:style-name="P183"><text:span text:style-name="T326">4) </text:span>Wallet Fee <text:span text:style-name="T288">Rounding </text:span></text:p>
      <text:p text:style-name="P50"/>
      <text:p text:style-name="P45">Wallet fees, f<text:span text:style-name="T77">N</text:span>, f<text:span text:style-name="T77">L</text:span>, f<text:span text:style-name="T77">M</text:span>, and f<text:span text:style-name="T77">H</text:span> are rounded up to the desired number of significant digits in the significant </text:p>
      <text:p text:style-name="P50"/>
      <text:p text:style-name="P50">Wallet Fee <text:span text:style-name="T289">Rounding </text:span>Examples</text:p>
      <text:p text:style-name="P46"/>
      <text:p text:style-name="P47">Three significant digits</text:p>
      <text:p text:style-name="P47"/>
      <text:p text:style-name="P47">27810<text:tab/><text:tab/>Rounded to : 27900</text:p>
      <text:p text:style-name="P47">37.94 <text:tab/><text:tab/>Rounded to : 38.0</text:p>
      <text:p text:style-name="P47">0.5555<text:tab/><text:tab/>Rounded to : 0.556</text:p>
      <text:p text:style-name="P47">0.002342<text:tab/>Rounded to : 0.00235</text:p>
      <text:p text:style-name="P46"/>
      <text:p text:style-name="P47">Two significant digits</text:p>
      <text:p text:style-name="P47"/>
      <text:p text:style-name="P47">27810<text:tab/><text:tab/>Rounded to : 28000</text:p>
      <text:p text:style-name="P47">37.94 <text:tab/><text:tab/>Rounded to : 38</text:p>
      <text:p text:style-name="P47">0.5555<text:tab/><text:tab/>Rounded to : 0.56</text:p>
      <text:p text:style-name="P146">0.002342<text:tab/>Rounded to : 0.002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2" svg:font-family="FreeSans" style:font-family-generic="swiss"/>
    <style:font-face style:name="Liberation Sans1" svg:font-family="'Liberation Sans'" style:font-family-generic="swiss"/>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372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2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48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372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2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48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07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O-normal" style:family="paragraph" style:default-outline-level="">
      <style:paragraph-properties fo:text-align="start" style:justify-single-word="false" fo:orphans="2" fo:widows="2" style:writing-mode="lr-tb"/>
      <style:text-properties fo:color="#000000" style:font-name="DejaVu Sans" fo:font-family="'DejaVu Sans'"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099cm">
          <style:column style:rel-width="32767*" fo:start-indent="0cm" fo:end-indent="0.049cm"/>
          <style:column style:rel-width="32768*" fo:start-indent="0.0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7T22:19:18.683675854</meta:creation-date>
    <dc:date>2021-05-23T11:45:39.455173117</dc:date>
    <meta:editing-duration>P5DT20H53M33S</meta:editing-duration>
    <meta:editing-cycles>85</meta:editing-cycles>
    <meta:generator>LibreOffice/6.4.7.2$Linux_X86_64 LibreOffice_project/40$Build-2</meta:generator>
    <meta:print-date>2021-05-22T21:58:09.650440896</meta:print-date>
    <meta:document-statistic meta:table-count="0" meta:image-count="0" meta:object-count="0" meta:page-count="5" meta:paragraph-count="217" meta:word-count="2560" meta:character-count="12454" meta:non-whitespace-character-count="9983"/>
  </office:meta>
</office:document-meta>
</file>